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4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default-cell-style-name="ce1"/>
        <table:table-column table:style-name="co5" table:number-columns-repeated="16352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169581975" table:style-name="ce1">
            <text:p>169581975</text:p>
          </table:table-cell>
          <table:table-cell office:value-type="float" office:value="169224926" table:style-name="ce1">
            <text:p>169224926</text:p>
          </table:table-cell>
          <table:table-cell office:value-type="float" office:value="169221432" table:style-name="ce1">
            <text:p>169221432</text:p>
          </table:table-cell>
          <table:table-cell office:value-type="float" office:value="169395587" table:style-name="ce1">
            <text:p>169395587</text:p>
          </table:table-cell>
          <table:table-cell office:value-type="float" office:value="169276183" table:style-name="ce1">
            <text:p>169276183</text:p>
          </table:table-cell>
          <table:table-cell office:value-type="float" office:value="169301229" table:style-name="ce1">
            <text:p>169301229</text:p>
          </table:table-cell>
          <table:table-cell office:value-type="float" office:value="169276183" table:style-name="ce1">
            <text:p>169276183</text:p>
          </table:table-cell>
          <table:table-cell office:value-type="float" office:value="169524603" table:style-name="ce1">
            <text:p>169524603</text:p>
          </table:table-cell>
          <table:table-cell office:value-type="float" office:value="169307054" table:style-name="ce1">
            <text:p>169307054</text:p>
          </table:table-cell>
          <table:table-cell office:value-type="float" office:value="169279969" table:style-name="ce1">
            <text:p>169279969</text:p>
          </table:table-cell>
          <table:table-cell office:value-type="float" office:value="169255506" table:style-name="ce1">
            <text:p>169255506</text:p>
          </table:table-cell>
          <table:table-cell office:value-type="float" office:value="169223762" table:style-name="ce1">
            <text:p>169223762</text:p>
          </table:table-cell>
          <table:table-cell office:value-type="float" office:value="169268611" table:style-name="ce1">
            <text:p>169268611</text:p>
          </table:table-cell>
          <table:table-cell office:value-type="float" office:value="169231043" table:style-name="ce1">
            <text:p>169231043</text:p>
          </table:table-cell>
          <table:table-cell office:value-type="float" office:value="169416556" table:style-name="ce1">
            <text:p>169416556</text:p>
          </table:table-cell>
          <table:table-cell office:value-type="float" office:value="169567122" table:style-name="ce1">
            <text:p>169567122</text:p>
          </table:table-cell>
          <table:table-cell office:value-type="float" office:value="169497518" table:style-name="ce1">
            <text:p>169497518</text:p>
          </table:table-cell>
          <table:table-cell office:value-type="float" office:value="170683406" table:style-name="ce1">
            <text:p>170683406</text:p>
          </table:table-cell>
          <table:table-cell office:value-type="float" office:value="169242401" table:style-name="ce1">
            <text:p>169242401</text:p>
          </table:table-cell>
          <table:table-cell office:value-type="float" office:value="169209491" table:style-name="ce1">
            <text:p>169209491</text:p>
          </table:table-cell>
          <table:table-cell office:value-type="float" office:value="169175709" table:style-name="ce1">
            <text:p>169175709</text:p>
          </table:table-cell>
          <table:table-cell office:value-type="float" office:value="169385103" table:style-name="ce1">
            <text:p>169385103</text:p>
          </table:table-cell>
          <table:table-cell office:value-type="float" office:value="169266864" table:style-name="ce1">
            <text:p>169266864</text:p>
          </table:table-cell>
          <table:table-cell office:value-type="float" office:value="169227547" table:style-name="ce1">
            <text:p>169227547</text:p>
          </table:table-cell>
          <table:table-cell office:value-type="float" office:value="169374328" table:style-name="ce1">
            <text:p>169374328</text:p>
          </table:table-cell>
          <table:table-cell office:value-type="float" office:value="169279969" table:style-name="ce1">
            <text:p>169279969</text:p>
          </table:table-cell>
          <table:table-cell office:value-type="float" office:value="169335594" table:style-name="ce1">
            <text:p>169335594</text:p>
          </table:table-cell>
          <table:table-cell office:value-type="float" office:value="169358310" table:style-name="ce1">
            <text:p>169358310</text:p>
          </table:table-cell>
          <table:table-cell office:value-type="float" office:value="169230169" table:style-name="ce1">
            <text:p>169230169</text:p>
          </table:table-cell>
          <table:table-cell office:value-type="float" office:value="169240944" table:style-name="ce1">
            <text:p>169240944</text:p>
          </table:table-cell>
          <table:table-cell office:value-type="float" office:value="169411459.5" table:formula="of:=AVERAGE([.B2];[.AE2])" table:style-name="ce1">
            <text:p>16941145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169030385" table:style-name="ce1">
            <text:p>169030385</text:p>
          </table:table-cell>
          <table:table-cell office:value-type="float" office:value="168885644" table:style-name="ce1">
            <text:p>168885644</text:p>
          </table:table-cell>
          <table:table-cell office:value-type="float" office:value="168832058" table:style-name="ce1">
            <text:p>168832058</text:p>
          </table:table-cell>
          <table:table-cell office:value-type="float" office:value="168915640" table:style-name="ce1">
            <text:p>168915640</text:p>
          </table:table-cell>
          <table:table-cell office:value-type="float" office:value="168843415" table:style-name="ce1">
            <text:p>168843415</text:p>
          </table:table-cell>
          <table:table-cell office:value-type="float" office:value="168991943" table:style-name="ce1">
            <text:p>168991943</text:p>
          </table:table-cell>
          <table:table-cell office:value-type="float" office:value="168871665" table:style-name="ce1">
            <text:p>168871665</text:p>
          </table:table-cell>
          <table:table-cell office:value-type="float" office:value="168900788" table:style-name="ce1">
            <text:p>168900788</text:p>
          </table:table-cell>
          <table:table-cell office:value-type="float" office:value="168924086" table:style-name="ce1">
            <text:p>168924086</text:p>
          </table:table-cell>
          <table:table-cell office:value-type="float" office:value="168940686" table:style-name="ce1">
            <text:p>168940686</text:p>
          </table:table-cell>
          <table:table-cell office:value-type="float" office:value="169313169" table:style-name="ce1">
            <text:p>169313169</text:p>
          </table:table-cell>
          <table:table-cell office:value-type="float" office:value="168913020" table:style-name="ce1">
            <text:p>168913020</text:p>
          </table:table-cell>
          <table:table-cell office:value-type="float" office:value="168954957" table:style-name="ce1">
            <text:p>168954957</text:p>
          </table:table-cell>
          <table:table-cell office:value-type="float" office:value="168794781" table:style-name="ce1">
            <text:p>168794781</text:p>
          </table:table-cell>
          <table:table-cell office:value-type="float" office:value="168153492" table:style-name="ce1">
            <text:p>168153492</text:p>
          </table:table-cell>
          <table:table-cell office:value-type="float" office:value="168987283" table:style-name="ce1">
            <text:p>168987283</text:p>
          </table:table-cell>
          <table:table-cell office:value-type="float" office:value="168974178" table:style-name="ce1">
            <text:p>168974178</text:p>
          </table:table-cell>
          <table:table-cell office:value-type="float" office:value="168904865" table:style-name="ce1">
            <text:p>168904865</text:p>
          </table:table-cell>
          <table:table-cell office:value-type="float" office:value="168924669" table:style-name="ce1">
            <text:p>168924669</text:p>
          </table:table-cell>
          <table:table-cell office:value-type="float" office:value="168795945" table:style-name="ce1">
            <text:p>168795945</text:p>
          </table:table-cell>
          <table:table-cell office:value-type="float" office:value="168909816" table:style-name="ce1">
            <text:p>168909816</text:p>
          </table:table-cell>
          <table:table-cell office:value-type="float" office:value="168939521" table:style-name="ce1">
            <text:p>168939521</text:p>
          </table:table-cell>
          <table:table-cell office:value-type="float" office:value="169469269" table:style-name="ce1">
            <text:p>169469269</text:p>
          </table:table-cell>
          <table:table-cell office:value-type="float" office:value="169060965" table:style-name="ce1">
            <text:p>169060965</text:p>
          </table:table-cell>
          <table:table-cell office:value-type="float" office:value="168979712" table:style-name="ce1">
            <text:p>168979712</text:p>
          </table:table-cell>
          <table:table-cell office:value-type="float" office:value="168948841" table:style-name="ce1">
            <text:p>168948841</text:p>
          </table:table-cell>
          <table:table-cell office:value-type="float" office:value="168889721" table:style-name="ce1">
            <text:p>168889721</text:p>
          </table:table-cell>
          <table:table-cell office:value-type="float" office:value="168965150" table:style-name="ce1">
            <text:p>168965150</text:p>
          </table:table-cell>
          <table:table-cell office:value-type="float" office:value="168831767" table:style-name="ce1">
            <text:p>168831767</text:p>
          </table:table-cell>
          <table:table-cell office:value-type="float" office:value="169001262" table:style-name="ce1">
            <text:p>169001262</text:p>
          </table:table-cell>
          <table:table-cell office:value-type="float" office:value="169015823.5" table:formula="of:=AVERAGE([.B3];[.AE3])" table:style-name="ce1">
            <text:p>169015823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68514326" table:style-name="ce1">
            <text:p>168514326</text:p>
          </table:table-cell>
          <table:table-cell office:value-type="float" office:value="169053975" table:style-name="ce1">
            <text:p>169053975</text:p>
          </table:table-cell>
          <table:table-cell office:value-type="float" office:value="168966897" table:style-name="ce1">
            <text:p>168966897</text:p>
          </table:table-cell>
          <table:table-cell office:value-type="float" office:value="168946220" table:style-name="ce1">
            <text:p>168946220</text:p>
          </table:table-cell>
          <table:table-cell office:value-type="float" office:value="169077564" table:style-name="ce1">
            <text:p>169077564</text:p>
          </table:table-cell>
          <table:table-cell office:value-type="float" office:value="169122705" table:style-name="ce1">
            <text:p>169122705</text:p>
          </table:table-cell>
          <table:table-cell office:value-type="float" office:value="169043782" table:style-name="ce1">
            <text:p>169043782</text:p>
          </table:table-cell>
          <table:table-cell office:value-type="float" office:value="169019319" table:style-name="ce1">
            <text:p>169019319</text:p>
          </table:table-cell>
          <table:table-cell office:value-type="float" office:value="169167264" table:style-name="ce1">
            <text:p>169167264</text:p>
          </table:table-cell>
          <table:table-cell office:value-type="float" office:value="169095329" table:style-name="ce1">
            <text:p>169095329</text:p>
          </table:table-cell>
          <table:table-cell office:value-type="float" office:value="169071157" table:style-name="ce1">
            <text:p>169071157</text:p>
          </table:table-cell>
          <table:table-cell office:value-type="float" office:value="168948840" table:style-name="ce1">
            <text:p>168948840</text:p>
          </table:table-cell>
          <table:table-cell office:value-type="float" office:value="168955830" table:style-name="ce1">
            <text:p>168955830</text:p>
          </table:table-cell>
          <table:table-cell office:value-type="float" office:value="169064750" table:style-name="ce1">
            <text:p>169064750</text:p>
          </table:table-cell>
          <table:table-cell office:value-type="float" office:value="168976799" table:style-name="ce1">
            <text:p>168976799</text:p>
          </table:table-cell>
          <table:table-cell office:value-type="float" office:value="169442476" table:style-name="ce1">
            <text:p>169442476</text:p>
          </table:table-cell>
          <table:table-cell office:value-type="float" office:value="169278222" table:style-name="ce1">
            <text:p>169278222</text:p>
          </table:table-cell>
          <table:table-cell office:value-type="float" office:value="169279678" table:style-name="ce1">
            <text:p>169279678</text:p>
          </table:table-cell>
          <table:table-cell office:value-type="float" office:value="169226383" table:style-name="ce1">
            <text:p>169226383</text:p>
          </table:table-cell>
          <table:table-cell office:value-type="float" office:value="169367338" table:style-name="ce1">
            <text:p>169367338</text:p>
          </table:table-cell>
          <table:table-cell office:value-type="float" office:value="169026599" table:style-name="ce1">
            <text:p>169026599</text:p>
          </table:table-cell>
          <table:table-cell office:value-type="float" office:value="168975633" table:style-name="ce1">
            <text:p>168975633</text:p>
          </table:table-cell>
          <table:table-cell office:value-type="float" office:value="169077855" table:style-name="ce1">
            <text:p>169077855</text:p>
          </table:table-cell>
          <table:table-cell office:value-type="float" office:value="169217355" table:style-name="ce1">
            <text:p>169217355</text:p>
          </table:table-cell>
          <table:table-cell office:value-type="float" office:value="169130859" table:style-name="ce1">
            <text:p>169130859</text:p>
          </table:table-cell>
          <table:table-cell office:value-type="float" office:value="169147168" table:style-name="ce1">
            <text:p>169147168</text:p>
          </table:table-cell>
          <table:table-cell office:value-type="float" office:value="168997767" table:style-name="ce1">
            <text:p>168997767</text:p>
          </table:table-cell>
          <table:table-cell office:value-type="float" office:value="169025434" table:style-name="ce1">
            <text:p>169025434</text:p>
          </table:table-cell>
          <table:table-cell office:value-type="float" office:value="168943598" table:style-name="ce1">
            <text:p>168943598</text:p>
          </table:table-cell>
          <table:table-cell office:value-type="float" office:value="169027473" table:style-name="ce1">
            <text:p>169027473</text:p>
          </table:table-cell>
          <table:table-cell office:value-type="float" office:value="168770899.5" table:formula="of:=AVERAGE([.B4];[.AE4])" table:style-name="ce1">
            <text:p>16877089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168280759" table:style-name="ce1">
            <text:p>168280759</text:p>
          </table:table-cell>
          <table:table-cell office:value-type="float" office:value="168882149" table:style-name="ce1">
            <text:p>168882149</text:p>
          </table:table-cell>
          <table:table-cell office:value-type="float" office:value="168894963" table:style-name="ce1">
            <text:p>168894963</text:p>
          </table:table-cell>
          <table:table-cell office:value-type="float" office:value="168996020" table:style-name="ce1">
            <text:p>168996020</text:p>
          </table:table-cell>
          <table:table-cell office:value-type="float" office:value="168826816" table:style-name="ce1">
            <text:p>168826816</text:p>
          </table:table-cell>
          <table:table-cell office:value-type="float" office:value="168497143" table:style-name="ce1">
            <text:p>168497143</text:p>
          </table:table-cell>
          <table:table-cell office:value-type="float" office:value="168852444" table:style-name="ce1">
            <text:p>168852444</text:p>
          </table:table-cell>
          <table:table-cell office:value-type="float" office:value="168981167" table:style-name="ce1">
            <text:p>168981167</text:p>
          </table:table-cell>
          <table:table-cell office:value-type="float" office:value="169146877" table:style-name="ce1">
            <text:p>169146877</text:p>
          </table:table-cell>
          <table:table-cell office:value-type="float" office:value="168900206" table:style-name="ce1">
            <text:p>168900206</text:p>
          </table:table-cell>
          <table:table-cell office:value-type="float" office:value="168883314" table:style-name="ce1">
            <text:p>168883314</text:p>
          </table:table-cell>
          <table:table-cell office:value-type="float" office:value="168959325" table:style-name="ce1">
            <text:p>168959325</text:p>
          </table:table-cell>
          <table:table-cell office:value-type="float" office:value="168982332" table:style-name="ce1">
            <text:p>168982332</text:p>
          </table:table-cell>
          <table:table-cell office:value-type="float" office:value="168794489" table:style-name="ce1">
            <text:p>168794489</text:p>
          </table:table-cell>
          <table:table-cell office:value-type="float" office:value="169267155" table:style-name="ce1">
            <text:p>169267155</text:p>
          </table:table-cell>
          <table:table-cell office:value-type="float" office:value="169303267" table:style-name="ce1">
            <text:p>169303267</text:p>
          </table:table-cell>
          <table:table-cell office:value-type="float" office:value="169006795" table:style-name="ce1">
            <text:p>169006795</text:p>
          </table:table-cell>
          <table:table-cell office:value-type="float" office:value="168927290" table:style-name="ce1">
            <text:p>168927290</text:p>
          </table:table-cell>
          <table:table-cell office:value-type="float" office:value="168941269" table:style-name="ce1">
            <text:p>168941269</text:p>
          </table:table-cell>
          <table:table-cell office:value-type="float" office:value="168950589" table:style-name="ce1">
            <text:p>168950589</text:p>
          </table:table-cell>
          <table:table-cell office:value-type="float" office:value="168793615" table:style-name="ce1">
            <text:p>168793615</text:p>
          </table:table-cell>
          <table:table-cell office:value-type="float" office:value="168873704" table:style-name="ce1">
            <text:p>168873704</text:p>
          </table:table-cell>
          <table:table-cell office:value-type="float" office:value="168792451" table:style-name="ce1">
            <text:p>168792451</text:p>
          </table:table-cell>
          <table:table-cell office:value-type="float" office:value="168869335" table:style-name="ce1">
            <text:p>168869335</text:p>
          </table:table-cell>
          <table:table-cell office:value-type="float" office:value="168952627" table:style-name="ce1">
            <text:p>168952627</text:p>
          </table:table-cell>
          <table:table-cell office:value-type="float" office:value="169399665" table:style-name="ce1">
            <text:p>169399665</text:p>
          </table:table-cell>
          <table:table-cell office:value-type="float" office:value="167846244" table:style-name="ce1">
            <text:p>167846244</text:p>
          </table:table-cell>
          <table:table-cell office:value-type="float" office:value="168787500" table:style-name="ce1">
            <text:p>168787500</text:p>
          </table:table-cell>
          <table:table-cell office:value-type="float" office:value="168877198" table:style-name="ce1">
            <text:p>168877198</text:p>
          </table:table-cell>
          <table:table-cell office:value-type="float" office:value="168926998" table:style-name="ce1">
            <text:p>168926998</text:p>
          </table:table-cell>
          <table:table-cell office:value-type="float" office:value="168603878.5" table:formula="of:=AVERAGE([.B5];[.AE5])" table:style-name="ce1">
            <text:p>168603878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70771648" table:style-name="ce1">
            <text:p>170771648</text:p>
          </table:table-cell>
          <table:table-cell office:value-type="float" office:value="169078438" table:style-name="ce1">
            <text:p>169078438</text:p>
          </table:table-cell>
          <table:table-cell office:value-type="float" office:value="168993399" table:style-name="ce1">
            <text:p>168993399</text:p>
          </table:table-cell>
          <table:table-cell office:value-type="float" office:value="168921466" table:style-name="ce1">
            <text:p>168921466</text:p>
          </table:table-cell>
          <table:table-cell office:value-type="float" office:value="169016407" table:style-name="ce1">
            <text:p>169016407</text:p>
          </table:table-cell>
          <table:table-cell office:value-type="float" office:value="168932240" table:style-name="ce1">
            <text:p>168932240</text:p>
          </table:table-cell>
          <table:table-cell office:value-type="float" office:value="168924669" table:style-name="ce1">
            <text:p>168924669</text:p>
          </table:table-cell>
          <table:table-cell office:value-type="float" office:value="169150081" table:style-name="ce1">
            <text:p>169150081</text:p>
          </table:table-cell>
          <table:table-cell office:value-type="float" office:value="169015533" table:style-name="ce1">
            <text:p>169015533</text:p>
          </table:table-cell>
          <table:table-cell office:value-type="float" office:value="168380652" table:style-name="ce1">
            <text:p>168380652</text:p>
          </table:table-cell>
          <table:table-cell office:value-type="float" office:value="168956996" table:style-name="ce1">
            <text:p>168956996</text:p>
          </table:table-cell>
          <table:table-cell office:value-type="float" office:value="170153950" table:style-name="ce1">
            <text:p>170153950</text:p>
          </table:table-cell>
          <table:table-cell office:value-type="float" office:value="169099698" table:style-name="ce1">
            <text:p>169099698</text:p>
          </table:table-cell>
          <table:table-cell office:value-type="float" office:value="169022231" table:style-name="ce1">
            <text:p>169022231</text:p>
          </table:table-cell>
          <table:table-cell office:value-type="float" office:value="168979420" table:style-name="ce1">
            <text:p>168979420</text:p>
          </table:table-cell>
          <table:table-cell office:value-type="float" office:value="169117463" table:style-name="ce1">
            <text:p>169117463</text:p>
          </table:table-cell>
          <table:table-cell office:value-type="float" office:value="169056304" table:style-name="ce1">
            <text:p>169056304</text:p>
          </table:table-cell>
          <table:table-cell office:value-type="float" office:value="169032424" table:style-name="ce1">
            <text:p>169032424</text:p>
          </table:table-cell>
          <table:table-cell office:value-type="float" office:value="168267946" table:style-name="ce1">
            <text:p>168267946</text:p>
          </table:table-cell>
          <table:table-cell office:value-type="float" office:value="168227756" table:style-name="ce1">
            <text:p>168227756</text:p>
          </table:table-cell>
          <table:table-cell office:value-type="float" office:value="169178912" table:style-name="ce1">
            <text:p>169178912</text:p>
          </table:table-cell>
          <table:table-cell office:value-type="float" office:value="169049607" table:style-name="ce1">
            <text:p>169049607</text:p>
          </table:table-cell>
          <table:table-cell office:value-type="float" office:value="169000388" table:style-name="ce1">
            <text:p>169000388</text:p>
          </table:table-cell>
          <table:table-cell office:value-type="float" office:value="169032715" table:style-name="ce1">
            <text:p>169032715</text:p>
          </table:table-cell>
          <table:table-cell office:value-type="float" office:value="168168927" table:style-name="ce1">
            <text:p>168168927</text:p>
          </table:table-cell>
          <table:table-cell office:value-type="float" office:value="168949132" table:style-name="ce1">
            <text:p>168949132</text:p>
          </table:table-cell>
          <table:table-cell office:value-type="float" office:value="169260166" table:style-name="ce1">
            <text:p>169260166</text:p>
          </table:table-cell>
          <table:table-cell office:value-type="float" office:value="168161647" table:style-name="ce1">
            <text:p>168161647</text:p>
          </table:table-cell>
          <table:table-cell office:value-type="float" office:value="169280552" table:style-name="ce1">
            <text:p>169280552</text:p>
          </table:table-cell>
          <table:table-cell office:value-type="float" office:value="169180951" table:style-name="ce1">
            <text:p>169180951</text:p>
          </table:table-cell>
          <table:table-cell office:value-type="float" office:value="169976299.5" table:formula="of:=AVERAGE([.B6];[.AE6])" table:style-name="ce1">
            <text:p>16997629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8910399" table:style-name="ce1">
            <text:p>168910399</text:p>
          </table:table-cell>
          <table:table-cell office:value-type="float" office:value="168939230" table:style-name="ce1">
            <text:p>168939230</text:p>
          </table:table-cell>
          <table:table-cell office:value-type="float" office:value="168826815" table:style-name="ce1">
            <text:p>168826815</text:p>
          </table:table-cell>
          <table:table-cell office:value-type="float" office:value="168972140" table:style-name="ce1">
            <text:p>168972140</text:p>
          </table:table-cell>
          <table:table-cell office:value-type="float" office:value="168886227" table:style-name="ce1">
            <text:p>168886227</text:p>
          </table:table-cell>
          <table:table-cell office:value-type="float" office:value="168876907" table:style-name="ce1">
            <text:p>168876907</text:p>
          </table:table-cell>
          <table:table-cell office:value-type="float" office:value="168927872" table:style-name="ce1">
            <text:p>168927872</text:p>
          </table:table-cell>
          <table:table-cell office:value-type="float" office:value="169020483" table:style-name="ce1">
            <text:p>169020483</text:p>
          </table:table-cell>
          <table:table-cell office:value-type="float" office:value="168956704" table:style-name="ce1">
            <text:p>168956704</text:p>
          </table:table-cell>
          <table:table-cell office:value-type="float" office:value="169013203" table:style-name="ce1">
            <text:p>169013203</text:p>
          </table:table-cell>
          <table:table-cell office:value-type="float" office:value="169193183" table:style-name="ce1">
            <text:p>169193183</text:p>
          </table:table-cell>
          <table:table-cell office:value-type="float" office:value="168870500" table:style-name="ce1">
            <text:p>168870500</text:p>
          </table:table-cell>
          <table:table-cell office:value-type="float" office:value="168982332" table:style-name="ce1">
            <text:p>168982332</text:p>
          </table:table-cell>
          <table:table-cell office:value-type="float" office:value="168966897" table:style-name="ce1">
            <text:p>168966897</text:p>
          </table:table-cell>
          <table:table-cell office:value-type="float" office:value="168892925" table:style-name="ce1">
            <text:p>168892925</text:p>
          </table:table-cell>
          <table:table-cell office:value-type="float" office:value="168970683" table:style-name="ce1">
            <text:p>168970683</text:p>
          </table:table-cell>
          <table:table-cell office:value-type="float" office:value="169004757" table:style-name="ce1">
            <text:p>169004757</text:p>
          </table:table-cell>
          <table:table-cell office:value-type="float" office:value="168899623" table:style-name="ce1">
            <text:p>168899623</text:p>
          </table:table-cell>
          <table:table-cell office:value-type="float" office:value="167821199" table:style-name="ce1">
            <text:p>167821199</text:p>
          </table:table-cell>
          <table:table-cell office:value-type="float" office:value="169122414" table:style-name="ce1">
            <text:p>169122414</text:p>
          </table:table-cell>
          <table:table-cell office:value-type="float" office:value="168850987" table:style-name="ce1">
            <text:p>168850987</text:p>
          </table:table-cell>
          <table:table-cell office:value-type="float" office:value="168933114" table:style-name="ce1">
            <text:p>168933114</text:p>
          </table:table-cell>
          <table:table-cell office:value-type="float" office:value="168977963" table:style-name="ce1">
            <text:p>168977963</text:p>
          </table:table-cell>
          <table:table-cell office:value-type="float" office:value="169007669" table:style-name="ce1">
            <text:p>169007669</text:p>
          </table:table-cell>
          <table:table-cell office:value-type="float" office:value="168908651" table:style-name="ce1">
            <text:p>168908651</text:p>
          </table:table-cell>
          <table:table-cell office:value-type="float" office:value="169011746" table:style-name="ce1">
            <text:p>169011746</text:p>
          </table:table-cell>
          <table:table-cell office:value-type="float" office:value="168781675" table:style-name="ce1">
            <text:p>168781675</text:p>
          </table:table-cell>
          <table:table-cell office:value-type="float" office:value="169087757" table:style-name="ce1">
            <text:p>169087757</text:p>
          </table:table-cell>
          <table:table-cell office:value-type="float" office:value="169349282" table:style-name="ce1">
            <text:p>169349282</text:p>
          </table:table-cell>
          <table:table-cell office:value-type="float" office:value="169125909" table:style-name="ce1">
            <text:p>169125909</text:p>
          </table:table-cell>
          <table:table-cell office:value-type="float" office:value="169018154" table:formula="of:=AVERAGE([.B7];[.AE7])" table:style-name="ce1">
            <text:p>169018154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68355314" table:style-name="ce1">
            <text:p>168355314</text:p>
          </table:table-cell>
          <table:table-cell office:value-type="float" office:value="168994273" table:style-name="ce1">
            <text:p>168994273</text:p>
          </table:table-cell>
          <table:table-cell office:value-type="float" office:value="169063003" table:style-name="ce1">
            <text:p>169063003</text:p>
          </table:table-cell>
          <table:table-cell office:value-type="float" office:value="167893423" table:style-name="ce1">
            <text:p>167893423</text:p>
          </table:table-cell>
          <table:table-cell office:value-type="float" office:value="169171341" table:style-name="ce1">
            <text:p>169171341</text:p>
          </table:table-cell>
          <table:table-cell office:value-type="float" office:value="169142217" table:style-name="ce1">
            <text:p>169142217</text:p>
          </table:table-cell>
          <table:table-cell office:value-type="float" office:value="167926042" table:style-name="ce1">
            <text:p>167926042</text:p>
          </table:table-cell>
          <table:table-cell office:value-type="float" office:value="168997185" table:style-name="ce1">
            <text:p>168997185</text:p>
          </table:table-cell>
          <table:table-cell office:value-type="float" office:value="167980793" table:style-name="ce1">
            <text:p>167980793</text:p>
          </table:table-cell>
          <table:table-cell office:value-type="float" office:value="168970974" table:style-name="ce1">
            <text:p>168970974</text:p>
          </table:table-cell>
          <table:table-cell office:value-type="float" office:value="169021939" table:style-name="ce1">
            <text:p>169021939</text:p>
          </table:table-cell>
          <table:table-cell office:value-type="float" office:value="168949423" table:style-name="ce1">
            <text:p>168949423</text:p>
          </table:table-cell>
          <table:table-cell office:value-type="float" office:value="169045238" table:style-name="ce1">
            <text:p>169045238</text:p>
          </table:table-cell>
          <table:table-cell office:value-type="float" office:value="168973887" table:style-name="ce1">
            <text:p>168973887</text:p>
          </table:table-cell>
          <table:table-cell office:value-type="float" office:value="168899914" table:style-name="ce1">
            <text:p>168899914</text:p>
          </table:table-cell>
          <table:table-cell office:value-type="float" office:value="169115133" table:style-name="ce1">
            <text:p>169115133</text:p>
          </table:table-cell>
          <table:table-cell office:value-type="float" office:value="169133189" table:style-name="ce1">
            <text:p>169133189</text:p>
          </table:table-cell>
          <table:table-cell office:value-type="float" office:value="169084554" table:style-name="ce1">
            <text:p>169084554</text:p>
          </table:table-cell>
          <table:table-cell office:value-type="float" office:value="168003217" table:style-name="ce1">
            <text:p>168003217</text:p>
          </table:table-cell>
          <table:table-cell office:value-type="float" office:value="169000971" table:style-name="ce1">
            <text:p>169000971</text:p>
          </table:table-cell>
          <table:table-cell office:value-type="float" office:value="168905156" table:style-name="ce1">
            <text:p>168905156</text:p>
          </table:table-cell>
          <table:table-cell office:value-type="float" office:value="169080477" table:style-name="ce1">
            <text:p>169080477</text:p>
          </table:table-cell>
          <table:table-cell office:value-type="float" office:value="169058052" table:style-name="ce1">
            <text:p>169058052</text:p>
          </table:table-cell>
          <table:table-cell office:value-type="float" office:value="169061546" table:style-name="ce1">
            <text:p>169061546</text:p>
          </table:table-cell>
          <table:table-cell office:value-type="float" office:value="168950879" table:style-name="ce1">
            <text:p>168950879</text:p>
          </table:table-cell>
          <table:table-cell office:value-type="float" office:value="169288706" table:style-name="ce1">
            <text:p>169288706</text:p>
          </table:table-cell>
          <table:table-cell office:value-type="float" office:value="169425001" table:style-name="ce1">
            <text:p>169425001</text:p>
          </table:table-cell>
          <table:table-cell office:value-type="float" office:value="168061755" table:style-name="ce1">
            <text:p>168061755</text:p>
          </table:table-cell>
          <table:table-cell office:value-type="float" office:value="169073196" table:style-name="ce1">
            <text:p>169073196</text:p>
          </table:table-cell>
          <table:table-cell office:value-type="float" office:value="169026017" table:style-name="ce1">
            <text:p>169026017</text:p>
          </table:table-cell>
          <table:table-cell office:value-type="float" office:value="168690665.5" table:formula="of:=AVERAGE([.B8];[.AE8])" table:style-name="ce1">
            <text:p>168690665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68495105" table:style-name="ce1">
            <text:p>168495105</text:p>
          </table:table-cell>
          <table:table-cell office:value-type="float" office:value="168977964" table:style-name="ce1">
            <text:p>168977964</text:p>
          </table:table-cell>
          <table:table-cell office:value-type="float" office:value="168821865" table:style-name="ce1">
            <text:p>168821865</text:p>
          </table:table-cell>
          <table:table-cell office:value-type="float" office:value="169331808" table:style-name="ce1">
            <text:p>169331808</text:p>
          </table:table-cell>
          <table:table-cell office:value-type="float" office:value="169106105" table:style-name="ce1">
            <text:p>169106105</text:p>
          </table:table-cell>
          <table:table-cell office:value-type="float" office:value="169093000" table:style-name="ce1">
            <text:p>169093000</text:p>
          </table:table-cell>
          <table:table-cell office:value-type="float" office:value="169040287" table:style-name="ce1">
            <text:p>169040287</text:p>
          </table:table-cell>
          <table:table-cell office:value-type="float" office:value="168932823" table:style-name="ce1">
            <text:p>168932823</text:p>
          </table:table-cell>
          <table:table-cell office:value-type="float" office:value="169076400" table:style-name="ce1">
            <text:p>169076400</text:p>
          </table:table-cell>
          <table:table-cell office:value-type="float" office:value="168989613" table:style-name="ce1">
            <text:p>168989613</text:p>
          </table:table-cell>
          <table:table-cell office:value-type="float" office:value="169071740" table:style-name="ce1">
            <text:p>169071740</text:p>
          </table:table-cell>
          <table:table-cell office:value-type="float" office:value="168981168" table:style-name="ce1">
            <text:p>168981168</text:p>
          </table:table-cell>
          <table:table-cell office:value-type="float" office:value="168770317" table:style-name="ce1">
            <text:p>168770317</text:p>
          </table:table-cell>
          <table:table-cell office:value-type="float" office:value="167953417" table:style-name="ce1">
            <text:p>167953417</text:p>
          </table:table-cell>
          <table:table-cell office:value-type="float" office:value="168907777" table:style-name="ce1">
            <text:p>168907777</text:p>
          </table:table-cell>
          <table:table-cell office:value-type="float" office:value="168835844" table:style-name="ce1">
            <text:p>168835844</text:p>
          </table:table-cell>
          <table:table-cell office:value-type="float" office:value="168967771" table:style-name="ce1">
            <text:p>168967771</text:p>
          </table:table-cell>
          <table:table-cell office:value-type="float" office:value="168184071" table:style-name="ce1">
            <text:p>168184071</text:p>
          </table:table-cell>
          <table:table-cell office:value-type="float" office:value="168973013" table:style-name="ce1">
            <text:p>168973013</text:p>
          </table:table-cell>
          <table:table-cell office:value-type="float" office:value="169263369" table:style-name="ce1">
            <text:p>169263369</text:p>
          </table:table-cell>
          <table:table-cell office:value-type="float" office:value="168953791" table:style-name="ce1">
            <text:p>168953791</text:p>
          </table:table-cell>
          <table:table-cell office:value-type="float" office:value="168836135" table:style-name="ce1">
            <text:p>168836135</text:p>
          </table:table-cell>
          <table:table-cell office:value-type="float" office:value="168930202" table:style-name="ce1">
            <text:p>168930202</text:p>
          </table:table-cell>
          <table:table-cell office:value-type="float" office:value="168976216" table:style-name="ce1">
            <text:p>168976216</text:p>
          </table:table-cell>
          <table:table-cell office:value-type="float" office:value="168963694" table:style-name="ce1">
            <text:p>168963694</text:p>
          </table:table-cell>
          <table:table-cell office:value-type="float" office:value="169059800" table:style-name="ce1">
            <text:p>169059800</text:p>
          </table:table-cell>
          <table:table-cell office:value-type="float" office:value="168864967" table:style-name="ce1">
            <text:p>168864967</text:p>
          </table:table-cell>
          <table:table-cell office:value-type="float" office:value="169252593" table:style-name="ce1">
            <text:p>169252593</text:p>
          </table:table-cell>
          <table:table-cell office:value-type="float" office:value="169260165" table:style-name="ce1">
            <text:p>169260165</text:p>
          </table:table-cell>
          <table:table-cell office:value-type="float" office:value="169369668" table:style-name="ce1">
            <text:p>169369668</text:p>
          </table:table-cell>
          <table:table-cell office:value-type="float" office:value="168932386.5" table:formula="of:=AVERAGE([.B9];[.AE9])" table:style-name="ce1">
            <text:p>168932386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68066705" table:style-name="ce1">
            <text:p>168066705</text:p>
          </table:table-cell>
          <table:table-cell office:value-type="float" office:value="169061547" table:style-name="ce1">
            <text:p>169061547</text:p>
          </table:table-cell>
          <table:table-cell office:value-type="float" office:value="169408401" table:style-name="ce1">
            <text:p>169408401</text:p>
          </table:table-cell>
          <table:table-cell office:value-type="float" office:value="169236576" table:style-name="ce1">
            <text:p>169236576</text:p>
          </table:table-cell>
          <table:table-cell office:value-type="float" office:value="169224926" table:style-name="ce1">
            <text:p>169224926</text:p>
          </table:table-cell>
          <table:table-cell office:value-type="float" office:value="169029512" table:style-name="ce1">
            <text:p>169029512</text:p>
          </table:table-cell>
          <table:table-cell office:value-type="float" office:value="169036501" table:style-name="ce1">
            <text:p>169036501</text:p>
          </table:table-cell>
          <table:table-cell office:value-type="float" office:value="169037957" table:style-name="ce1">
            <text:p>169037957</text:p>
          </table:table-cell>
          <table:table-cell office:value-type="float" office:value="169088631" table:style-name="ce1">
            <text:p>169088631</text:p>
          </table:table-cell>
          <table:table-cell office:value-type="float" office:value="169150080" table:style-name="ce1">
            <text:p>169150080</text:p>
          </table:table-cell>
          <table:table-cell office:value-type="float" office:value="169003884" table:style-name="ce1">
            <text:p>169003884</text:p>
          </table:table-cell>
          <table:table-cell office:value-type="float" office:value="169023687" table:style-name="ce1">
            <text:p>169023687</text:p>
          </table:table-cell>
          <table:table-cell office:value-type="float" office:value="169097368" table:style-name="ce1">
            <text:p>169097368</text:p>
          </table:table-cell>
          <table:table-cell office:value-type="float" office:value="169061255" table:style-name="ce1">
            <text:p>169061255</text:p>
          </table:table-cell>
          <table:table-cell office:value-type="float" office:value="169165225" table:style-name="ce1">
            <text:p>169165225</text:p>
          </table:table-cell>
          <table:table-cell office:value-type="float" office:value="169184737" table:style-name="ce1">
            <text:p>169184737</text:p>
          </table:table-cell>
          <table:table-cell office:value-type="float" office:value="169138723" table:style-name="ce1">
            <text:p>169138723</text:p>
          </table:table-cell>
          <table:table-cell office:value-type="float" office:value="169133189" table:style-name="ce1">
            <text:p>169133189</text:p>
          </table:table-cell>
          <table:table-cell office:value-type="float" office:value="169064750" table:style-name="ce1">
            <text:p>169064750</text:p>
          </table:table-cell>
          <table:table-cell office:value-type="float" office:value="168938356" table:style-name="ce1">
            <text:p>168938356</text:p>
          </table:table-cell>
          <table:table-cell office:value-type="float" office:value="169469851" table:style-name="ce1">
            <text:p>169469851</text:p>
          </table:table-cell>
          <table:table-cell office:value-type="float" office:value="169385686" table:style-name="ce1">
            <text:p>169385686</text:p>
          </table:table-cell>
          <table:table-cell office:value-type="float" office:value="169101736" table:style-name="ce1">
            <text:p>169101736</text:p>
          </table:table-cell>
          <table:table-cell office:value-type="float" office:value="169134646" table:style-name="ce1">
            <text:p>169134646</text:p>
          </table:table-cell>
          <table:table-cell office:value-type="float" office:value="169186194" table:style-name="ce1">
            <text:p>169186194</text:p>
          </table:table-cell>
          <table:table-cell office:value-type="float" office:value="169354815" table:style-name="ce1">
            <text:p>169354815</text:p>
          </table:table-cell>
          <table:table-cell office:value-type="float" office:value="169041744" table:style-name="ce1">
            <text:p>169041744</text:p>
          </table:table-cell>
          <table:table-cell office:value-type="float" office:value="168970101" table:style-name="ce1">
            <text:p>168970101</text:p>
          </table:table-cell>
          <table:table-cell office:value-type="float" office:value="168932241" table:style-name="ce1">
            <text:p>168932241</text:p>
          </table:table-cell>
          <table:table-cell office:value-type="float" office:value="169046403" table:style-name="ce1">
            <text:p>169046403</text:p>
          </table:table-cell>
          <table:table-cell office:value-type="float" office:value="168556554" table:formula="of:=AVERAGE([.B10];[.AE10])" table:style-name="ce1">
            <text:p>168556554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68652369" table:style-name="ce1">
            <text:p>168652369</text:p>
          </table:table-cell>
          <table:table-cell office:value-type="float" office:value="169429370" table:style-name="ce1">
            <text:p>169429370</text:p>
          </table:table-cell>
          <table:table-cell office:value-type="float" office:value="169219102" table:style-name="ce1">
            <text:p>169219102</text:p>
          </table:table-cell>
          <table:table-cell office:value-type="float" office:value="168960198" table:style-name="ce1">
            <text:p>168960198</text:p>
          </table:table-cell>
          <table:table-cell office:value-type="float" office:value="169136684" table:style-name="ce1">
            <text:p>169136684</text:p>
          </table:table-cell>
          <table:table-cell office:value-type="float" office:value="169021066" table:style-name="ce1">
            <text:p>169021066</text:p>
          </table:table-cell>
          <table:table-cell office:value-type="float" office:value="169171340" table:style-name="ce1">
            <text:p>169171340</text:p>
          </table:table-cell>
          <table:table-cell office:value-type="float" office:value="169027473" table:style-name="ce1">
            <text:p>169027473</text:p>
          </table:table-cell>
          <table:table-cell office:value-type="float" office:value="169040869" table:style-name="ce1">
            <text:p>169040869</text:p>
          </table:table-cell>
          <table:table-cell office:value-type="float" office:value="169152120" table:style-name="ce1">
            <text:p>169152120</text:p>
          </table:table-cell>
          <table:table-cell office:value-type="float" office:value="169145421" table:style-name="ce1">
            <text:p>169145421</text:p>
          </table:table-cell>
          <table:table-cell office:value-type="float" office:value="168951753" table:style-name="ce1">
            <text:p>168951753</text:p>
          </table:table-cell>
          <table:table-cell office:value-type="float" office:value="168931658" table:style-name="ce1">
            <text:p>168931658</text:p>
          </table:table-cell>
          <table:table-cell office:value-type="float" office:value="169060673" table:style-name="ce1">
            <text:p>169060673</text:p>
          </table:table-cell>
          <table:table-cell office:value-type="float" office:value="168991069" table:style-name="ce1">
            <text:p>168991069</text:p>
          </table:table-cell>
          <table:table-cell office:value-type="float" office:value="168940395" table:style-name="ce1">
            <text:p>168940395</text:p>
          </table:table-cell>
          <table:table-cell office:value-type="float" office:value="168905739" table:style-name="ce1">
            <text:p>168905739</text:p>
          </table:table-cell>
          <table:table-cell office:value-type="float" office:value="168987866" table:style-name="ce1">
            <text:p>168987866</text:p>
          </table:table-cell>
          <table:table-cell office:value-type="float" office:value="168905156" table:style-name="ce1">
            <text:p>168905156</text:p>
          </table:table-cell>
          <table:table-cell office:value-type="float" office:value="169125617" table:style-name="ce1">
            <text:p>169125617</text:p>
          </table:table-cell>
          <table:table-cell office:value-type="float" office:value="169025143" table:style-name="ce1">
            <text:p>169025143</text:p>
          </table:table-cell>
          <table:table-cell office:value-type="float" office:value="169029802" table:style-name="ce1">
            <text:p>169029802</text:p>
          </table:table-cell>
          <table:table-cell office:value-type="float" office:value="169097950" table:style-name="ce1">
            <text:p>169097950</text:p>
          </table:table-cell>
          <table:table-cell office:value-type="float" office:value="169058052" table:style-name="ce1">
            <text:p>169058052</text:p>
          </table:table-cell>
          <table:table-cell office:value-type="float" office:value="169014076" table:style-name="ce1">
            <text:p>169014076</text:p>
          </table:table-cell>
          <table:table-cell office:value-type="float" office:value="169118628" table:style-name="ce1">
            <text:p>169118628</text:p>
          </table:table-cell>
          <table:table-cell office:value-type="float" office:value="168985827" table:style-name="ce1">
            <text:p>168985827</text:p>
          </table:table-cell>
          <table:table-cell office:value-type="float" office:value="168895837" table:style-name="ce1">
            <text:p>168895837</text:p>
          </table:table-cell>
          <table:table-cell office:value-type="float" office:value="169123287" table:style-name="ce1">
            <text:p>169123287</text:p>
          </table:table-cell>
          <table:table-cell office:value-type="float" office:value="168934570" table:style-name="ce1">
            <text:p>168934570</text:p>
          </table:table-cell>
          <table:table-cell office:value-type="float" office:value="168793469.5" table:formula="of:=AVERAGE([.B11];[.AE11])" table:style-name="ce1">
            <text:p>16879346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69694098" table:style-name="ce1">
            <text:p>169694098</text:p>
          </table:table-cell>
          <table:table-cell office:value-type="float" office:value="169192018" table:style-name="ce1">
            <text:p>169192018</text:p>
          </table:table-cell>
          <table:table-cell office:value-type="float" office:value="169117463" table:style-name="ce1">
            <text:p>169117463</text:p>
          </table:table-cell>
          <table:table-cell office:value-type="float" office:value="168905447" table:style-name="ce1">
            <text:p>168905447</text:p>
          </table:table-cell>
          <table:table-cell office:value-type="float" office:value="168902826" table:style-name="ce1">
            <text:p>168902826</text:p>
          </table:table-cell>
          <table:table-cell office:value-type="float" office:value="169114260" table:style-name="ce1">
            <text:p>169114260</text:p>
          </table:table-cell>
          <table:table-cell office:value-type="float" office:value="169111056" table:style-name="ce1">
            <text:p>169111056</text:p>
          </table:table-cell>
          <table:table-cell office:value-type="float" office:value="169098824" table:style-name="ce1">
            <text:p>169098824</text:p>
          </table:table-cell>
          <table:table-cell office:value-type="float" office:value="168917388" table:style-name="ce1">
            <text:p>168917388</text:p>
          </table:table-cell>
          <table:table-cell office:value-type="float" office:value="169050480" table:style-name="ce1">
            <text:p>169050480</text:p>
          </table:table-cell>
          <table:table-cell office:value-type="float" office:value="169127073" table:style-name="ce1">
            <text:p>169127073</text:p>
          </table:table-cell>
          <table:table-cell office:value-type="float" office:value="169118919" table:style-name="ce1">
            <text:p>169118919</text:p>
          </table:table-cell>
          <table:table-cell office:value-type="float" office:value="169020483" table:style-name="ce1">
            <text:p>169020483</text:p>
          </table:table-cell>
          <table:table-cell office:value-type="float" office:value="169044946" table:style-name="ce1">
            <text:p>169044946</text:p>
          </table:table-cell>
          <table:table-cell office:value-type="float" office:value="169112221" table:style-name="ce1">
            <text:p>169112221</text:p>
          </table:table-cell>
          <table:table-cell office:value-type="float" office:value="169018445" table:style-name="ce1">
            <text:p>169018445</text:p>
          </table:table-cell>
          <table:table-cell office:value-type="float" office:value="169083389" table:style-name="ce1">
            <text:p>169083389</text:p>
          </table:table-cell>
          <table:table-cell office:value-type="float" office:value="169008543" table:style-name="ce1">
            <text:p>169008543</text:p>
          </table:table-cell>
          <table:table-cell office:value-type="float" office:value="168849823" table:style-name="ce1">
            <text:p>168849823</text:p>
          </table:table-cell>
          <table:table-cell office:value-type="float" office:value="168920592" table:style-name="ce1">
            <text:p>168920592</text:p>
          </table:table-cell>
          <table:table-cell office:value-type="float" office:value="169564209" table:style-name="ce1">
            <text:p>169564209</text:p>
          </table:table-cell>
          <table:table-cell office:value-type="float" office:value="169286085" table:style-name="ce1">
            <text:p>169286085</text:p>
          </table:table-cell>
          <table:table-cell office:value-type="float" office:value="169184446" table:style-name="ce1">
            <text:p>169184446</text:p>
          </table:table-cell>
          <table:table-cell office:value-type="float" office:value="169075234" table:style-name="ce1">
            <text:p>169075234</text:p>
          </table:table-cell>
          <table:table-cell office:value-type="float" office:value="169089213" table:style-name="ce1">
            <text:p>169089213</text:p>
          </table:table-cell>
          <table:table-cell office:value-type="float" office:value="169162604" table:style-name="ce1">
            <text:p>169162604</text:p>
          </table:table-cell>
          <table:table-cell office:value-type="float" office:value="169079020" table:style-name="ce1">
            <text:p>169079020</text:p>
          </table:table-cell>
          <table:table-cell office:value-type="float" office:value="168998932" table:style-name="ce1">
            <text:p>168998932</text:p>
          </table:table-cell>
          <table:table-cell office:value-type="float" office:value="168911272" table:style-name="ce1">
            <text:p>168911272</text:p>
          </table:table-cell>
          <table:table-cell office:value-type="float" office:value="168975925" table:style-name="ce1">
            <text:p>168975925</text:p>
          </table:table-cell>
          <table:table-cell office:value-type="float" office:value="169335011.5" table:formula="of:=AVERAGE([.B12];[.AE12])" table:style-name="ce1">
            <text:p>169335011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69118627" table:style-name="ce1">
            <text:p>169118627</text:p>
          </table:table-cell>
          <table:table-cell office:value-type="float" office:value="168279303" table:style-name="ce1">
            <text:p>168279303</text:p>
          </table:table-cell>
          <table:table-cell office:value-type="float" office:value="167914393" table:style-name="ce1">
            <text:p>167914393</text:p>
          </table:table-cell>
          <table:table-cell office:value-type="float" office:value="168980585" table:style-name="ce1">
            <text:p>168980585</text:p>
          </table:table-cell>
          <table:table-cell office:value-type="float" office:value="169128821" table:style-name="ce1">
            <text:p>169128821</text:p>
          </table:table-cell>
          <table:table-cell office:value-type="float" office:value="169068245" table:style-name="ce1">
            <text:p>169068245</text:p>
          </table:table-cell>
          <table:table-cell office:value-type="float" office:value="169027472" table:style-name="ce1">
            <text:p>169027472</text:p>
          </table:table-cell>
          <table:table-cell office:value-type="float" office:value="169009708" table:style-name="ce1">
            <text:p>169009708</text:p>
          </table:table-cell>
          <table:table-cell office:value-type="float" office:value="168923795" table:style-name="ce1">
            <text:p>168923795</text:p>
          </table:table-cell>
          <table:table-cell office:value-type="float" office:value="167863136" table:style-name="ce1">
            <text:p>167863136</text:p>
          </table:table-cell>
          <table:table-cell office:value-type="float" office:value="169150081" table:style-name="ce1">
            <text:p>169150081</text:p>
          </table:table-cell>
          <table:table-cell office:value-type="float" office:value="169023396" table:style-name="ce1">
            <text:p>169023396</text:p>
          </table:table-cell>
          <table:table-cell office:value-type="float" office:value="169140178" table:style-name="ce1">
            <text:p>169140178</text:p>
          </table:table-cell>
          <table:table-cell office:value-type="float" office:value="168942725" table:style-name="ce1">
            <text:p>168942725</text:p>
          </table:table-cell>
          <table:table-cell office:value-type="float" office:value="169052518" table:style-name="ce1">
            <text:p>169052518</text:p>
          </table:table-cell>
          <table:table-cell office:value-type="float" office:value="168941269" table:style-name="ce1">
            <text:p>168941269</text:p>
          </table:table-cell>
          <table:table-cell office:value-type="float" office:value="169046403" table:style-name="ce1">
            <text:p>169046403</text:p>
          </table:table-cell>
          <table:table-cell office:value-type="float" office:value="168973012" table:style-name="ce1">
            <text:p>168973012</text:p>
          </table:table-cell>
          <table:table-cell office:value-type="float" office:value="169003592" table:style-name="ce1">
            <text:p>169003592</text:p>
          </table:table-cell>
          <table:table-cell office:value-type="float" office:value="169016407" table:style-name="ce1">
            <text:p>169016407</text:p>
          </table:table-cell>
          <table:table-cell office:value-type="float" office:value="169436651" table:style-name="ce1">
            <text:p>169436651</text:p>
          </table:table-cell>
          <table:table-cell office:value-type="float" office:value="169211239" table:style-name="ce1">
            <text:p>169211239</text:p>
          </table:table-cell>
          <table:table-cell office:value-type="float" office:value="168976216" table:style-name="ce1">
            <text:p>168976216</text:p>
          </table:table-cell>
          <table:table-cell office:value-type="float" office:value="169028638" table:style-name="ce1">
            <text:p>169028638</text:p>
          </table:table-cell>
          <table:table-cell office:value-type="float" office:value="169065041" table:style-name="ce1">
            <text:p>169065041</text:p>
          </table:table-cell>
          <table:table-cell office:value-type="float" office:value="169107561" table:style-name="ce1">
            <text:p>169107561</text:p>
          </table:table-cell>
          <table:table-cell office:value-type="float" office:value="169065333" table:style-name="ce1">
            <text:p>169065333</text:p>
          </table:table-cell>
          <table:table-cell office:value-type="float" office:value="169145421" table:style-name="ce1">
            <text:p>169145421</text:p>
          </table:table-cell>
          <table:table-cell office:value-type="float" office:value="168860307" table:style-name="ce1">
            <text:p>168860307</text:p>
          </table:table-cell>
          <table:table-cell office:value-type="float" office:value="169137267" table:style-name="ce1">
            <text:p>169137267</text:p>
          </table:table-cell>
          <table:table-cell office:value-type="float" office:value="169127947" table:formula="of:=AVERAGE([.B13];[.AE13])" table:style-name="ce1">
            <text:p>169127947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68811380" table:style-name="ce1">
            <text:p>168811380</text:p>
          </table:table-cell>
          <table:table-cell office:value-type="float" office:value="169079894" table:style-name="ce1">
            <text:p>169079894</text:p>
          </table:table-cell>
          <table:table-cell office:value-type="float" office:value="168972140" table:style-name="ce1">
            <text:p>168972140</text:p>
          </table:table-cell>
          <table:table-cell office:value-type="float" office:value="168921174" table:style-name="ce1">
            <text:p>168921174</text:p>
          </table:table-cell>
          <table:table-cell office:value-type="float" office:value="169221432" table:style-name="ce1">
            <text:p>169221432</text:p>
          </table:table-cell>
          <table:table-cell office:value-type="float" office:value="169351612" table:style-name="ce1">
            <text:p>169351612</text:p>
          </table:table-cell>
          <table:table-cell office:value-type="float" office:value="169411023" table:style-name="ce1">
            <text:p>169411023</text:p>
          </table:table-cell>
          <table:table-cell office:value-type="float" office:value="169445388" table:style-name="ce1">
            <text:p>169445388</text:p>
          </table:table-cell>
          <table:table-cell office:value-type="float" office:value="169093873" table:style-name="ce1">
            <text:p>169093873</text:p>
          </table:table-cell>
          <table:table-cell office:value-type="float" office:value="168186693" table:style-name="ce1">
            <text:p>168186693</text:p>
          </table:table-cell>
          <table:table-cell office:value-type="float" office:value="168939813" table:style-name="ce1">
            <text:p>168939813</text:p>
          </table:table-cell>
          <table:table-cell office:value-type="float" office:value="169040579" table:style-name="ce1">
            <text:p>169040579</text:p>
          </table:table-cell>
          <table:table-cell office:value-type="float" office:value="169137267" table:style-name="ce1">
            <text:p>169137267</text:p>
          </table:table-cell>
          <table:table-cell office:value-type="float" office:value="168105730" table:style-name="ce1">
            <text:p>168105730</text:p>
          </table:table-cell>
          <table:table-cell office:value-type="float" office:value="169111639" table:style-name="ce1">
            <text:p>169111639</text:p>
          </table:table-cell>
          <table:table-cell office:value-type="float" office:value="169573820" table:style-name="ce1">
            <text:p>169573820</text:p>
          </table:table-cell>
          <table:table-cell office:value-type="float" office:value="169477131" table:style-name="ce1">
            <text:p>169477131</text:p>
          </table:table-cell>
          <table:table-cell office:value-type="float" office:value="169482083" table:style-name="ce1">
            <text:p>169482083</text:p>
          </table:table-cell>
          <table:table-cell office:value-type="float" office:value="169461405" table:style-name="ce1">
            <text:p>169461405</text:p>
          </table:table-cell>
          <table:table-cell office:value-type="float" office:value="169270067" table:style-name="ce1">
            <text:p>169270067</text:p>
          </table:table-cell>
          <table:table-cell office:value-type="float" office:value="169196968" table:style-name="ce1">
            <text:p>169196968</text:p>
          </table:table-cell>
          <table:table-cell office:value-type="float" office:value="168998059" table:style-name="ce1">
            <text:p>168998059</text:p>
          </table:table-cell>
          <table:table-cell office:value-type="float" office:value="169097077" table:style-name="ce1">
            <text:p>169097077</text:p>
          </table:table-cell>
          <table:table-cell office:value-type="float" office:value="169077856" table:style-name="ce1">
            <text:p>169077856</text:p>
          </table:table-cell>
          <table:table-cell office:value-type="float" office:value="169115424" table:style-name="ce1">
            <text:p>169115424</text:p>
          </table:table-cell>
          <table:table-cell office:value-type="float" office:value="168034671" table:style-name="ce1">
            <text:p>168034671</text:p>
          </table:table-cell>
          <table:table-cell office:value-type="float" office:value="168908942" table:style-name="ce1">
            <text:p>168908942</text:p>
          </table:table-cell>
          <table:table-cell office:value-type="float" office:value="169034171" table:style-name="ce1">
            <text:p>169034171</text:p>
          </table:table-cell>
          <table:table-cell office:value-type="float" office:value="169048150" table:style-name="ce1">
            <text:p>169048150</text:p>
          </table:table-cell>
          <table:table-cell office:value-type="float" office:value="169056305" table:style-name="ce1">
            <text:p>169056305</text:p>
          </table:table-cell>
          <table:table-cell office:value-type="float" office:value="168933842.5" table:formula="of:=AVERAGE([.B14];[.AE14])" table:style-name="ce1">
            <text:p>168933842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68539663" table:style-name="ce1">
            <text:p>168539663</text:p>
          </table:table-cell>
          <table:table-cell office:value-type="float" office:value="169033589" table:style-name="ce1">
            <text:p>169033589</text:p>
          </table:table-cell>
          <table:table-cell office:value-type="float" office:value="168986409" table:style-name="ce1">
            <text:p>168986409</text:p>
          </table:table-cell>
          <table:table-cell office:value-type="float" office:value="168961364" table:style-name="ce1">
            <text:p>168961364</text:p>
          </table:table-cell>
          <table:table-cell office:value-type="float" office:value="169015241" table:style-name="ce1">
            <text:p>169015241</text:p>
          </table:table-cell>
          <table:table-cell office:value-type="float" office:value="168987866" table:style-name="ce1">
            <text:p>168987866</text:p>
          </table:table-cell>
          <table:table-cell office:value-type="float" office:value="169072322" table:style-name="ce1">
            <text:p>169072322</text:p>
          </table:table-cell>
          <table:table-cell office:value-type="float" office:value="169104649" table:style-name="ce1">
            <text:p>169104649</text:p>
          </table:table-cell>
          <table:table-cell office:value-type="float" office:value="169145421" table:style-name="ce1">
            <text:p>169145421</text:p>
          </table:table-cell>
          <table:table-cell office:value-type="float" office:value="169224053" table:style-name="ce1">
            <text:p>169224053</text:p>
          </table:table-cell>
          <table:table-cell office:value-type="float" office:value="169167263" table:style-name="ce1">
            <text:p>169167263</text:p>
          </table:table-cell>
          <table:table-cell office:value-type="float" office:value="168998059" table:style-name="ce1">
            <text:p>168998059</text:p>
          </table:table-cell>
          <table:table-cell office:value-type="float" office:value="169121540" table:style-name="ce1">
            <text:p>169121540</text:p>
          </table:table-cell>
          <table:table-cell office:value-type="float" office:value="169070283" table:style-name="ce1">
            <text:p>169070283</text:p>
          </table:table-cell>
          <table:table-cell office:value-type="float" office:value="169116589" table:style-name="ce1">
            <text:p>169116589</text:p>
          </table:table-cell>
          <table:table-cell office:value-type="float" office:value="169107561" table:style-name="ce1">
            <text:p>169107561</text:p>
          </table:table-cell>
          <table:table-cell office:value-type="float" office:value="169170175" table:style-name="ce1">
            <text:p>169170175</text:p>
          </table:table-cell>
          <table:table-cell office:value-type="float" office:value="169171050" table:style-name="ce1">
            <text:p>169171050</text:p>
          </table:table-cell>
          <table:table-cell office:value-type="float" office:value="169117754" table:style-name="ce1">
            <text:p>169117754</text:p>
          </table:table-cell>
          <table:table-cell office:value-type="float" office:value="169015823" table:style-name="ce1">
            <text:p>169015823</text:p>
          </table:table-cell>
          <table:table-cell office:value-type="float" office:value="169133772" table:style-name="ce1">
            <text:p>169133772</text:p>
          </table:table-cell>
          <table:table-cell office:value-type="float" office:value="169023687" table:style-name="ce1">
            <text:p>169023687</text:p>
          </table:table-cell>
          <table:table-cell office:value-type="float" office:value="168966314" table:style-name="ce1">
            <text:p>168966314</text:p>
          </table:table-cell>
          <table:table-cell office:value-type="float" office:value="169466356" table:style-name="ce1">
            <text:p>169466356</text:p>
          </table:table-cell>
          <table:table-cell office:value-type="float" office:value="169533048" table:style-name="ce1">
            <text:p>169533048</text:p>
          </table:table-cell>
          <table:table-cell office:value-type="float" office:value="169511206" table:style-name="ce1">
            <text:p>169511206</text:p>
          </table:table-cell>
          <table:table-cell office:value-type="float" office:value="169521689" table:style-name="ce1">
            <text:p>169521689</text:p>
          </table:table-cell>
          <table:table-cell office:value-type="float" office:value="169428205" table:style-name="ce1">
            <text:p>169428205</text:p>
          </table:table-cell>
          <table:table-cell office:value-type="float" office:value="168332307" table:style-name="ce1">
            <text:p>168332307</text:p>
          </table:table-cell>
          <table:table-cell office:value-type="float" office:value="169112512" table:style-name="ce1">
            <text:p>169112512</text:p>
          </table:table-cell>
          <table:table-cell office:value-type="float" office:value="168826087.5" table:formula="of:=AVERAGE([.B15];[.AE15])" table:style-name="ce1">
            <text:p>168826087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8592375" table:style-name="ce1">
            <text:p>168592375</text:p>
          </table:table-cell>
          <table:table-cell office:value-type="float" office:value="169249390" table:style-name="ce1">
            <text:p>169249390</text:p>
          </table:table-cell>
          <table:table-cell office:value-type="float" office:value="169090379" table:style-name="ce1">
            <text:p>169090379</text:p>
          </table:table-cell>
          <table:table-cell office:value-type="float" office:value="169123870" table:style-name="ce1">
            <text:p>169123870</text:p>
          </table:table-cell>
          <table:table-cell office:value-type="float" office:value="169264242" table:style-name="ce1">
            <text:p>169264242</text:p>
          </table:table-cell>
          <table:table-cell office:value-type="float" office:value="169057761" table:style-name="ce1">
            <text:p>169057761</text:p>
          </table:table-cell>
          <table:table-cell office:value-type="float" office:value="169190853" table:style-name="ce1">
            <text:p>169190853</text:p>
          </table:table-cell>
          <table:table-cell office:value-type="float" office:value="169302394" table:style-name="ce1">
            <text:p>169302394</text:p>
          </table:table-cell>
          <table:table-cell office:value-type="float" office:value="168106313" table:style-name="ce1">
            <text:p>168106313</text:p>
          </table:table-cell>
          <table:table-cell office:value-type="float" office:value="169293949" table:style-name="ce1">
            <text:p>169293949</text:p>
          </table:table-cell>
          <table:table-cell office:value-type="float" office:value="169026017" table:style-name="ce1">
            <text:p>169026017</text:p>
          </table:table-cell>
          <table:table-cell office:value-type="float" office:value="169037375" table:style-name="ce1">
            <text:p>169037375</text:p>
          </table:table-cell>
          <table:table-cell office:value-type="float" office:value="169000389" table:style-name="ce1">
            <text:p>169000389</text:p>
          </table:table-cell>
          <table:table-cell office:value-type="float" office:value="169012912" table:style-name="ce1">
            <text:p>169012912</text:p>
          </table:table-cell>
          <table:table-cell office:value-type="float" office:value="168996894" table:style-name="ce1">
            <text:p>168996894</text:p>
          </table:table-cell>
          <table:table-cell office:value-type="float" office:value="169185610" table:style-name="ce1">
            <text:p>169185610</text:p>
          </table:table-cell>
          <table:table-cell office:value-type="float" office:value="169487325" table:style-name="ce1">
            <text:p>169487325</text:p>
          </table:table-cell>
          <table:table-cell office:value-type="float" office:value="169377822" table:style-name="ce1">
            <text:p>169377822</text:p>
          </table:table-cell>
          <table:table-cell office:value-type="float" office:value="169322489" table:style-name="ce1">
            <text:p>169322489</text:p>
          </table:table-cell>
          <table:table-cell office:value-type="float" office:value="169114259" table:style-name="ce1">
            <text:p>169114259</text:p>
          </table:table-cell>
          <table:table-cell office:value-type="float" office:value="169036209" table:style-name="ce1">
            <text:p>169036209</text:p>
          </table:table-cell>
          <table:table-cell office:value-type="float" office:value="169148042" table:style-name="ce1">
            <text:p>169148042</text:p>
          </table:table-cell>
          <table:table-cell office:value-type="float" office:value="169050771" table:style-name="ce1">
            <text:p>169050771</text:p>
          </table:table-cell>
          <table:table-cell office:value-type="float" office:value="169258127" table:style-name="ce1">
            <text:p>169258127</text:p>
          </table:table-cell>
          <table:table-cell office:value-type="float" office:value="169189688" table:style-name="ce1">
            <text:p>169189688</text:p>
          </table:table-cell>
          <table:table-cell office:value-type="float" office:value="169162604" table:style-name="ce1">
            <text:p>169162604</text:p>
          </table:table-cell>
          <table:table-cell office:value-type="float" office:value="169233081" table:style-name="ce1">
            <text:p>169233081</text:p>
          </table:table-cell>
          <table:table-cell office:value-type="float" office:value="169139888" table:style-name="ce1">
            <text:p>169139888</text:p>
          </table:table-cell>
          <table:table-cell office:value-type="float" office:value="169131442" table:style-name="ce1">
            <text:p>169131442</text:p>
          </table:table-cell>
          <table:table-cell office:value-type="float" office:value="169035336" table:style-name="ce1">
            <text:p>169035336</text:p>
          </table:table-cell>
          <table:table-cell office:value-type="float" office:value="168813855.5" table:formula="of:=AVERAGE([.B16];[.AE16])" table:style-name="ce1">
            <text:p>168813855.5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3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6" table:default-cell-style-name="ce1"/>
        <table:table-column table:style-name="co5" table:number-columns-repeated="16352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170049399" table:style-name="ce1">
            <text:p>170049399</text:p>
          </table:table-cell>
          <table:table-cell office:value-type="float" office:value="169388890" table:style-name="ce1">
            <text:p>169388890</text:p>
          </table:table-cell>
          <table:table-cell office:value-type="float" office:value="169209201" table:style-name="ce1">
            <text:p>169209201</text:p>
          </table:table-cell>
          <table:table-cell office:value-type="float" office:value="169344331" table:style-name="ce1">
            <text:p>169344331</text:p>
          </table:table-cell>
          <table:table-cell office:value-type="float" office:value="169414809" table:style-name="ce1">
            <text:p>169414809</text:p>
          </table:table-cell>
          <table:table-cell office:value-type="float" office:value="169329479" table:style-name="ce1">
            <text:p>169329479</text:p>
          </table:table-cell>
          <table:table-cell office:value-type="float" office:value="169146003" table:style-name="ce1">
            <text:p>169146003</text:p>
          </table:table-cell>
          <table:table-cell office:value-type="float" office:value="169475967" table:style-name="ce1">
            <text:p>169475967</text:p>
          </table:table-cell>
          <table:table-cell office:value-type="float" office:value="169241527" table:style-name="ce1">
            <text:p>169241527</text:p>
          </table:table-cell>
          <table:table-cell office:value-type="float" office:value="169447135" table:style-name="ce1">
            <text:p>169447135</text:p>
          </table:table-cell>
          <table:table-cell office:value-type="float" office:value="169304141" table:style-name="ce1">
            <text:p>169304141</text:p>
          </table:table-cell>
          <table:table-cell office:value-type="float" office:value="169365590" table:style-name="ce1">
            <text:p>169365590</text:p>
          </table:table-cell>
          <table:table-cell office:value-type="float" office:value="169217064" table:style-name="ce1">
            <text:p>169217064</text:p>
          </table:table-cell>
          <table:table-cell office:value-type="float" office:value="169300647" table:style-name="ce1">
            <text:p>169300647</text:p>
          </table:table-cell>
          <table:table-cell office:value-type="float" office:value="169403160" table:style-name="ce1">
            <text:p>169403160</text:p>
          </table:table-cell>
          <table:table-cell office:value-type="float" office:value="169443640" table:style-name="ce1">
            <text:p>169443640</text:p>
          </table:table-cell>
          <table:table-cell office:value-type="float" office:value="169722930" table:style-name="ce1">
            <text:p>169722930</text:p>
          </table:table-cell>
          <table:table-cell office:value-type="float" office:value="169263660" table:style-name="ce1">
            <text:p>169263660</text:p>
          </table:table-cell>
          <table:table-cell office:value-type="float" office:value="169574985" table:style-name="ce1">
            <text:p>169574985</text:p>
          </table:table-cell>
          <table:table-cell office:value-type="float" office:value="169446844" table:style-name="ce1">
            <text:p>169446844</text:p>
          </table:table-cell>
          <table:table-cell office:value-type="float" office:value="169282881" table:style-name="ce1">
            <text:p>169282881</text:p>
          </table:table-cell>
          <table:table-cell office:value-type="float" office:value="169375784" table:style-name="ce1">
            <text:p>169375784</text:p>
          </table:table-cell>
          <table:table-cell office:value-type="float" office:value="169371415" table:style-name="ce1">
            <text:p>169371415</text:p>
          </table:table-cell>
          <table:table-cell office:value-type="float" office:value="169259001" table:style-name="ce1">
            <text:p>169259001</text:p>
          </table:table-cell>
          <table:table-cell office:value-type="float" office:value="169304141" table:style-name="ce1">
            <text:p>169304141</text:p>
          </table:table-cell>
          <table:table-cell office:value-type="float" office:value="169337342" table:style-name="ce1">
            <text:p>169337342</text:p>
          </table:table-cell>
          <table:table-cell office:value-type="float" office:value="169461696" table:style-name="ce1">
            <text:p>169461696</text:p>
          </table:table-cell>
          <table:table-cell office:value-type="float" office:value="169435486" table:style-name="ce1">
            <text:p>169435486</text:p>
          </table:table-cell>
          <table:table-cell office:value-type="float" office:value="169438107" table:style-name="ce1">
            <text:p>169438107</text:p>
          </table:table-cell>
          <table:table-cell office:value-type="float" office:value="169466065" table:style-name="ce1">
            <text:p>169466065</text:p>
          </table:table-cell>
          <table:table-cell office:value-type="float" office:value="169757732" table:formula="of:=AVERAGE([.B2];[.AE2])" table:style-name="ce1">
            <text:p>1697577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169252011" table:style-name="ce1">
            <text:p>169252011</text:p>
          </table:table-cell>
          <table:table-cell office:value-type="float" office:value="168921465" table:style-name="ce1">
            <text:p>168921465</text:p>
          </table:table-cell>
          <table:table-cell office:value-type="float" office:value="168907195" table:style-name="ce1">
            <text:p>168907195</text:p>
          </table:table-cell>
          <table:table-cell office:value-type="float" office:value="168856812" table:style-name="ce1">
            <text:p>168856812</text:p>
          </table:table-cell>
          <table:table-cell office:value-type="float" office:value="169297443" table:style-name="ce1">
            <text:p>169297443</text:p>
          </table:table-cell>
          <table:table-cell office:value-type="float" office:value="169300064" table:style-name="ce1">
            <text:p>169300064</text:p>
          </table:table-cell>
          <table:table-cell office:value-type="float" office:value="168935736" table:style-name="ce1">
            <text:p>168935736</text:p>
          </table:table-cell>
          <table:table-cell office:value-type="float" office:value="168903118" table:style-name="ce1">
            <text:p>168903118</text:p>
          </table:table-cell>
          <table:table-cell office:value-type="float" office:value="168989322" table:style-name="ce1">
            <text:p>168989322</text:p>
          </table:table-cell>
          <table:table-cell office:value-type="float" office:value="168914476" table:style-name="ce1">
            <text:p>168914476</text:p>
          </table:table-cell>
          <table:table-cell office:value-type="float" office:value="168962237" table:style-name="ce1">
            <text:p>168962237</text:p>
          </table:table-cell>
          <table:table-cell office:value-type="float" office:value="168352985" table:style-name="ce1">
            <text:p>168352985</text:p>
          </table:table-cell>
          <table:table-cell office:value-type="float" office:value="169020484" table:style-name="ce1">
            <text:p>169020484</text:p>
          </table:table-cell>
          <table:table-cell office:value-type="float" office:value="168806139" table:style-name="ce1">
            <text:p>168806139</text:p>
          </table:table-cell>
          <table:table-cell office:value-type="float" office:value="168804973" table:style-name="ce1">
            <text:p>168804973</text:p>
          </table:table-cell>
          <table:table-cell office:value-type="float" office:value="168812254" table:style-name="ce1">
            <text:p>168812254</text:p>
          </table:table-cell>
          <table:table-cell office:value-type="float" office:value="169358601" table:style-name="ce1">
            <text:p>169358601</text:p>
          </table:table-cell>
          <table:table-cell office:value-type="float" office:value="169290745" table:style-name="ce1">
            <text:p>169290745</text:p>
          </table:table-cell>
          <table:table-cell office:value-type="float" office:value="168798275" table:style-name="ce1">
            <text:p>168798275</text:p>
          </table:table-cell>
          <table:table-cell office:value-type="float" office:value="168816331" table:style-name="ce1">
            <text:p>168816331</text:p>
          </table:table-cell>
          <table:table-cell office:value-type="float" office:value="168938648" table:style-name="ce1">
            <text:p>168938648</text:p>
          </table:table-cell>
          <table:table-cell office:value-type="float" office:value="168797984" table:style-name="ce1">
            <text:p>168797984</text:p>
          </table:table-cell>
          <table:table-cell office:value-type="float" office:value="168728379" table:style-name="ce1">
            <text:p>168728379</text:p>
          </table:table-cell>
          <table:table-cell office:value-type="float" office:value="169069992" table:style-name="ce1">
            <text:p>169069992</text:p>
          </table:table-cell>
          <table:table-cell office:value-type="float" office:value="169025434" table:style-name="ce1">
            <text:p>169025434</text:p>
          </table:table-cell>
          <table:table-cell office:value-type="float" office:value="169060091" table:style-name="ce1">
            <text:p>169060091</text:p>
          </table:table-cell>
          <table:table-cell office:value-type="float" office:value="168913310" table:style-name="ce1">
            <text:p>168913310</text:p>
          </table:table-cell>
          <table:table-cell office:value-type="float" office:value="168827398" table:style-name="ce1">
            <text:p>168827398</text:p>
          </table:table-cell>
          <table:table-cell office:value-type="float" office:value="168912437" table:style-name="ce1">
            <text:p>168912437</text:p>
          </table:table-cell>
          <table:table-cell office:value-type="float" office:value="168959616" table:style-name="ce1">
            <text:p>168959616</text:p>
          </table:table-cell>
          <table:table-cell office:value-type="float" office:value="169105813.5" table:formula="of:=AVERAGE([.B3];[.AE3])" table:style-name="ce1">
            <text:p>169105813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68532674" table:style-name="ce1">
            <text:p>168532674</text:p>
          </table:table-cell>
          <table:table-cell office:value-type="float" office:value="169149499" table:style-name="ce1">
            <text:p>169149499</text:p>
          </table:table-cell>
          <table:table-cell office:value-type="float" office:value="169233372" table:style-name="ce1">
            <text:p>169233372</text:p>
          </table:table-cell>
          <table:table-cell office:value-type="float" office:value="169148915" table:style-name="ce1">
            <text:p>169148915</text:p>
          </table:table-cell>
          <table:table-cell office:value-type="float" office:value="169260457" table:style-name="ce1">
            <text:p>169260457</text:p>
          </table:table-cell>
          <table:table-cell office:value-type="float" office:value="169065333" table:style-name="ce1">
            <text:p>169065333</text:p>
          </table:table-cell>
          <table:table-cell office:value-type="float" office:value="169076399" table:style-name="ce1">
            <text:p>169076399</text:p>
          </table:table-cell>
          <table:table-cell office:value-type="float" office:value="169117172" table:style-name="ce1">
            <text:p>169117172</text:p>
          </table:table-cell>
          <table:table-cell office:value-type="float" office:value="168869044" table:style-name="ce1">
            <text:p>168869044</text:p>
          </table:table-cell>
          <table:table-cell office:value-type="float" office:value="169144547" table:style-name="ce1">
            <text:p>169144547</text:p>
          </table:table-cell>
          <table:table-cell office:value-type="float" office:value="169186776" table:style-name="ce1">
            <text:p>169186776</text:p>
          </table:table-cell>
          <table:table-cell office:value-type="float" office:value="169080476" table:style-name="ce1">
            <text:p>169080476</text:p>
          </table:table-cell>
          <table:table-cell office:value-type="float" office:value="168942142" table:style-name="ce1">
            <text:p>168942142</text:p>
          </table:table-cell>
          <table:table-cell office:value-type="float" office:value="169035919" table:style-name="ce1">
            <text:p>169035919</text:p>
          </table:table-cell>
          <table:table-cell office:value-type="float" office:value="169008543" table:style-name="ce1">
            <text:p>169008543</text:p>
          </table:table-cell>
          <table:table-cell office:value-type="float" office:value="169037957" table:style-name="ce1">
            <text:p>169037957</text:p>
          </table:table-cell>
          <table:table-cell office:value-type="float" office:value="169192018" table:style-name="ce1">
            <text:p>169192018</text:p>
          </table:table-cell>
          <table:table-cell office:value-type="float" office:value="169166681" table:style-name="ce1">
            <text:p>169166681</text:p>
          </table:table-cell>
          <table:table-cell office:value-type="float" office:value="168941269" table:style-name="ce1">
            <text:p>168941269</text:p>
          </table:table-cell>
          <table:table-cell office:value-type="float" office:value="169136975" table:style-name="ce1">
            <text:p>169136975</text:p>
          </table:table-cell>
          <table:table-cell office:value-type="float" office:value="169343166" table:style-name="ce1">
            <text:p>169343166</text:p>
          </table:table-cell>
          <table:table-cell office:value-type="float" office:value="169045820" table:style-name="ce1">
            <text:p>169045820</text:p>
          </table:table-cell>
          <table:table-cell office:value-type="float" office:value="169065042" table:style-name="ce1">
            <text:p>169065042</text:p>
          </table:table-cell>
          <table:table-cell office:value-type="float" office:value="169049315" table:style-name="ce1">
            <text:p>169049315</text:p>
          </table:table-cell>
          <table:table-cell office:value-type="float" office:value="169133189" table:style-name="ce1">
            <text:p>169133189</text:p>
          </table:table-cell>
          <table:table-cell office:value-type="float" office:value="168866423" table:style-name="ce1">
            <text:p>168866423</text:p>
          </table:table-cell>
          <table:table-cell office:value-type="float" office:value="169132607" table:style-name="ce1">
            <text:p>169132607</text:p>
          </table:table-cell>
          <table:table-cell office:value-type="float" office:value="168962528" table:style-name="ce1">
            <text:p>168962528</text:p>
          </table:table-cell>
          <table:table-cell office:value-type="float" office:value="169090670" table:style-name="ce1">
            <text:p>169090670</text:p>
          </table:table-cell>
          <table:table-cell office:value-type="float" office:value="169123870" table:style-name="ce1">
            <text:p>169123870</text:p>
          </table:table-cell>
          <table:table-cell office:value-type="float" office:value="168828272" table:formula="of:=AVERAGE([.B4];[.AE4])" table:style-name="ce1">
            <text:p>16882827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168643923" table:style-name="ce1">
            <text:p>168643923</text:p>
          </table:table-cell>
          <table:table-cell office:value-type="float" office:value="168845454" table:style-name="ce1">
            <text:p>168845454</text:p>
          </table:table-cell>
          <table:table-cell office:value-type="float" office:value="168824777" table:style-name="ce1">
            <text:p>168824777</text:p>
          </table:table-cell>
          <table:table-cell office:value-type="float" office:value="169012038" table:style-name="ce1">
            <text:p>169012038</text:p>
          </table:table-cell>
          <table:table-cell office:value-type="float" office:value="169270359" table:style-name="ce1">
            <text:p>169270359</text:p>
          </table:table-cell>
          <table:table-cell office:value-type="float" office:value="168883023" table:style-name="ce1">
            <text:p>168883023</text:p>
          </table:table-cell>
          <table:table-cell office:value-type="float" office:value="169059508" table:style-name="ce1">
            <text:p>169059508</text:p>
          </table:table-cell>
          <table:table-cell office:value-type="float" office:value="168047775" table:style-name="ce1">
            <text:p>168047775</text:p>
          </table:table-cell>
          <table:table-cell office:value-type="float" office:value="169092418" table:style-name="ce1">
            <text:p>169092418</text:p>
          </table:table-cell>
          <table:table-cell office:value-type="float" office:value="169037957" table:style-name="ce1">
            <text:p>169037957</text:p>
          </table:table-cell>
          <table:table-cell office:value-type="float" office:value="168691394" table:style-name="ce1">
            <text:p>168691394</text:p>
          </table:table-cell>
          <table:table-cell office:value-type="float" office:value="168786044" table:style-name="ce1">
            <text:p>168786044</text:p>
          </table:table-cell>
          <table:table-cell office:value-type="float" office:value="168235910" table:style-name="ce1">
            <text:p>168235910</text:p>
          </table:table-cell>
          <table:table-cell office:value-type="float" office:value="168936609" table:style-name="ce1">
            <text:p>168936609</text:p>
          </table:table-cell>
          <table:table-cell office:value-type="float" office:value="168952918" table:style-name="ce1">
            <text:p>168952918</text:p>
          </table:table-cell>
          <table:table-cell office:value-type="float" office:value="169191144" table:style-name="ce1">
            <text:p>169191144</text:p>
          </table:table-cell>
          <table:table-cell office:value-type="float" office:value="169074943" table:style-name="ce1">
            <text:p>169074943</text:p>
          </table:table-cell>
          <table:table-cell office:value-type="float" office:value="167872455" table:style-name="ce1">
            <text:p>167872455</text:p>
          </table:table-cell>
          <table:table-cell office:value-type="float" office:value="168916223" table:style-name="ce1">
            <text:p>168916223</text:p>
          </table:table-cell>
          <table:table-cell office:value-type="float" office:value="168833806" table:style-name="ce1">
            <text:p>168833806</text:p>
          </table:table-cell>
          <table:table-cell office:value-type="float" office:value="167845662" table:style-name="ce1">
            <text:p>167845662</text:p>
          </table:table-cell>
          <table:table-cell office:value-type="float" office:value="169744190" table:style-name="ce1">
            <text:p>169744190</text:p>
          </table:table-cell>
          <table:table-cell office:value-type="float" office:value="169446261" table:style-name="ce1">
            <text:p>169446261</text:p>
          </table:table-cell>
          <table:table-cell office:value-type="float" office:value="169123579" table:style-name="ce1">
            <text:p>169123579</text:p>
          </table:table-cell>
          <table:table-cell office:value-type="float" office:value="167893715" table:style-name="ce1">
            <text:p>167893715</text:p>
          </table:table-cell>
          <table:table-cell office:value-type="float" office:value="169060091" table:style-name="ce1">
            <text:p>169060091</text:p>
          </table:table-cell>
          <table:table-cell office:value-type="float" office:value="168874286" table:style-name="ce1">
            <text:p>168874286</text:p>
          </table:table-cell>
          <table:table-cell office:value-type="float" office:value="168983206" table:style-name="ce1">
            <text:p>168983206</text:p>
          </table:table-cell>
          <table:table-cell office:value-type="float" office:value="168866423" table:style-name="ce1">
            <text:p>168866423</text:p>
          </table:table-cell>
          <table:table-cell office:value-type="float" office:value="169076399" table:style-name="ce1">
            <text:p>169076399</text:p>
          </table:table-cell>
          <table:table-cell office:value-type="float" office:value="168860161" table:formula="of:=AVERAGE([.B5];[.AE5])" table:style-name="ce1">
            <text:p>16886016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68577523" table:style-name="ce1">
            <text:p>168577523</text:p>
          </table:table-cell>
          <table:table-cell office:value-type="float" office:value="169217063" table:style-name="ce1">
            <text:p>169217063</text:p>
          </table:table-cell>
          <table:table-cell office:value-type="float" office:value="169342002" table:style-name="ce1">
            <text:p>169342002</text:p>
          </table:table-cell>
          <table:table-cell office:value-type="float" office:value="169056887" table:style-name="ce1">
            <text:p>169056887</text:p>
          </table:table-cell>
          <table:table-cell office:value-type="float" office:value="168923795" table:style-name="ce1">
            <text:p>168923795</text:p>
          </table:table-cell>
          <table:table-cell office:value-type="float" office:value="168928454" table:style-name="ce1">
            <text:p>168928454</text:p>
          </table:table-cell>
          <table:table-cell office:value-type="float" office:value="169082515" table:style-name="ce1">
            <text:p>169082515</text:p>
          </table:table-cell>
          <table:table-cell office:value-type="float" office:value="168944181" table:style-name="ce1">
            <text:p>168944181</text:p>
          </table:table-cell>
          <table:table-cell office:value-type="float" office:value="168979420" table:style-name="ce1">
            <text:p>168979420</text:p>
          </table:table-cell>
          <table:table-cell office:value-type="float" office:value="169123579" table:style-name="ce1">
            <text:p>169123579</text:p>
          </table:table-cell>
          <table:table-cell office:value-type="float" office:value="168961655" table:style-name="ce1">
            <text:p>168961655</text:p>
          </table:table-cell>
          <table:table-cell office:value-type="float" office:value="168973013" table:style-name="ce1">
            <text:p>168973013</text:p>
          </table:table-cell>
          <table:table-cell office:value-type="float" office:value="168897293" table:style-name="ce1">
            <text:p>168897293</text:p>
          </table:table-cell>
          <table:table-cell office:value-type="float" office:value="168905156" table:style-name="ce1">
            <text:p>168905156</text:p>
          </table:table-cell>
          <table:table-cell office:value-type="float" office:value="168945928" table:style-name="ce1">
            <text:p>168945928</text:p>
          </table:table-cell>
          <table:table-cell office:value-type="float" office:value="169095912" table:style-name="ce1">
            <text:p>169095912</text:p>
          </table:table-cell>
          <table:table-cell office:value-type="float" office:value="168909816" table:style-name="ce1">
            <text:p>168909816</text:p>
          </table:table-cell>
          <table:table-cell office:value-type="float" office:value="168950588" table:style-name="ce1">
            <text:p>168950588</text:p>
          </table:table-cell>
          <table:table-cell office:value-type="float" office:value="169339089" table:style-name="ce1">
            <text:p>169339089</text:p>
          </table:table-cell>
          <table:table-cell office:value-type="float" office:value="169116298" table:style-name="ce1">
            <text:p>169116298</text:p>
          </table:table-cell>
          <table:table-cell office:value-type="float" office:value="169175418" table:style-name="ce1">
            <text:p>169175418</text:p>
          </table:table-cell>
          <table:table-cell office:value-type="float" office:value="168972140" table:style-name="ce1">
            <text:p>168972140</text:p>
          </table:table-cell>
          <table:table-cell office:value-type="float" office:value="168943890" table:style-name="ce1">
            <text:p>168943890</text:p>
          </table:table-cell>
          <table:table-cell office:value-type="float" office:value="169058052" table:style-name="ce1">
            <text:p>169058052</text:p>
          </table:table-cell>
          <table:table-cell office:value-type="float" office:value="169017863" table:style-name="ce1">
            <text:p>169017863</text:p>
          </table:table-cell>
          <table:table-cell office:value-type="float" office:value="169120084" table:style-name="ce1">
            <text:p>169120084</text:p>
          </table:table-cell>
          <table:table-cell office:value-type="float" office:value="169026599" table:style-name="ce1">
            <text:p>169026599</text:p>
          </table:table-cell>
          <table:table-cell office:value-type="float" office:value="169001262" table:style-name="ce1">
            <text:p>169001262</text:p>
          </table:table-cell>
          <table:table-cell office:value-type="float" office:value="169045821" table:style-name="ce1">
            <text:p>169045821</text:p>
          </table:table-cell>
          <table:table-cell office:value-type="float" office:value="168962820" table:style-name="ce1">
            <text:p>168962820</text:p>
          </table:table-cell>
          <table:table-cell office:value-type="float" office:value="168770171.5" table:formula="of:=AVERAGE([.B6];[.AE6])" table:style-name="ce1">
            <text:p>168770171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8433655" table:style-name="ce1">
            <text:p>168433655</text:p>
          </table:table-cell>
          <table:table-cell office:value-type="float" office:value="168887391" table:style-name="ce1">
            <text:p>168887391</text:p>
          </table:table-cell>
          <table:table-cell office:value-type="float" office:value="168959908" table:style-name="ce1">
            <text:p>168959908</text:p>
          </table:table-cell>
          <table:table-cell office:value-type="float" office:value="168879528" table:style-name="ce1">
            <text:p>168879528</text:p>
          </table:table-cell>
          <table:table-cell office:value-type="float" office:value="168937483" table:style-name="ce1">
            <text:p>168937483</text:p>
          </table:table-cell>
          <table:table-cell office:value-type="float" office:value="168960490" table:style-name="ce1">
            <text:p>168960490</text:p>
          </table:table-cell>
          <table:table-cell office:value-type="float" office:value="169083971" table:style-name="ce1">
            <text:p>169083971</text:p>
          </table:table-cell>
          <table:table-cell office:value-type="float" office:value="169082515" table:style-name="ce1">
            <text:p>169082515</text:p>
          </table:table-cell>
          <table:table-cell office:value-type="float" office:value="168922921" table:style-name="ce1">
            <text:p>168922921</text:p>
          </table:table-cell>
          <table:table-cell office:value-type="float" office:value="168203293" table:style-name="ce1">
            <text:p>168203293</text:p>
          </table:table-cell>
          <table:table-cell office:value-type="float" office:value="169073487" table:style-name="ce1">
            <text:p>169073487</text:p>
          </table:table-cell>
          <table:table-cell office:value-type="float" office:value="167903908" table:style-name="ce1">
            <text:p>167903908</text:p>
          </table:table-cell>
          <table:table-cell office:value-type="float" office:value="168976798" table:style-name="ce1">
            <text:p>168976798</text:p>
          </table:table-cell>
          <table:table-cell office:value-type="float" office:value="169350447" table:style-name="ce1">
            <text:p>169350447</text:p>
          </table:table-cell>
          <table:table-cell office:value-type="float" office:value="169375202" table:style-name="ce1">
            <text:p>169375202</text:p>
          </table:table-cell>
          <table:table-cell office:value-type="float" office:value="169060674" table:style-name="ce1">
            <text:p>169060674</text:p>
          </table:table-cell>
          <table:table-cell office:value-type="float" office:value="169083389" table:style-name="ce1">
            <text:p>169083389</text:p>
          </table:table-cell>
          <table:table-cell office:value-type="float" office:value="168998933" table:style-name="ce1">
            <text:p>168998933</text:p>
          </table:table-cell>
          <table:table-cell office:value-type="float" office:value="169003592" table:style-name="ce1">
            <text:p>169003592</text:p>
          </table:table-cell>
          <table:table-cell office:value-type="float" office:value="168901952" table:style-name="ce1">
            <text:p>168901952</text:p>
          </table:table-cell>
          <table:table-cell office:value-type="float" office:value="168997185" table:style-name="ce1">
            <text:p>168997185</text:p>
          </table:table-cell>
          <table:table-cell office:value-type="float" office:value="167962154" table:style-name="ce1">
            <text:p>167962154</text:p>
          </table:table-cell>
          <table:table-cell office:value-type="float" office:value="168855356" table:style-name="ce1">
            <text:p>168855356</text:p>
          </table:table-cell>
          <table:table-cell office:value-type="float" office:value="169399956" table:style-name="ce1">
            <text:p>169399956</text:p>
          </table:table-cell>
          <table:table-cell office:value-type="float" office:value="169323363" table:style-name="ce1">
            <text:p>169323363</text:p>
          </table:table-cell>
          <table:table-cell office:value-type="float" office:value="168830602" table:style-name="ce1">
            <text:p>168830602</text:p>
          </table:table-cell>
          <table:table-cell office:value-type="float" office:value="168857103" table:style-name="ce1">
            <text:p>168857103</text:p>
          </table:table-cell>
          <table:table-cell office:value-type="float" office:value="168923212" table:style-name="ce1">
            <text:p>168923212</text:p>
          </table:table-cell>
          <table:table-cell office:value-type="float" office:value="169037083" table:style-name="ce1">
            <text:p>169037083</text:p>
          </table:table-cell>
          <table:table-cell office:value-type="float" office:value="168970974" table:style-name="ce1">
            <text:p>168970974</text:p>
          </table:table-cell>
          <table:table-cell office:value-type="float" office:value="168702314.5" table:formula="of:=AVERAGE([.B7];[.AE7])" table:style-name="ce1">
            <text:p>168702314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69333265" table:style-name="ce1">
            <text:p>169333265</text:p>
          </table:table-cell>
          <table:table-cell office:value-type="float" office:value="168944472" table:style-name="ce1">
            <text:p>168944472</text:p>
          </table:table-cell>
          <table:table-cell office:value-type="float" office:value="168998641" table:style-name="ce1">
            <text:p>168998641</text:p>
          </table:table-cell>
          <table:table-cell office:value-type="float" office:value="168925252" table:style-name="ce1">
            <text:p>168925252</text:p>
          </table:table-cell>
          <table:table-cell office:value-type="float" office:value="169249681" table:style-name="ce1">
            <text:p>169249681</text:p>
          </table:table-cell>
          <table:table-cell office:value-type="float" office:value="169326566" table:style-name="ce1">
            <text:p>169326566</text:p>
          </table:table-cell>
          <table:table-cell office:value-type="float" office:value="169237741" table:style-name="ce1">
            <text:p>169237741</text:p>
          </table:table-cell>
          <table:table-cell office:value-type="float" office:value="168891760" table:style-name="ce1">
            <text:p>168891760</text:p>
          </table:table-cell>
          <table:table-cell office:value-type="float" office:value="169074070" table:style-name="ce1">
            <text:p>169074070</text:p>
          </table:table-cell>
          <table:table-cell office:value-type="float" office:value="169030677" table:style-name="ce1">
            <text:p>169030677</text:p>
          </table:table-cell>
          <table:table-cell office:value-type="float" office:value="169152119" table:style-name="ce1">
            <text:p>169152119</text:p>
          </table:table-cell>
          <table:table-cell office:value-type="float" office:value="169003592" table:style-name="ce1">
            <text:p>169003592</text:p>
          </table:table-cell>
          <table:table-cell office:value-type="float" office:value="168898749" table:style-name="ce1">
            <text:p>168898749</text:p>
          </table:table-cell>
          <table:table-cell office:value-type="float" office:value="168997476" table:style-name="ce1">
            <text:p>168997476</text:p>
          </table:table-cell>
          <table:table-cell office:value-type="float" office:value="169041743" table:style-name="ce1">
            <text:p>169041743</text:p>
          </table:table-cell>
          <table:table-cell office:value-type="float" office:value="169077273" table:style-name="ce1">
            <text:p>169077273</text:p>
          </table:table-cell>
          <table:table-cell office:value-type="float" office:value="169050771" table:style-name="ce1">
            <text:p>169050771</text:p>
          </table:table-cell>
          <table:table-cell office:value-type="float" office:value="169015533" table:style-name="ce1">
            <text:p>169015533</text:p>
          </table:table-cell>
          <table:table-cell office:value-type="float" office:value="168880984" table:style-name="ce1">
            <text:p>168880984</text:p>
          </table:table-cell>
          <table:table-cell office:value-type="float" office:value="168946511" table:style-name="ce1">
            <text:p>168946511</text:p>
          </table:table-cell>
          <table:table-cell office:value-type="float" office:value="169063003" table:style-name="ce1">
            <text:p>169063003</text:p>
          </table:table-cell>
          <table:table-cell office:value-type="float" office:value="169057760" table:style-name="ce1">
            <text:p>169057760</text:p>
          </table:table-cell>
          <table:table-cell office:value-type="float" office:value="168945346" table:style-name="ce1">
            <text:p>168945346</text:p>
          </table:table-cell>
          <table:table-cell office:value-type="float" office:value="168994855" table:style-name="ce1">
            <text:p>168994855</text:p>
          </table:table-cell>
          <table:table-cell office:value-type="float" office:value="169024852" table:style-name="ce1">
            <text:p>169024852</text:p>
          </table:table-cell>
          <table:table-cell office:value-type="float" office:value="169142508" table:style-name="ce1">
            <text:p>169142508</text:p>
          </table:table-cell>
          <table:table-cell office:value-type="float" office:value="169061547" table:style-name="ce1">
            <text:p>169061547</text:p>
          </table:table-cell>
          <table:table-cell office:value-type="float" office:value="168909816" table:style-name="ce1">
            <text:p>168909816</text:p>
          </table:table-cell>
          <table:table-cell office:value-type="float" office:value="169087758" table:style-name="ce1">
            <text:p>169087758</text:p>
          </table:table-cell>
          <table:table-cell office:value-type="float" office:value="168982914" table:style-name="ce1">
            <text:p>168982914</text:p>
          </table:table-cell>
          <table:table-cell office:value-type="float" office:value="169158089.5" table:formula="of:=AVERAGE([.B8];[.AE8])" table:style-name="ce1">
            <text:p>16915808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68936609" table:style-name="ce1">
            <text:p>168936609</text:p>
          </table:table-cell>
          <table:table-cell office:value-type="float" office:value="169203375" table:style-name="ce1">
            <text:p>169203375</text:p>
          </table:table-cell>
          <table:table-cell office:value-type="float" office:value="169268029" table:style-name="ce1">
            <text:p>169268029</text:p>
          </table:table-cell>
          <table:table-cell office:value-type="float" office:value="168795653" table:style-name="ce1">
            <text:p>168795653</text:p>
          </table:table-cell>
          <table:table-cell office:value-type="float" office:value="168847493" table:style-name="ce1">
            <text:p>168847493</text:p>
          </table:table-cell>
          <table:table-cell office:value-type="float" office:value="168897293" table:style-name="ce1">
            <text:p>168897293</text:p>
          </table:table-cell>
          <table:table-cell office:value-type="float" office:value="169080477" table:style-name="ce1">
            <text:p>169080477</text:p>
          </table:table-cell>
          <table:table-cell office:value-type="float" office:value="169082224" table:style-name="ce1">
            <text:p>169082224</text:p>
          </table:table-cell>
          <table:table-cell office:value-type="float" office:value="169059508" table:style-name="ce1">
            <text:p>169059508</text:p>
          </table:table-cell>
          <table:table-cell office:value-type="float" office:value="168948258" table:style-name="ce1">
            <text:p>168948258</text:p>
          </table:table-cell>
          <table:table-cell office:value-type="float" office:value="167988947" table:style-name="ce1">
            <text:p>167988947</text:p>
          </table:table-cell>
          <table:table-cell office:value-type="float" office:value="168927873" table:style-name="ce1">
            <text:p>168927873</text:p>
          </table:table-cell>
          <table:table-cell office:value-type="float" office:value="168834097" table:style-name="ce1">
            <text:p>168834097</text:p>
          </table:table-cell>
          <table:table-cell office:value-type="float" office:value="169225800" table:style-name="ce1">
            <text:p>169225800</text:p>
          </table:table-cell>
          <table:table-cell office:value-type="float" office:value="169362387" table:style-name="ce1">
            <text:p>169362387</text:p>
          </table:table-cell>
          <table:table-cell office:value-type="float" office:value="169028638" table:style-name="ce1">
            <text:p>169028638</text:p>
          </table:table-cell>
          <table:table-cell office:value-type="float" office:value="169024852" table:style-name="ce1">
            <text:p>169024852</text:p>
          </table:table-cell>
          <table:table-cell office:value-type="float" office:value="169035045" table:style-name="ce1">
            <text:p>169035045</text:p>
          </table:table-cell>
          <table:table-cell office:value-type="float" office:value="168886518" table:style-name="ce1">
            <text:p>168886518</text:p>
          </table:table-cell>
          <table:table-cell office:value-type="float" office:value="169009125" table:style-name="ce1">
            <text:p>169009125</text:p>
          </table:table-cell>
          <table:table-cell office:value-type="float" office:value="169015824" table:style-name="ce1">
            <text:p>169015824</text:p>
          </table:table-cell>
          <table:table-cell office:value-type="float" office:value="169118337" table:style-name="ce1">
            <text:p>169118337</text:p>
          </table:table-cell>
          <table:table-cell office:value-type="float" office:value="168935444" table:style-name="ce1">
            <text:p>168935444</text:p>
          </table:table-cell>
          <table:table-cell office:value-type="float" office:value="168980294" table:style-name="ce1">
            <text:p>168980294</text:p>
          </table:table-cell>
          <table:table-cell office:value-type="float" office:value="168956122" table:style-name="ce1">
            <text:p>168956122</text:p>
          </table:table-cell>
          <table:table-cell office:value-type="float" office:value="168840212" table:style-name="ce1">
            <text:p>168840212</text:p>
          </table:table-cell>
          <table:table-cell office:value-type="float" office:value="168924377" table:style-name="ce1">
            <text:p>168924377</text:p>
          </table:table-cell>
          <table:table-cell office:value-type="float" office:value="169080768" table:style-name="ce1">
            <text:p>169080768</text:p>
          </table:table-cell>
          <table:table-cell office:value-type="float" office:value="169277348" table:style-name="ce1">
            <text:p>169277348</text:p>
          </table:table-cell>
          <table:table-cell office:value-type="float" office:value="169043199" table:style-name="ce1">
            <text:p>169043199</text:p>
          </table:table-cell>
          <table:table-cell office:value-type="float" office:value="168989904" table:formula="of:=AVERAGE([.B9];[.AE9])" table:style-name="ce1">
            <text:p>168989904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68718187" table:style-name="ce1">
            <text:p>168718187</text:p>
          </table:table-cell>
          <table:table-cell office:value-type="float" office:value="169214734" table:style-name="ce1">
            <text:p>169214734</text:p>
          </table:table-cell>
          <table:table-cell office:value-type="float" office:value="169270941" table:style-name="ce1">
            <text:p>169270941</text:p>
          </table:table-cell>
          <table:table-cell office:value-type="float" office:value="169049606" table:style-name="ce1">
            <text:p>169049606</text:p>
          </table:table-cell>
          <table:table-cell office:value-type="float" office:value="169014950" table:style-name="ce1">
            <text:p>169014950</text:p>
          </table:table-cell>
          <table:table-cell office:value-type="float" office:value="169045237" table:style-name="ce1">
            <text:p>169045237</text:p>
          </table:table-cell>
          <table:table-cell office:value-type="float" office:value="169054557" table:style-name="ce1">
            <text:p>169054557</text:p>
          </table:table-cell>
          <table:table-cell office:value-type="float" office:value="169167263" table:style-name="ce1">
            <text:p>169167263</text:p>
          </table:table-cell>
          <table:table-cell office:value-type="float" office:value="169164642" table:style-name="ce1">
            <text:p>169164642</text:p>
          </table:table-cell>
          <table:table-cell office:value-type="float" office:value="169056887" table:style-name="ce1">
            <text:p>169056887</text:p>
          </table:table-cell>
          <table:table-cell office:value-type="float" office:value="168074860" table:style-name="ce1">
            <text:p>168074860</text:p>
          </table:table-cell>
          <table:table-cell office:value-type="float" office:value="169068827" table:style-name="ce1">
            <text:p>169068827</text:p>
          </table:table-cell>
          <table:table-cell office:value-type="float" office:value="168961654" table:style-name="ce1">
            <text:p>168961654</text:p>
          </table:table-cell>
          <table:table-cell office:value-type="float" office:value="169066789" table:style-name="ce1">
            <text:p>169066789</text:p>
          </table:table-cell>
          <table:table-cell office:value-type="float" office:value="169189688" table:style-name="ce1">
            <text:p>169189688</text:p>
          </table:table-cell>
          <table:table-cell office:value-type="float" office:value="169005922" table:style-name="ce1">
            <text:p>169005922</text:p>
          </table:table-cell>
          <table:table-cell office:value-type="float" office:value="169036501" table:style-name="ce1">
            <text:p>169036501</text:p>
          </table:table-cell>
          <table:table-cell office:value-type="float" office:value="169120084" table:style-name="ce1">
            <text:p>169120084</text:p>
          </table:table-cell>
          <table:table-cell office:value-type="float" office:value="169044947" table:style-name="ce1">
            <text:p>169044947</text:p>
          </table:table-cell>
          <table:table-cell office:value-type="float" office:value="169332390" table:style-name="ce1">
            <text:p>169332390</text:p>
          </table:table-cell>
          <table:table-cell office:value-type="float" office:value="169006796" table:style-name="ce1">
            <text:p>169006796</text:p>
          </table:table-cell>
          <table:table-cell office:value-type="float" office:value="168970975" table:style-name="ce1">
            <text:p>168970975</text:p>
          </table:table-cell>
          <table:table-cell office:value-type="float" office:value="168915058" table:style-name="ce1">
            <text:p>168915058</text:p>
          </table:table-cell>
          <table:table-cell office:value-type="float" office:value="169057761" table:style-name="ce1">
            <text:p>169057761</text:p>
          </table:table-cell>
          <table:table-cell office:value-type="float" office:value="169118919" table:style-name="ce1">
            <text:p>169118919</text:p>
          </table:table-cell>
          <table:table-cell office:value-type="float" office:value="169226383" table:style-name="ce1">
            <text:p>169226383</text:p>
          </table:table-cell>
          <table:table-cell office:value-type="float" office:value="169035628" table:style-name="ce1">
            <text:p>169035628</text:p>
          </table:table-cell>
          <table:table-cell office:value-type="float" office:value="169118919" table:style-name="ce1">
            <text:p>169118919</text:p>
          </table:table-cell>
          <table:table-cell office:value-type="float" office:value="168986700" table:style-name="ce1">
            <text:p>168986700</text:p>
          </table:table-cell>
          <table:table-cell office:value-type="float" office:value="169098242" table:style-name="ce1">
            <text:p>169098242</text:p>
          </table:table-cell>
          <table:table-cell office:value-type="float" office:value="168908214.5" table:formula="of:=AVERAGE([.B10];[.AE10])" table:style-name="ce1">
            <text:p>168908214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68317454" table:style-name="ce1">
            <text:p>168317454</text:p>
          </table:table-cell>
          <table:table-cell office:value-type="float" office:value="169026017" table:style-name="ce1">
            <text:p>169026017</text:p>
          </table:table-cell>
          <table:table-cell office:value-type="float" office:value="169107270" table:style-name="ce1">
            <text:p>169107270</text:p>
          </table:table-cell>
          <table:table-cell office:value-type="float" office:value="169067080" table:style-name="ce1">
            <text:p>169067080</text:p>
          </table:table-cell>
          <table:table-cell office:value-type="float" office:value="168938939" table:style-name="ce1">
            <text:p>168938939</text:p>
          </table:table-cell>
          <table:table-cell office:value-type="float" office:value="168973013" table:style-name="ce1">
            <text:p>168973013</text:p>
          </table:table-cell>
          <table:table-cell office:value-type="float" office:value="169106978" table:style-name="ce1">
            <text:p>169106978</text:p>
          </table:table-cell>
          <table:table-cell office:value-type="float" office:value="168985535" table:style-name="ce1">
            <text:p>168985535</text:p>
          </table:table-cell>
          <table:table-cell office:value-type="float" office:value="168966606" table:style-name="ce1">
            <text:p>168966606</text:p>
          </table:table-cell>
          <table:table-cell office:value-type="float" office:value="169118919" table:style-name="ce1">
            <text:p>169118919</text:p>
          </table:table-cell>
          <table:table-cell office:value-type="float" office:value="168951171" table:style-name="ce1">
            <text:p>168951171</text:p>
          </table:table-cell>
          <table:table-cell office:value-type="float" office:value="169384521" table:style-name="ce1">
            <text:p>169384521</text:p>
          </table:table-cell>
          <table:table-cell office:value-type="float" office:value="169326275" table:style-name="ce1">
            <text:p>169326275</text:p>
          </table:table-cell>
          <table:table-cell office:value-type="float" office:value="169242109" table:style-name="ce1">
            <text:p>169242109</text:p>
          </table:table-cell>
          <table:table-cell office:value-type="float" office:value="169037374" table:style-name="ce1">
            <text:p>169037374</text:p>
          </table:table-cell>
          <table:table-cell office:value-type="float" office:value="169115133" table:style-name="ce1">
            <text:p>169115133</text:p>
          </table:table-cell>
          <table:table-cell office:value-type="float" office:value="168113885" table:style-name="ce1">
            <text:p>168113885</text:p>
          </table:table-cell>
          <table:table-cell office:value-type="float" office:value="169161438" table:style-name="ce1">
            <text:p>169161438</text:p>
          </table:table-cell>
          <table:table-cell office:value-type="float" office:value="169066789" table:style-name="ce1">
            <text:p>169066789</text:p>
          </table:table-cell>
          <table:table-cell office:value-type="float" office:value="169009417" table:style-name="ce1">
            <text:p>169009417</text:p>
          </table:table-cell>
          <table:table-cell office:value-type="float" office:value="169001262" table:style-name="ce1">
            <text:p>169001262</text:p>
          </table:table-cell>
          <table:table-cell office:value-type="float" office:value="168984079" table:style-name="ce1">
            <text:p>168984079</text:p>
          </table:table-cell>
          <table:table-cell office:value-type="float" office:value="168977090" table:style-name="ce1">
            <text:p>168977090</text:p>
          </table:table-cell>
          <table:table-cell office:value-type="float" office:value="168879528" table:style-name="ce1">
            <text:p>168879528</text:p>
          </table:table-cell>
          <table:table-cell office:value-type="float" office:value="168914476" table:style-name="ce1">
            <text:p>168914476</text:p>
          </table:table-cell>
          <table:table-cell office:value-type="float" office:value="168993108" table:style-name="ce1">
            <text:p>168993108</text:p>
          </table:table-cell>
          <table:table-cell office:value-type="float" office:value="168999224" table:style-name="ce1">
            <text:p>168999224</text:p>
          </table:table-cell>
          <table:table-cell office:value-type="float" office:value="168840795" table:style-name="ce1">
            <text:p>168840795</text:p>
          </table:table-cell>
          <table:table-cell office:value-type="float" office:value="168997767" table:style-name="ce1">
            <text:p>168997767</text:p>
          </table:table-cell>
          <table:table-cell office:value-type="float" office:value="168297069" table:style-name="ce1">
            <text:p>168297069</text:p>
          </table:table-cell>
          <table:table-cell office:value-type="float" office:value="168307261.5" table:formula="of:=AVERAGE([.B11];[.AE11])" table:style-name="ce1">
            <text:p>168307261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69240362" table:style-name="ce1">
            <text:p>169240362</text:p>
          </table:table-cell>
          <table:table-cell office:value-type="float" office:value="169071449" table:style-name="ce1">
            <text:p>169071449</text:p>
          </table:table-cell>
          <table:table-cell office:value-type="float" office:value="169226383" table:style-name="ce1">
            <text:p>169226383</text:p>
          </table:table-cell>
          <table:table-cell office:value-type="float" office:value="169181534" table:style-name="ce1">
            <text:p>169181534</text:p>
          </table:table-cell>
          <table:table-cell office:value-type="float" office:value="169228130" table:style-name="ce1">
            <text:p>169228130</text:p>
          </table:table-cell>
          <table:table-cell office:value-type="float" office:value="169152993" table:style-name="ce1">
            <text:p>169152993</text:p>
          </table:table-cell>
          <table:table-cell office:value-type="float" office:value="168959908" table:style-name="ce1">
            <text:p>168959908</text:p>
          </table:table-cell>
          <table:table-cell office:value-type="float" office:value="167853525" table:style-name="ce1">
            <text:p>167853525</text:p>
          </table:table-cell>
          <table:table-cell office:value-type="float" office:value="169081932" table:style-name="ce1">
            <text:p>169081932</text:p>
          </table:table-cell>
          <table:table-cell office:value-type="float" office:value="169180369" table:style-name="ce1">
            <text:p>169180369</text:p>
          </table:table-cell>
          <table:table-cell office:value-type="float" office:value="169237158" table:style-name="ce1">
            <text:p>169237158</text:p>
          </table:table-cell>
          <table:table-cell office:value-type="float" office:value="169056887" table:style-name="ce1">
            <text:p>169056887</text:p>
          </table:table-cell>
          <table:table-cell office:value-type="float" office:value="168959907" table:style-name="ce1">
            <text:p>168959907</text:p>
          </table:table-cell>
          <table:table-cell office:value-type="float" office:value="169069410" table:style-name="ce1">
            <text:p>169069410</text:p>
          </table:table-cell>
          <table:table-cell office:value-type="float" office:value="168897293" table:style-name="ce1">
            <text:p>168897293</text:p>
          </table:table-cell>
          <table:table-cell office:value-type="float" office:value="168069035" table:style-name="ce1">
            <text:p>168069035</text:p>
          </table:table-cell>
          <table:table-cell office:value-type="float" office:value="169034171" table:style-name="ce1">
            <text:p>169034171</text:p>
          </table:table-cell>
          <table:table-cell office:value-type="float" office:value="169404616" table:style-name="ce1">
            <text:p>169404616</text:p>
          </table:table-cell>
          <table:table-cell office:value-type="float" office:value="169241527" table:style-name="ce1">
            <text:p>169241527</text:p>
          </table:table-cell>
          <table:table-cell office:value-type="float" office:value="169316081" table:style-name="ce1">
            <text:p>169316081</text:p>
          </table:table-cell>
          <table:table-cell office:value-type="float" office:value="169205706" table:style-name="ce1">
            <text:p>169205706</text:p>
          </table:table-cell>
          <table:table-cell office:value-type="float" office:value="168042242" table:style-name="ce1">
            <text:p>168042242</text:p>
          </table:table-cell>
          <table:table-cell office:value-type="float" office:value="167981376" table:style-name="ce1">
            <text:p>167981376</text:p>
          </table:table-cell>
          <table:table-cell office:value-type="float" office:value="169169010" table:style-name="ce1">
            <text:p>169169010</text:p>
          </table:table-cell>
          <table:table-cell office:value-type="float" office:value="169191144" table:style-name="ce1">
            <text:p>169191144</text:p>
          </table:table-cell>
          <table:table-cell office:value-type="float" office:value="169231334" table:style-name="ce1">
            <text:p>169231334</text:p>
          </table:table-cell>
          <table:table-cell office:value-type="float" office:value="169106688" table:style-name="ce1">
            <text:p>169106688</text:p>
          </table:table-cell>
          <table:table-cell office:value-type="float" office:value="168934862" table:style-name="ce1">
            <text:p>168934862</text:p>
          </table:table-cell>
          <table:table-cell office:value-type="float" office:value="169129404" table:style-name="ce1">
            <text:p>169129404</text:p>
          </table:table-cell>
          <table:table-cell office:value-type="float" office:value="168920883" table:style-name="ce1">
            <text:p>168920883</text:p>
          </table:table-cell>
          <table:table-cell office:value-type="float" office:value="169080622.5" table:formula="of:=AVERAGE([.B12];[.AE12])" table:style-name="ce1">
            <text:p>169080622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69270359" table:style-name="ce1">
            <text:p>169270359</text:p>
          </table:table-cell>
          <table:table-cell office:value-type="float" office:value="169228130" table:style-name="ce1">
            <text:p>169228130</text:p>
          </table:table-cell>
          <table:table-cell office:value-type="float" office:value="169356854" table:style-name="ce1">
            <text:p>169356854</text:p>
          </table:table-cell>
          <table:table-cell office:value-type="float" office:value="169286667" table:style-name="ce1">
            <text:p>169286667</text:p>
          </table:table-cell>
          <table:table-cell office:value-type="float" office:value="169286667" table:style-name="ce1">
            <text:p>169286667</text:p>
          </table:table-cell>
          <table:table-cell office:value-type="float" office:value="167910024" table:style-name="ce1">
            <text:p>167910024</text:p>
          </table:table-cell>
          <table:table-cell office:value-type="float" office:value="169011746" table:style-name="ce1">
            <text:p>169011746</text:p>
          </table:table-cell>
          <table:table-cell office:value-type="float" office:value="168954083" table:style-name="ce1">
            <text:p>168954083</text:p>
          </table:table-cell>
          <table:table-cell office:value-type="float" office:value="169093000" table:style-name="ce1">
            <text:p>169093000</text:p>
          </table:table-cell>
          <table:table-cell office:value-type="float" office:value="169111056" table:style-name="ce1">
            <text:p>169111056</text:p>
          </table:table-cell>
          <table:table-cell office:value-type="float" office:value="169066207" table:style-name="ce1">
            <text:p>169066207</text:p>
          </table:table-cell>
          <table:table-cell office:value-type="float" office:value="167901870" table:style-name="ce1">
            <text:p>167901870</text:p>
          </table:table-cell>
          <table:table-cell office:value-type="float" office:value="169008834" table:style-name="ce1">
            <text:p>169008834</text:p>
          </table:table-cell>
          <table:table-cell office:value-type="float" office:value="169030677" table:style-name="ce1">
            <text:p>169030677</text:p>
          </table:table-cell>
          <table:table-cell office:value-type="float" office:value="169020774" table:style-name="ce1">
            <text:p>169020774</text:p>
          </table:table-cell>
          <table:table-cell office:value-type="float" office:value="169035627" table:style-name="ce1">
            <text:p>169035627</text:p>
          </table:table-cell>
          <table:table-cell office:value-type="float" office:value="169025434" table:style-name="ce1">
            <text:p>169025434</text:p>
          </table:table-cell>
          <table:table-cell office:value-type="float" office:value="169100862" table:style-name="ce1">
            <text:p>169100862</text:p>
          </table:table-cell>
          <table:table-cell office:value-type="float" office:value="169055722" table:style-name="ce1">
            <text:p>169055722</text:p>
          </table:table-cell>
          <table:table-cell office:value-type="float" office:value="169067954" table:style-name="ce1">
            <text:p>169067954</text:p>
          </table:table-cell>
          <table:table-cell office:value-type="float" office:value="169114260" table:style-name="ce1">
            <text:p>169114260</text:p>
          </table:table-cell>
          <table:table-cell office:value-type="float" office:value="168853026" table:style-name="ce1">
            <text:p>168853026</text:p>
          </table:table-cell>
          <table:table-cell office:value-type="float" office:value="168914476" table:style-name="ce1">
            <text:p>168914476</text:p>
          </table:table-cell>
          <table:table-cell office:value-type="float" office:value="169387141" table:style-name="ce1">
            <text:p>169387141</text:p>
          </table:table-cell>
          <table:table-cell office:value-type="float" office:value="169426458" table:style-name="ce1">
            <text:p>169426458</text:p>
          </table:table-cell>
          <table:table-cell office:value-type="float" office:value="169527806" table:style-name="ce1">
            <text:p>169527806</text:p>
          </table:table-cell>
          <table:table-cell office:value-type="float" office:value="169477132" table:style-name="ce1">
            <text:p>169477132</text:p>
          </table:table-cell>
          <table:table-cell office:value-type="float" office:value="169351320" table:style-name="ce1">
            <text:p>169351320</text:p>
          </table:table-cell>
          <table:table-cell office:value-type="float" office:value="168970101" table:style-name="ce1">
            <text:p>168970101</text:p>
          </table:table-cell>
          <table:table-cell office:value-type="float" office:value="169210948" table:style-name="ce1">
            <text:p>169210948</text:p>
          </table:table-cell>
          <table:table-cell office:value-type="float" office:value="169240653.5" table:formula="of:=AVERAGE([.B13];[.AE13])" table:style-name="ce1">
            <text:p>169240653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68594123" table:style-name="ce1">
            <text:p>168594123</text:p>
          </table:table-cell>
          <table:table-cell office:value-type="float" office:value="168983206" table:style-name="ce1">
            <text:p>168983206</text:p>
          </table:table-cell>
          <table:table-cell office:value-type="float" office:value="169052228" table:style-name="ce1">
            <text:p>169052228</text:p>
          </table:table-cell>
          <table:table-cell office:value-type="float" office:value="169069410" table:style-name="ce1">
            <text:p>169069410</text:p>
          </table:table-cell>
          <table:table-cell office:value-type="float" office:value="168903409" table:style-name="ce1">
            <text:p>168903409</text:p>
          </table:table-cell>
          <table:table-cell office:value-type="float" office:value="168926998" table:style-name="ce1">
            <text:p>168926998</text:p>
          </table:table-cell>
          <table:table-cell office:value-type="float" office:value="168957578" table:style-name="ce1">
            <text:p>168957578</text:p>
          </table:table-cell>
          <table:table-cell office:value-type="float" office:value="169245312" table:style-name="ce1">
            <text:p>169245312</text:p>
          </table:table-cell>
          <table:table-cell office:value-type="float" office:value="169521981" table:style-name="ce1">
            <text:p>169521981</text:p>
          </table:table-cell>
          <table:table-cell office:value-type="float" office:value="169160565" table:style-name="ce1">
            <text:p>169160565</text:p>
          </table:table-cell>
          <table:table-cell office:value-type="float" office:value="168189604" table:style-name="ce1">
            <text:p>168189604</text:p>
          </table:table-cell>
          <table:table-cell office:value-type="float" office:value="169086010" table:style-name="ce1">
            <text:p>169086010</text:p>
          </table:table-cell>
          <table:table-cell office:value-type="float" office:value="168396087" table:style-name="ce1">
            <text:p>168396087</text:p>
          </table:table-cell>
          <table:table-cell office:value-type="float" office:value="169094456" table:style-name="ce1">
            <text:p>169094456</text:p>
          </table:table-cell>
          <table:table-cell office:value-type="float" office:value="169089213" table:style-name="ce1">
            <text:p>169089213</text:p>
          </table:table-cell>
          <table:table-cell office:value-type="float" office:value="167932157" table:style-name="ce1">
            <text:p>167932157</text:p>
          </table:table-cell>
          <table:table-cell office:value-type="float" office:value="169345788" table:style-name="ce1">
            <text:p>169345788</text:p>
          </table:table-cell>
          <table:table-cell office:value-type="float" office:value="169131734" table:style-name="ce1">
            <text:p>169131734</text:p>
          </table:table-cell>
          <table:table-cell office:value-type="float" office:value="168981167" table:style-name="ce1">
            <text:p>168981167</text:p>
          </table:table-cell>
          <table:table-cell office:value-type="float" office:value="168972139" table:style-name="ce1">
            <text:p>168972139</text:p>
          </table:table-cell>
          <table:table-cell office:value-type="float" office:value="169086302" table:style-name="ce1">
            <text:p>169086302</text:p>
          </table:table-cell>
          <table:table-cell office:value-type="float" office:value="168992817" table:style-name="ce1">
            <text:p>168992817</text:p>
          </table:table-cell>
          <table:table-cell office:value-type="float" office:value="169089505" table:style-name="ce1">
            <text:p>169089505</text:p>
          </table:table-cell>
          <table:table-cell office:value-type="float" office:value="169069993" table:style-name="ce1">
            <text:p>169069993</text:p>
          </table:table-cell>
          <table:table-cell office:value-type="float" office:value="169023978" table:style-name="ce1">
            <text:p>169023978</text:p>
          </table:table-cell>
          <table:table-cell office:value-type="float" office:value="169111056" table:style-name="ce1">
            <text:p>169111056</text:p>
          </table:table-cell>
          <table:table-cell office:value-type="float" office:value="169051936" table:style-name="ce1">
            <text:p>169051936</text:p>
          </table:table-cell>
          <table:table-cell office:value-type="float" office:value="169007670" table:style-name="ce1">
            <text:p>169007670</text:p>
          </table:table-cell>
          <table:table-cell office:value-type="float" office:value="168970975" table:style-name="ce1">
            <text:p>168970975</text:p>
          </table:table-cell>
          <table:table-cell office:value-type="float" office:value="169107853" table:style-name="ce1">
            <text:p>169107853</text:p>
          </table:table-cell>
          <table:table-cell office:value-type="float" office:value="168850988" table:formula="of:=AVERAGE([.B14];[.AE14])" table:style-name="ce1">
            <text:p>16885098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68927290" table:style-name="ce1">
            <text:p>168927290</text:p>
          </table:table-cell>
          <table:table-cell office:value-type="float" office:value="169014950" table:style-name="ce1">
            <text:p>169014950</text:p>
          </table:table-cell>
          <table:table-cell office:value-type="float" office:value="169005922" table:style-name="ce1">
            <text:p>169005922</text:p>
          </table:table-cell>
          <table:table-cell office:value-type="float" office:value="169062129" table:style-name="ce1">
            <text:p>169062129</text:p>
          </table:table-cell>
          <table:table-cell office:value-type="float" office:value="169373745" table:style-name="ce1">
            <text:p>169373745</text:p>
          </table:table-cell>
          <table:table-cell office:value-type="float" office:value="169236868" table:style-name="ce1">
            <text:p>169236868</text:p>
          </table:table-cell>
          <table:table-cell office:value-type="float" office:value="169112221" table:style-name="ce1">
            <text:p>169112221</text:p>
          </table:table-cell>
          <table:table-cell office:value-type="float" office:value="169152411" table:style-name="ce1">
            <text:p>169152411</text:p>
          </table:table-cell>
          <table:table-cell office:value-type="float" office:value="169229003" table:style-name="ce1">
            <text:p>169229003</text:p>
          </table:table-cell>
          <table:table-cell office:value-type="float" office:value="169101154" table:style-name="ce1">
            <text:p>169101154</text:p>
          </table:table-cell>
          <table:table-cell office:value-type="float" office:value="169259583" table:style-name="ce1">
            <text:p>169259583</text:p>
          </table:table-cell>
          <table:table-cell office:value-type="float" office:value="169058926" table:style-name="ce1">
            <text:p>169058926</text:p>
          </table:table-cell>
          <table:table-cell office:value-type="float" office:value="169037957" table:style-name="ce1">
            <text:p>169037957</text:p>
          </table:table-cell>
          <table:table-cell office:value-type="float" office:value="169003592" table:style-name="ce1">
            <text:p>169003592</text:p>
          </table:table-cell>
          <table:table-cell office:value-type="float" office:value="169000680" table:style-name="ce1">
            <text:p>169000680</text:p>
          </table:table-cell>
          <table:table-cell office:value-type="float" office:value="169081350" table:style-name="ce1">
            <text:p>169081350</text:p>
          </table:table-cell>
          <table:table-cell office:value-type="float" office:value="169111347" table:style-name="ce1">
            <text:p>169111347</text:p>
          </table:table-cell>
          <table:table-cell office:value-type="float" office:value="169193765" table:style-name="ce1">
            <text:p>169193765</text:p>
          </table:table-cell>
          <table:table-cell office:value-type="float" office:value="169143674" table:style-name="ce1">
            <text:p>169143674</text:p>
          </table:table-cell>
          <table:table-cell office:value-type="float" office:value="169113969" table:style-name="ce1">
            <text:p>169113969</text:p>
          </table:table-cell>
          <table:table-cell office:value-type="float" office:value="170283256" table:style-name="ce1">
            <text:p>170283256</text:p>
          </table:table-cell>
          <table:table-cell office:value-type="float" office:value="169062420" table:style-name="ce1">
            <text:p>169062420</text:p>
          </table:table-cell>
          <table:table-cell office:value-type="float" office:value="169003300" table:style-name="ce1">
            <text:p>169003300</text:p>
          </table:table-cell>
          <table:table-cell office:value-type="float" office:value="169094164" table:style-name="ce1">
            <text:p>169094164</text:p>
          </table:table-cell>
          <table:table-cell office:value-type="float" office:value="169176000" table:style-name="ce1">
            <text:p>169176000</text:p>
          </table:table-cell>
          <table:table-cell office:value-type="float" office:value="169188523" table:style-name="ce1">
            <text:p>169188523</text:p>
          </table:table-cell>
          <table:table-cell office:value-type="float" office:value="168418220" table:style-name="ce1">
            <text:p>168418220</text:p>
          </table:table-cell>
          <table:table-cell office:value-type="float" office:value="168099032" table:style-name="ce1">
            <text:p>168099032</text:p>
          </table:table-cell>
          <table:table-cell office:value-type="float" office:value="169148916" table:style-name="ce1">
            <text:p>169148916</text:p>
          </table:table-cell>
          <table:table-cell office:value-type="float" office:value="169099990" table:style-name="ce1">
            <text:p>169099990</text:p>
          </table:table-cell>
          <table:table-cell office:value-type="float" office:value="169013640" table:formula="of:=AVERAGE([.B15];[.AE15])" table:style-name="ce1">
            <text:p>16901364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8590628" table:style-name="ce1">
            <text:p>168590628</text:p>
          </table:table-cell>
          <table:table-cell office:value-type="float" office:value="169028929" table:style-name="ce1">
            <text:p>169028929</text:p>
          </table:table-cell>
          <table:table-cell office:value-type="float" office:value="168980294" table:style-name="ce1">
            <text:p>168980294</text:p>
          </table:table-cell>
          <table:table-cell office:value-type="float" office:value="169043491" table:style-name="ce1">
            <text:p>169043491</text:p>
          </table:table-cell>
          <table:table-cell office:value-type="float" office:value="168906904" table:style-name="ce1">
            <text:p>168906904</text:p>
          </table:table-cell>
          <table:table-cell office:value-type="float" office:value="169362096" table:style-name="ce1">
            <text:p>169362096</text:p>
          </table:table-cell>
          <table:table-cell office:value-type="float" office:value="169474511" table:style-name="ce1">
            <text:p>169474511</text:p>
          </table:table-cell>
          <table:table-cell office:value-type="float" office:value="169529553" table:style-name="ce1">
            <text:p>169529553</text:p>
          </table:table-cell>
          <table:table-cell office:value-type="float" office:value="169398500" table:style-name="ce1">
            <text:p>169398500</text:p>
          </table:table-cell>
          <table:table-cell office:value-type="float" office:value="169298316" table:style-name="ce1">
            <text:p>169298316</text:p>
          </table:table-cell>
          <table:table-cell office:value-type="float" office:value="169160565" table:style-name="ce1">
            <text:p>169160565</text:p>
          </table:table-cell>
          <table:table-cell office:value-type="float" office:value="169054266" table:style-name="ce1">
            <text:p>169054266</text:p>
          </table:table-cell>
          <table:table-cell office:value-type="float" office:value="169064750" table:style-name="ce1">
            <text:p>169064750</text:p>
          </table:table-cell>
          <table:table-cell office:value-type="float" office:value="168892633" table:style-name="ce1">
            <text:p>168892633</text:p>
          </table:table-cell>
          <table:table-cell office:value-type="float" office:value="168997185" table:style-name="ce1">
            <text:p>168997185</text:p>
          </table:table-cell>
          <table:table-cell office:value-type="float" office:value="168958452" table:style-name="ce1">
            <text:p>168958452</text:p>
          </table:table-cell>
          <table:table-cell office:value-type="float" office:value="169192892" table:style-name="ce1">
            <text:p>169192892</text:p>
          </table:table-cell>
          <table:table-cell office:value-type="float" office:value="169152119" table:style-name="ce1">
            <text:p>169152119</text:p>
          </table:table-cell>
          <table:table-cell office:value-type="float" office:value="169057178" table:style-name="ce1">
            <text:p>169057178</text:p>
          </table:table-cell>
          <table:table-cell office:value-type="float" office:value="169034754" table:style-name="ce1">
            <text:p>169034754</text:p>
          </table:table-cell>
          <table:table-cell office:value-type="float" office:value="167959241" table:style-name="ce1">
            <text:p>167959241</text:p>
          </table:table-cell>
          <table:table-cell office:value-type="float" office:value="169006796" table:style-name="ce1">
            <text:p>169006796</text:p>
          </table:table-cell>
          <table:table-cell office:value-type="float" office:value="168883605" table:style-name="ce1">
            <text:p>168883605</text:p>
          </table:table-cell>
          <table:table-cell office:value-type="float" office:value="169053975" table:style-name="ce1">
            <text:p>169053975</text:p>
          </table:table-cell>
          <table:table-cell office:value-type="float" office:value="169055723" table:style-name="ce1">
            <text:p>169055723</text:p>
          </table:table-cell>
          <table:table-cell office:value-type="float" office:value="169084554" table:style-name="ce1">
            <text:p>169084554</text:p>
          </table:table-cell>
          <table:table-cell office:value-type="float" office:value="169421215" table:style-name="ce1">
            <text:p>169421215</text:p>
          </table:table-cell>
          <table:table-cell office:value-type="float" office:value="169345205" table:style-name="ce1">
            <text:p>169345205</text:p>
          </table:table-cell>
          <table:table-cell office:value-type="float" office:value="169150081" table:style-name="ce1">
            <text:p>169150081</text:p>
          </table:table-cell>
          <table:table-cell office:value-type="float" office:value="169222888" table:style-name="ce1">
            <text:p>169222888</text:p>
          </table:table-cell>
          <table:table-cell office:value-type="float" office:value="168906758" table:formula="of:=AVERAGE([.B16];[.AE16])" table:style-name="ce1">
            <text:p>168906758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2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6" table:default-cell-style-name="ce1"/>
        <table:table-column table:style-name="co5" table:number-columns-repeated="16352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office:value-type="string" table:style-name="ce1">
            <text:p>Column32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169521982" table:style-name="ce1">
            <text:p>169521982</text:p>
          </table:table-cell>
          <table:table-cell office:value-type="float" office:value="169411897" table:style-name="ce1">
            <text:p>169411897</text:p>
          </table:table-cell>
          <table:table-cell office:value-type="float" office:value="169616049" table:style-name="ce1">
            <text:p>169616049</text:p>
          </table:table-cell>
          <table:table-cell office:value-type="float" office:value="169773895" table:style-name="ce1">
            <text:p>169773895</text:p>
          </table:table-cell>
          <table:table-cell office:value-type="float" office:value="169503925" table:style-name="ce1">
            <text:p>169503925</text:p>
          </table:table-cell>
          <table:table-cell office:value-type="float" office:value="169649831" table:style-name="ce1">
            <text:p>169649831</text:p>
          </table:table-cell>
          <table:table-cell office:value-type="float" office:value="169787874" table:style-name="ce1">
            <text:p>169787874</text:p>
          </table:table-cell>
          <table:table-cell office:value-type="float" office:value="169694680" table:style-name="ce1">
            <text:p>169694680</text:p>
          </table:table-cell>
          <table:table-cell office:value-type="float" office:value="169588381" table:style-name="ce1">
            <text:p>169588381</text:p>
          </table:table-cell>
          <table:table-cell office:value-type="float" office:value="169271814" table:style-name="ce1">
            <text:p>169271814</text:p>
          </table:table-cell>
          <table:table-cell office:value-type="float" office:value="169362388" table:style-name="ce1">
            <text:p>169362388</text:p>
          </table:table-cell>
          <table:table-cell office:value-type="float" office:value="169204832" table:style-name="ce1">
            <text:p>169204832</text:p>
          </table:table-cell>
          <table:table-cell office:value-type="float" office:value="169421798" table:style-name="ce1">
            <text:p>169421798</text:p>
          </table:table-cell>
          <table:table-cell office:value-type="float" office:value="169338506" table:style-name="ce1">
            <text:p>169338506</text:p>
          </table:table-cell>
          <table:table-cell office:value-type="float" office:value="169496353" table:style-name="ce1">
            <text:p>169496353</text:p>
          </table:table-cell>
          <table:table-cell office:value-type="float" office:value="169436651" table:style-name="ce1">
            <text:p>169436651</text:p>
          </table:table-cell>
          <table:table-cell office:value-type="float" office:value="169545862" table:style-name="ce1">
            <text:p>169545862</text:p>
          </table:table-cell>
          <table:table-cell office:value-type="float" office:value="169517322" table:style-name="ce1">
            <text:p>169517322</text:p>
          </table:table-cell>
          <table:table-cell office:value-type="float" office:value="169459949" table:style-name="ce1">
            <text:p>169459949</text:p>
          </table:table-cell>
          <table:table-cell office:value-type="float" office:value="169434613" table:style-name="ce1">
            <text:p>169434613</text:p>
          </table:table-cell>
          <table:table-cell office:value-type="float" office:value="169512370" table:style-name="ce1">
            <text:p>169512370</text:p>
          </table:table-cell>
          <table:table-cell office:value-type="float" office:value="169726133" table:style-name="ce1">
            <text:p>169726133</text:p>
          </table:table-cell>
          <table:table-cell office:value-type="float" office:value="169209200" table:style-name="ce1">
            <text:p>169209200</text:p>
          </table:table-cell>
          <table:table-cell office:value-type="float" office:value="169307344" table:style-name="ce1">
            <text:p>169307344</text:p>
          </table:table-cell>
          <table:table-cell office:value-type="float" office:value="169371124" table:style-name="ce1">
            <text:p>169371124</text:p>
          </table:table-cell>
          <table:table-cell office:value-type="float" office:value="169397917" table:style-name="ce1">
            <text:p>169397917</text:p>
          </table:table-cell>
          <table:table-cell office:value-type="float" office:value="169365299" table:style-name="ce1">
            <text:p>169365299</text:p>
          </table:table-cell>
          <table:table-cell office:value-type="float" office:value="169398791" table:style-name="ce1">
            <text:p>169398791</text:p>
          </table:table-cell>
          <table:table-cell office:value-type="float" office:value="169240944" table:style-name="ce1">
            <text:p>169240944</text:p>
          </table:table-cell>
          <table:table-cell office:value-type="float" office:value="169502178" table:style-name="ce1">
            <text:p>169502178</text:p>
          </table:table-cell>
          <table:table-cell office:value-type="float" office:value="169512080" table:formula="of:=AVERAGE([.B2];[.AE2])" table:style-name="ce1">
            <text:p>169512080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169492276" table:style-name="ce1">
            <text:p>169492276</text:p>
          </table:table-cell>
          <table:table-cell office:value-type="float" office:value="168914185" table:style-name="ce1">
            <text:p>168914185</text:p>
          </table:table-cell>
          <table:table-cell office:value-type="float" office:value="167987491" table:style-name="ce1">
            <text:p>167987491</text:p>
          </table:table-cell>
          <table:table-cell office:value-type="float" office:value="168775850" table:style-name="ce1">
            <text:p>168775850</text:p>
          </table:table-cell>
          <table:table-cell office:value-type="float" office:value="168853900" table:style-name="ce1">
            <text:p>168853900</text:p>
          </table:table-cell>
          <table:table-cell office:value-type="float" office:value="168769152" table:style-name="ce1">
            <text:p>168769152</text:p>
          </table:table-cell>
          <table:table-cell office:value-type="float" office:value="169006795" table:style-name="ce1">
            <text:p>169006795</text:p>
          </table:table-cell>
          <table:table-cell office:value-type="float" office:value="168100779" table:style-name="ce1">
            <text:p>168100779</text:p>
          </table:table-cell>
          <table:table-cell office:value-type="float" office:value="168929328" table:style-name="ce1">
            <text:p>168929328</text:p>
          </table:table-cell>
          <table:table-cell office:value-type="float" office:value="168800896" table:style-name="ce1">
            <text:p>168800896</text:p>
          </table:table-cell>
          <table:table-cell office:value-type="float" office:value="168125534" table:style-name="ce1">
            <text:p>168125534</text:p>
          </table:table-cell>
          <table:table-cell office:value-type="float" office:value="168825651" table:style-name="ce1">
            <text:p>168825651</text:p>
          </table:table-cell>
          <table:table-cell office:value-type="float" office:value="168868170" table:style-name="ce1">
            <text:p>168868170</text:p>
          </table:table-cell>
          <table:table-cell office:value-type="float" office:value="168871956" table:style-name="ce1">
            <text:p>168871956</text:p>
          </table:table-cell>
          <table:table-cell office:value-type="float" office:value="168111264" table:style-name="ce1">
            <text:p>168111264</text:p>
          </table:table-cell>
          <table:table-cell office:value-type="float" office:value="168731875" table:style-name="ce1">
            <text:p>168731875</text:p>
          </table:table-cell>
          <table:table-cell office:value-type="float" office:value="169788166" table:style-name="ce1">
            <text:p>169788166</text:p>
          </table:table-cell>
          <table:table-cell office:value-type="float" office:value="168972431" table:style-name="ce1">
            <text:p>168972431</text:p>
          </table:table-cell>
          <table:table-cell office:value-type="float" office:value="168835843" table:style-name="ce1">
            <text:p>168835843</text:p>
          </table:table-cell>
          <table:table-cell office:value-type="float" office:value="168026515" table:style-name="ce1">
            <text:p>168026515</text:p>
          </table:table-cell>
          <table:table-cell office:value-type="float" office:value="168927581" table:style-name="ce1">
            <text:p>168927581</text:p>
          </table:table-cell>
          <table:table-cell office:value-type="float" office:value="169090670" table:style-name="ce1">
            <text:p>169090670</text:p>
          </table:table-cell>
          <table:table-cell office:value-type="float" office:value="168808176" table:style-name="ce1">
            <text:p>168808176</text:p>
          </table:table-cell>
          <table:table-cell office:value-type="float" office:value="169021648" table:style-name="ce1">
            <text:p>169021648</text:p>
          </table:table-cell>
          <table:table-cell office:value-type="float" office:value="169139305" table:style-name="ce1">
            <text:p>169139305</text:p>
          </table:table-cell>
          <table:table-cell office:value-type="float" office:value="169003592" table:style-name="ce1">
            <text:p>169003592</text:p>
          </table:table-cell>
          <table:table-cell office:value-type="float" office:value="168139513" table:style-name="ce1">
            <text:p>168139513</text:p>
          </table:table-cell>
          <table:table-cell office:value-type="float" office:value="168776142" table:style-name="ce1">
            <text:p>168776142</text:p>
          </table:table-cell>
          <table:table-cell office:value-type="float" office:value="169224635" table:style-name="ce1">
            <text:p>169224635</text:p>
          </table:table-cell>
          <table:table-cell office:value-type="float" office:value="169088631" table:style-name="ce1">
            <text:p>169088631</text:p>
          </table:table-cell>
          <table:table-cell office:value-type="float" office:value="169290453.5" table:formula="of:=AVERAGE([.B3];[.AE3])" table:style-name="ce1">
            <text:p>169290453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68459284" table:style-name="ce1">
            <text:p>168459284</text:p>
          </table:table-cell>
          <table:table-cell office:value-type="float" office:value="168998641" table:style-name="ce1">
            <text:p>168998641</text:p>
          </table:table-cell>
          <table:table-cell office:value-type="float" office:value="169097368" table:style-name="ce1">
            <text:p>169097368</text:p>
          </table:table-cell>
          <table:table-cell office:value-type="float" office:value="169220558" table:style-name="ce1">
            <text:p>169220558</text:p>
          </table:table-cell>
          <table:table-cell office:value-type="float" office:value="169315791" table:style-name="ce1">
            <text:p>169315791</text:p>
          </table:table-cell>
          <table:table-cell office:value-type="float" office:value="168888265" table:style-name="ce1">
            <text:p>168888265</text:p>
          </table:table-cell>
          <table:table-cell office:value-type="float" office:value="168938939" table:style-name="ce1">
            <text:p>168938939</text:p>
          </table:table-cell>
          <table:table-cell office:value-type="float" office:value="168239405" table:style-name="ce1">
            <text:p>168239405</text:p>
          </table:table-cell>
          <table:table-cell office:value-type="float" office:value="168980294" table:style-name="ce1">
            <text:p>168980294</text:p>
          </table:table-cell>
          <table:table-cell office:value-type="float" office:value="169141344" table:style-name="ce1">
            <text:p>169141344</text:p>
          </table:table-cell>
          <table:table-cell office:value-type="float" office:value="169128821" table:style-name="ce1">
            <text:p>169128821</text:p>
          </table:table-cell>
          <table:table-cell office:value-type="float" office:value="168969518" table:style-name="ce1">
            <text:p>168969518</text:p>
          </table:table-cell>
          <table:table-cell office:value-type="float" office:value="169154741" table:style-name="ce1">
            <text:p>169154741</text:p>
          </table:table-cell>
          <table:table-cell office:value-type="float" office:value="169116007" table:style-name="ce1">
            <text:p>169116007</text:p>
          </table:table-cell>
          <table:table-cell office:value-type="float" office:value="169097659" table:style-name="ce1">
            <text:p>169097659</text:p>
          </table:table-cell>
          <table:table-cell office:value-type="float" office:value="169207744" table:style-name="ce1">
            <text:p>169207744</text:p>
          </table:table-cell>
          <table:table-cell office:value-type="float" office:value="169062712" table:style-name="ce1">
            <text:p>169062712</text:p>
          </table:table-cell>
          <table:table-cell office:value-type="float" office:value="169127656" table:style-name="ce1">
            <text:p>169127656</text:p>
          </table:table-cell>
          <table:table-cell office:value-type="float" office:value="169089796" table:style-name="ce1">
            <text:p>169089796</text:p>
          </table:table-cell>
          <table:table-cell office:value-type="float" office:value="169159691" table:style-name="ce1">
            <text:p>169159691</text:p>
          </table:table-cell>
          <table:table-cell office:value-type="float" office:value="169093290" table:style-name="ce1">
            <text:p>169093290</text:p>
          </table:table-cell>
          <table:table-cell office:value-type="float" office:value="168980294" table:style-name="ce1">
            <text:p>168980294</text:p>
          </table:table-cell>
          <table:table-cell office:value-type="float" office:value="169026017" table:style-name="ce1">
            <text:p>169026017</text:p>
          </table:table-cell>
          <table:table-cell office:value-type="float" office:value="169166098" table:style-name="ce1">
            <text:p>169166098</text:p>
          </table:table-cell>
          <table:table-cell office:value-type="float" office:value="169067371" table:style-name="ce1">
            <text:p>169067371</text:p>
          </table:table-cell>
          <table:table-cell office:value-type="float" office:value="169122414" table:style-name="ce1">
            <text:p>169122414</text:p>
          </table:table-cell>
          <table:table-cell office:value-type="float" office:value="169057469" table:style-name="ce1">
            <text:p>169057469</text:p>
          </table:table-cell>
          <table:table-cell office:value-type="float" office:value="169011747" table:style-name="ce1">
            <text:p>169011747</text:p>
          </table:table-cell>
          <table:table-cell office:value-type="float" office:value="169049897" table:style-name="ce1">
            <text:p>169049897</text:p>
          </table:table-cell>
          <table:table-cell office:value-type="float" office:value="168959325" table:style-name="ce1">
            <text:p>168959325</text:p>
          </table:table-cell>
          <table:table-cell office:value-type="float" office:value="168709304.5" table:formula="of:=AVERAGE([.B4];[.AE4])" table:style-name="ce1">
            <text:p>168709304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169971931" table:style-name="ce1">
            <text:p>169971931</text:p>
          </table:table-cell>
          <table:table-cell office:value-type="float" office:value="168787500" table:style-name="ce1">
            <text:p>168787500</text:p>
          </table:table-cell>
          <table:table-cell office:value-type="float" office:value="168873121" table:style-name="ce1">
            <text:p>168873121</text:p>
          </table:table-cell>
          <table:table-cell office:value-type="float" office:value="168962238" table:style-name="ce1">
            <text:p>168962238</text:p>
          </table:table-cell>
          <table:table-cell office:value-type="float" office:value="168758377" table:style-name="ce1">
            <text:p>168758377</text:p>
          </table:table-cell>
          <table:table-cell office:value-type="float" office:value="169141926" table:style-name="ce1">
            <text:p>169141926</text:p>
          </table:table-cell>
          <table:table-cell office:value-type="float" office:value="168929911" table:style-name="ce1">
            <text:p>168929911</text:p>
          </table:table-cell>
          <table:table-cell office:value-type="float" office:value="169009417" table:style-name="ce1">
            <text:p>169009417</text:p>
          </table:table-cell>
          <table:table-cell office:value-type="float" office:value="169023104" table:style-name="ce1">
            <text:p>169023104</text:p>
          </table:table-cell>
          <table:table-cell office:value-type="float" office:value="169004174" table:style-name="ce1">
            <text:p>169004174</text:p>
          </table:table-cell>
          <table:table-cell office:value-type="float" office:value="168807886" table:style-name="ce1">
            <text:p>168807886</text:p>
          </table:table-cell>
          <table:table-cell office:value-type="float" office:value="168879528" table:style-name="ce1">
            <text:p>168879528</text:p>
          </table:table-cell>
          <table:table-cell office:value-type="float" office:value="169259000" table:style-name="ce1">
            <text:p>169259000</text:p>
          </table:table-cell>
          <table:table-cell office:value-type="float" office:value="168873995" table:style-name="ce1">
            <text:p>168873995</text:p>
          </table:table-cell>
          <table:table-cell office:value-type="float" office:value="168948841" table:style-name="ce1">
            <text:p>168948841</text:p>
          </table:table-cell>
          <table:table-cell office:value-type="float" office:value="168973886" table:style-name="ce1">
            <text:p>168973886</text:p>
          </table:table-cell>
          <table:table-cell office:value-type="float" office:value="168891760" table:style-name="ce1">
            <text:p>168891760</text:p>
          </table:table-cell>
          <table:table-cell office:value-type="float" office:value="168770317" table:style-name="ce1">
            <text:p>168770317</text:p>
          </table:table-cell>
          <table:table-cell office:value-type="float" office:value="168839630" table:style-name="ce1">
            <text:p>168839630</text:p>
          </table:table-cell>
          <table:table-cell office:value-type="float" office:value="168937774" table:style-name="ce1">
            <text:p>168937774</text:p>
          </table:table-cell>
          <table:table-cell office:value-type="float" office:value="168830311" table:style-name="ce1">
            <text:p>168830311</text:p>
          </table:table-cell>
          <table:table-cell office:value-type="float" office:value="169403742" table:style-name="ce1">
            <text:p>169403742</text:p>
          </table:table-cell>
          <table:table-cell office:value-type="float" office:value="169255797" table:style-name="ce1">
            <text:p>169255797</text:p>
          </table:table-cell>
          <table:table-cell office:value-type="float" office:value="168805556" table:style-name="ce1">
            <text:p>168805556</text:p>
          </table:table-cell>
          <table:table-cell office:value-type="float" office:value="169070867" table:style-name="ce1">
            <text:p>169070867</text:p>
          </table:table-cell>
          <table:table-cell office:value-type="float" office:value="168903991" table:style-name="ce1">
            <text:p>168903991</text:p>
          </table:table-cell>
          <table:table-cell office:value-type="float" office:value="168815457" table:style-name="ce1">
            <text:p>168815457</text:p>
          </table:table-cell>
          <table:table-cell office:value-type="float" office:value="168954083" table:style-name="ce1">
            <text:p>168954083</text:p>
          </table:table-cell>
          <table:table-cell office:value-type="float" office:value="168824777" table:style-name="ce1">
            <text:p>168824777</text:p>
          </table:table-cell>
          <table:table-cell office:value-type="float" office:value="168905739" table:style-name="ce1">
            <text:p>168905739</text:p>
          </table:table-cell>
          <table:table-cell office:value-type="float" office:value="169438835" table:formula="of:=AVERAGE([.B5];[.AE5])" table:style-name="ce1">
            <text:p>16943883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68473845" table:style-name="ce1">
            <text:p>168473845</text:p>
          </table:table-cell>
          <table:table-cell office:value-type="float" office:value="168198633" table:style-name="ce1">
            <text:p>168198633</text:p>
          </table:table-cell>
          <table:table-cell office:value-type="float" office:value="169270941" table:style-name="ce1">
            <text:p>169270941</text:p>
          </table:table-cell>
          <table:table-cell office:value-type="float" office:value="169187067" table:style-name="ce1">
            <text:p>169187067</text:p>
          </table:table-cell>
          <table:table-cell office:value-type="float" office:value="169208327" table:style-name="ce1">
            <text:p>169208327</text:p>
          </table:table-cell>
          <table:table-cell office:value-type="float" office:value="169015533" table:style-name="ce1">
            <text:p>169015533</text:p>
          </table:table-cell>
          <table:table-cell office:value-type="float" office:value="168978255" table:style-name="ce1">
            <text:p>168978255</text:p>
          </table:table-cell>
          <table:table-cell office:value-type="float" office:value="169063294" table:style-name="ce1">
            <text:p>169063294</text:p>
          </table:table-cell>
          <table:table-cell office:value-type="float" office:value="169007670" table:style-name="ce1">
            <text:p>169007670</text:p>
          </table:table-cell>
          <table:table-cell office:value-type="float" office:value="169044364" table:style-name="ce1">
            <text:p>169044364</text:p>
          </table:table-cell>
          <table:table-cell office:value-type="float" office:value="168956996" table:style-name="ce1">
            <text:p>168956996</text:p>
          </table:table-cell>
          <table:table-cell office:value-type="float" office:value="169098241" table:style-name="ce1">
            <text:p>169098241</text:p>
          </table:table-cell>
          <table:table-cell office:value-type="float" office:value="168910399" table:style-name="ce1">
            <text:p>168910399</text:p>
          </table:table-cell>
          <table:table-cell office:value-type="float" office:value="169138723" table:style-name="ce1">
            <text:p>169138723</text:p>
          </table:table-cell>
          <table:table-cell office:value-type="float" office:value="169465774" table:style-name="ce1">
            <text:p>169465774</text:p>
          </table:table-cell>
          <table:table-cell office:value-type="float" office:value="169361223" table:style-name="ce1">
            <text:p>169361223</text:p>
          </table:table-cell>
          <table:table-cell office:value-type="float" office:value="169396752" table:style-name="ce1">
            <text:p>169396752</text:p>
          </table:table-cell>
          <table:table-cell office:value-type="float" office:value="169129113" table:style-name="ce1">
            <text:p>169129113</text:p>
          </table:table-cell>
          <table:table-cell office:value-type="float" office:value="169070867" table:style-name="ce1">
            <text:p>169070867</text:p>
          </table:table-cell>
          <table:table-cell office:value-type="float" office:value="169003300" table:style-name="ce1">
            <text:p>169003300</text:p>
          </table:table-cell>
          <table:table-cell office:value-type="float" office:value="169043491" table:style-name="ce1">
            <text:p>169043491</text:p>
          </table:table-cell>
          <table:table-cell office:value-type="float" office:value="169035336" table:style-name="ce1">
            <text:p>169035336</text:p>
          </table:table-cell>
          <table:table-cell office:value-type="float" office:value="169106396" table:style-name="ce1">
            <text:p>169106396</text:p>
          </table:table-cell>
          <table:table-cell office:value-type="float" office:value="169153576" table:style-name="ce1">
            <text:p>169153576</text:p>
          </table:table-cell>
          <table:table-cell office:value-type="float" office:value="168177373" table:style-name="ce1">
            <text:p>168177373</text:p>
          </table:table-cell>
          <table:table-cell office:value-type="float" office:value="168937192" table:style-name="ce1">
            <text:p>168937192</text:p>
          </table:table-cell>
          <table:table-cell office:value-type="float" office:value="169137849" table:style-name="ce1">
            <text:p>169137849</text:p>
          </table:table-cell>
          <table:table-cell office:value-type="float" office:value="168944764" table:style-name="ce1">
            <text:p>168944764</text:p>
          </table:table-cell>
          <table:table-cell office:value-type="float" office:value="168901079" table:style-name="ce1">
            <text:p>168901079</text:p>
          </table:table-cell>
          <table:table-cell office:value-type="float" office:value="169323071" table:style-name="ce1">
            <text:p>169323071</text:p>
          </table:table-cell>
          <table:table-cell office:value-type="float" office:value="168898458" table:formula="of:=AVERAGE([.B6];[.AE6])" table:style-name="ce1">
            <text:p>16889845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8797401" table:style-name="ce1">
            <text:p>168797401</text:p>
          </table:table-cell>
          <table:table-cell office:value-type="float" office:value="169033589" table:style-name="ce1">
            <text:p>169033589</text:p>
          </table:table-cell>
          <table:table-cell office:value-type="float" office:value="168908651" table:style-name="ce1">
            <text:p>168908651</text:p>
          </table:table-cell>
          <table:table-cell office:value-type="float" office:value="168897876" table:style-name="ce1">
            <text:p>168897876</text:p>
          </table:table-cell>
          <table:table-cell office:value-type="float" office:value="168880693" table:style-name="ce1">
            <text:p>168880693</text:p>
          </table:table-cell>
          <table:table-cell office:value-type="float" office:value="169010291" table:style-name="ce1">
            <text:p>169010291</text:p>
          </table:table-cell>
          <table:table-cell office:value-type="float" office:value="168949424" table:style-name="ce1">
            <text:p>168949424</text:p>
          </table:table-cell>
          <table:table-cell office:value-type="float" office:value="169066498" table:style-name="ce1">
            <text:p>169066498</text:p>
          </table:table-cell>
          <table:table-cell office:value-type="float" office:value="168993981" table:style-name="ce1">
            <text:p>168993981</text:p>
          </table:table-cell>
          <table:table-cell office:value-type="float" office:value="168878072" table:style-name="ce1">
            <text:p>168878072</text:p>
          </table:table-cell>
          <table:table-cell office:value-type="float" office:value="169351029" table:style-name="ce1">
            <text:p>169351029</text:p>
          </table:table-cell>
          <table:table-cell office:value-type="float" office:value="168876033" table:style-name="ce1">
            <text:p>168876033</text:p>
          </table:table-cell>
          <table:table-cell office:value-type="float" office:value="168926125" table:style-name="ce1">
            <text:p>168926125</text:p>
          </table:table-cell>
          <table:table-cell office:value-type="float" office:value="168854482" table:style-name="ce1">
            <text:p>168854482</text:p>
          </table:table-cell>
          <table:table-cell office:value-type="float" office:value="168883022" table:style-name="ce1">
            <text:p>168883022</text:p>
          </table:table-cell>
          <table:table-cell office:value-type="float" office:value="168990195" table:style-name="ce1">
            <text:p>168990195</text:p>
          </table:table-cell>
          <table:table-cell office:value-type="float" office:value="168918844" table:style-name="ce1">
            <text:p>168918844</text:p>
          </table:table-cell>
          <table:table-cell office:value-type="float" office:value="168913020" table:style-name="ce1">
            <text:p>168913020</text:p>
          </table:table-cell>
          <table:table-cell office:value-type="float" office:value="168931367" table:style-name="ce1">
            <text:p>168931367</text:p>
          </table:table-cell>
          <table:table-cell office:value-type="float" office:value="168928164" table:style-name="ce1">
            <text:p>168928164</text:p>
          </table:table-cell>
          <table:table-cell office:value-type="float" office:value="168833805" table:style-name="ce1">
            <text:p>168833805</text:p>
          </table:table-cell>
          <table:table-cell office:value-type="float" office:value="169330061" table:style-name="ce1">
            <text:p>169330061</text:p>
          </table:table-cell>
          <table:table-cell office:value-type="float" office:value="169286085" table:style-name="ce1">
            <text:p>169286085</text:p>
          </table:table-cell>
          <table:table-cell office:value-type="float" office:value="168941560" table:style-name="ce1">
            <text:p>168941560</text:p>
          </table:table-cell>
          <table:table-cell office:value-type="float" office:value="168949424" table:style-name="ce1">
            <text:p>168949424</text:p>
          </table:table-cell>
          <table:table-cell office:value-type="float" office:value="168913602" table:style-name="ce1">
            <text:p>168913602</text:p>
          </table:table-cell>
          <table:table-cell office:value-type="float" office:value="168936900" table:style-name="ce1">
            <text:p>168936900</text:p>
          </table:table-cell>
          <table:table-cell office:value-type="float" office:value="168881567" table:style-name="ce1">
            <text:p>168881567</text:p>
          </table:table-cell>
          <table:table-cell office:value-type="float" office:value="168938356" table:style-name="ce1">
            <text:p>168938356</text:p>
          </table:table-cell>
          <table:table-cell office:value-type="float" office:value="169054557" table:style-name="ce1">
            <text:p>169054557</text:p>
          </table:table-cell>
          <table:table-cell office:value-type="float" office:value="168925979" table:formula="of:=AVERAGE([.B7];[.AE7])" table:style-name="ce1">
            <text:p>168925979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68968353" table:style-name="ce1">
            <text:p>168968353</text:p>
          </table:table-cell>
          <table:table-cell office:value-type="float" office:value="169454998" table:style-name="ce1">
            <text:p>169454998</text:p>
          </table:table-cell>
          <table:table-cell office:value-type="float" office:value="167985162" table:style-name="ce1">
            <text:p>167985162</text:p>
          </table:table-cell>
          <table:table-cell office:value-type="float" office:value="167965066" table:style-name="ce1">
            <text:p>167965066</text:p>
          </table:table-cell>
          <table:table-cell office:value-type="float" office:value="169038248" table:style-name="ce1">
            <text:p>169038248</text:p>
          </table:table-cell>
          <table:table-cell office:value-type="float" office:value="168913602" table:style-name="ce1">
            <text:p>168913602</text:p>
          </table:table-cell>
          <table:table-cell office:value-type="float" office:value="168966605" table:style-name="ce1">
            <text:p>168966605</text:p>
          </table:table-cell>
          <table:table-cell office:value-type="float" office:value="168996312" table:style-name="ce1">
            <text:p>168996312</text:p>
          </table:table-cell>
          <table:table-cell office:value-type="float" office:value="169072614" table:style-name="ce1">
            <text:p>169072614</text:p>
          </table:table-cell>
          <table:table-cell office:value-type="float" office:value="169106687" table:style-name="ce1">
            <text:p>169106687</text:p>
          </table:table-cell>
          <table:table-cell office:value-type="float" office:value="169068537" table:style-name="ce1">
            <text:p>169068537</text:p>
          </table:table-cell>
          <table:table-cell office:value-type="float" office:value="169075234" table:style-name="ce1">
            <text:p>169075234</text:p>
          </table:table-cell>
          <table:table-cell office:value-type="float" office:value="169058052" table:style-name="ce1">
            <text:p>169058052</text:p>
          </table:table-cell>
          <table:table-cell office:value-type="float" office:value="167995937" table:style-name="ce1">
            <text:p>167995937</text:p>
          </table:table-cell>
          <table:table-cell office:value-type="float" office:value="169020775" table:style-name="ce1">
            <text:p>169020775</text:p>
          </table:table-cell>
          <table:table-cell office:value-type="float" office:value="168961655" table:style-name="ce1">
            <text:p>168961655</text:p>
          </table:table-cell>
          <table:table-cell office:value-type="float" office:value="169113676" table:style-name="ce1">
            <text:p>169113676</text:p>
          </table:table-cell>
          <table:table-cell office:value-type="float" office:value="169054558" table:style-name="ce1">
            <text:p>169054558</text:p>
          </table:table-cell>
          <table:table-cell office:value-type="float" office:value="169047277" table:style-name="ce1">
            <text:p>169047277</text:p>
          </table:table-cell>
          <table:table-cell office:value-type="float" office:value="169031841" table:style-name="ce1">
            <text:p>169031841</text:p>
          </table:table-cell>
          <table:table-cell office:value-type="float" office:value="168928746" table:style-name="ce1">
            <text:p>168928746</text:p>
          </table:table-cell>
          <table:table-cell office:value-type="float" office:value="169013785" table:style-name="ce1">
            <text:p>169013785</text:p>
          </table:table-cell>
          <table:table-cell office:value-type="float" office:value="168857103" table:style-name="ce1">
            <text:p>168857103</text:p>
          </table:table-cell>
          <table:table-cell office:value-type="float" office:value="169131442" table:style-name="ce1">
            <text:p>169131442</text:p>
          </table:table-cell>
          <table:table-cell office:value-type="float" office:value="169029511" table:style-name="ce1">
            <text:p>169029511</text:p>
          </table:table-cell>
          <table:table-cell office:value-type="float" office:value="168935444" table:style-name="ce1">
            <text:p>168935444</text:p>
          </table:table-cell>
          <table:table-cell office:value-type="float" office:value="168864093" table:style-name="ce1">
            <text:p>168864093</text:p>
          </table:table-cell>
          <table:table-cell office:value-type="float" office:value="169278804" table:style-name="ce1">
            <text:p>169278804</text:p>
          </table:table-cell>
          <table:table-cell office:value-type="float" office:value="169228422" table:style-name="ce1">
            <text:p>169228422</text:p>
          </table:table-cell>
          <table:table-cell office:value-type="float" office:value="168966897" table:style-name="ce1">
            <text:p>168966897</text:p>
          </table:table-cell>
          <table:table-cell office:value-type="float" office:value="168967625" table:formula="of:=AVERAGE([.B8];[.AE8])" table:style-name="ce1">
            <text:p>16896762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71003467" table:style-name="ce1">
            <text:p>171003467</text:p>
          </table:table-cell>
          <table:table-cell office:value-type="float" office:value="168907486" table:style-name="ce1">
            <text:p>168907486</text:p>
          </table:table-cell>
          <table:table-cell office:value-type="float" office:value="169170175" table:style-name="ce1">
            <text:p>169170175</text:p>
          </table:table-cell>
          <table:table-cell office:value-type="float" office:value="169348991" table:style-name="ce1">
            <text:p>169348991</text:p>
          </table:table-cell>
          <table:table-cell office:value-type="float" office:value="169135228" table:style-name="ce1">
            <text:p>169135228</text:p>
          </table:table-cell>
          <table:table-cell office:value-type="float" office:value="168853609" table:style-name="ce1">
            <text:p>168853609</text:p>
          </table:table-cell>
          <table:table-cell office:value-type="float" office:value="169066498" table:style-name="ce1">
            <text:p>169066498</text:p>
          </table:table-cell>
          <table:table-cell office:value-type="float" office:value="169001262" table:style-name="ce1">
            <text:p>169001262</text:p>
          </table:table-cell>
          <table:table-cell office:value-type="float" office:value="169066789" table:style-name="ce1">
            <text:p>169066789</text:p>
          </table:table-cell>
          <table:table-cell office:value-type="float" office:value="169079894" table:style-name="ce1">
            <text:p>169079894</text:p>
          </table:table-cell>
          <table:table-cell office:value-type="float" office:value="168930785" table:style-name="ce1">
            <text:p>168930785</text:p>
          </table:table-cell>
          <table:table-cell office:value-type="float" office:value="169009416" table:style-name="ce1">
            <text:p>169009416</text:p>
          </table:table-cell>
          <table:table-cell office:value-type="float" office:value="168901370" table:style-name="ce1">
            <text:p>168901370</text:p>
          </table:table-cell>
          <table:table-cell office:value-type="float" office:value="168914185" table:style-name="ce1">
            <text:p>168914185</text:p>
          </table:table-cell>
          <table:table-cell office:value-type="float" office:value="168958160" table:style-name="ce1">
            <text:p>168958160</text:p>
          </table:table-cell>
          <table:table-cell office:value-type="float" office:value="168943890" table:style-name="ce1">
            <text:p>168943890</text:p>
          </table:table-cell>
          <table:table-cell office:value-type="float" office:value="169162604" table:style-name="ce1">
            <text:p>169162604</text:p>
          </table:table-cell>
          <table:table-cell office:value-type="float" office:value="169336177" table:style-name="ce1">
            <text:p>169336177</text:p>
          </table:table-cell>
          <table:table-cell office:value-type="float" office:value="169508003" table:style-name="ce1">
            <text:p>169508003</text:p>
          </table:table-cell>
          <table:table-cell office:value-type="float" office:value="169128530" table:style-name="ce1">
            <text:p>169128530</text:p>
          </table:table-cell>
          <table:table-cell office:value-type="float" office:value="169116007" table:style-name="ce1">
            <text:p>169116007</text:p>
          </table:table-cell>
          <table:table-cell office:value-type="float" office:value="169034171" table:style-name="ce1">
            <text:p>169034171</text:p>
          </table:table-cell>
          <table:table-cell office:value-type="float" office:value="169051936" table:style-name="ce1">
            <text:p>169051936</text:p>
          </table:table-cell>
          <table:table-cell office:value-type="float" office:value="169124452" table:style-name="ce1">
            <text:p>169124452</text:p>
          </table:table-cell>
          <table:table-cell office:value-type="float" office:value="169051353" table:style-name="ce1">
            <text:p>169051353</text:p>
          </table:table-cell>
          <table:table-cell office:value-type="float" office:value="168998932" table:style-name="ce1">
            <text:p>168998932</text:p>
          </table:table-cell>
          <table:table-cell office:value-type="float" office:value="168919718" table:style-name="ce1">
            <text:p>168919718</text:p>
          </table:table-cell>
          <table:table-cell office:value-type="float" office:value="170375576" table:style-name="ce1">
            <text:p>170375576</text:p>
          </table:table-cell>
          <table:table-cell office:value-type="float" office:value="168943889" table:style-name="ce1">
            <text:p>168943889</text:p>
          </table:table-cell>
          <table:table-cell office:value-type="float" office:value="169042035" table:style-name="ce1">
            <text:p>169042035</text:p>
          </table:table-cell>
          <table:table-cell office:value-type="float" office:value="170022751" table:formula="of:=AVERAGE([.B9];[.AE9])" table:style-name="ce1">
            <text:p>170022751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68712944" table:style-name="ce1">
            <text:p>168712944</text:p>
          </table:table-cell>
          <table:table-cell office:value-type="float" office:value="169033880" table:style-name="ce1">
            <text:p>169033880</text:p>
          </table:table-cell>
          <table:table-cell office:value-type="float" office:value="169277057" table:style-name="ce1">
            <text:p>169277057</text:p>
          </table:table-cell>
          <table:table-cell office:value-type="float" office:value="168827107" table:style-name="ce1">
            <text:p>168827107</text:p>
          </table:table-cell>
          <table:table-cell office:value-type="float" office:value="169268029" table:style-name="ce1">
            <text:p>169268029</text:p>
          </table:table-cell>
          <table:table-cell office:value-type="float" office:value="168966024" table:style-name="ce1">
            <text:p>168966024</text:p>
          </table:table-cell>
          <table:table-cell office:value-type="float" office:value="169044656" table:style-name="ce1">
            <text:p>169044656</text:p>
          </table:table-cell>
          <table:table-cell office:value-type="float" office:value="169014367" table:style-name="ce1">
            <text:p>169014367</text:p>
          </table:table-cell>
          <table:table-cell office:value-type="float" office:value="169030967" table:style-name="ce1">
            <text:p>169030967</text:p>
          </table:table-cell>
          <table:table-cell office:value-type="float" office:value="169050189" table:style-name="ce1">
            <text:p>169050189</text:p>
          </table:table-cell>
          <table:table-cell office:value-type="float" office:value="169080185" table:style-name="ce1">
            <text:p>169080185</text:p>
          </table:table-cell>
          <table:table-cell office:value-type="float" office:value="168890304" table:style-name="ce1">
            <text:p>168890304</text:p>
          </table:table-cell>
          <table:table-cell office:value-type="float" office:value="168943017" table:style-name="ce1">
            <text:p>168943017</text:p>
          </table:table-cell>
          <table:table-cell office:value-type="float" office:value="169055140" table:style-name="ce1">
            <text:p>169055140</text:p>
          </table:table-cell>
          <table:table-cell office:value-type="float" office:value="168949132" table:style-name="ce1">
            <text:p>168949132</text:p>
          </table:table-cell>
          <table:table-cell office:value-type="float" office:value="168977381" table:style-name="ce1">
            <text:p>168977381</text:p>
          </table:table-cell>
          <table:table-cell office:value-type="float" office:value="168964276" table:style-name="ce1">
            <text:p>168964276</text:p>
          </table:table-cell>
          <table:table-cell office:value-type="float" office:value="168918261" table:style-name="ce1">
            <text:p>168918261</text:p>
          </table:table-cell>
          <table:table-cell office:value-type="float" office:value="168986992" table:style-name="ce1">
            <text:p>168986992</text:p>
          </table:table-cell>
          <table:table-cell office:value-type="float" office:value="169176291" table:style-name="ce1">
            <text:p>169176291</text:p>
          </table:table-cell>
          <table:table-cell office:value-type="float" office:value="169032715" table:style-name="ce1">
            <text:p>169032715</text:p>
          </table:table-cell>
          <table:table-cell office:value-type="float" office:value="168925543" table:style-name="ce1">
            <text:p>168925543</text:p>
          </table:table-cell>
          <table:table-cell office:value-type="float" office:value="169075234" table:style-name="ce1">
            <text:p>169075234</text:p>
          </table:table-cell>
          <table:table-cell office:value-type="float" office:value="169002718" table:style-name="ce1">
            <text:p>169002718</text:p>
          </table:table-cell>
          <table:table-cell office:value-type="float" office:value="169068828" table:style-name="ce1">
            <text:p>169068828</text:p>
          </table:table-cell>
          <table:table-cell office:value-type="float" office:value="169073488" table:style-name="ce1">
            <text:p>169073488</text:p>
          </table:table-cell>
          <table:table-cell office:value-type="float" office:value="168996020" table:style-name="ce1">
            <text:p>168996020</text:p>
          </table:table-cell>
          <table:table-cell office:value-type="float" office:value="169121249" table:style-name="ce1">
            <text:p>169121249</text:p>
          </table:table-cell>
          <table:table-cell office:value-type="float" office:value="168986118" table:style-name="ce1">
            <text:p>168986118</text:p>
          </table:table-cell>
          <table:table-cell office:value-type="float" office:value="168932532" table:style-name="ce1">
            <text:p>168932532</text:p>
          </table:table-cell>
          <table:table-cell office:value-type="float" office:value="168822738" table:formula="of:=AVERAGE([.B10];[.AE10])" table:style-name="ce1">
            <text:p>16882273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68270858" table:style-name="ce1">
            <text:p>168270858</text:p>
          </table:table-cell>
          <table:table-cell office:value-type="float" office:value="169306180" table:style-name="ce1">
            <text:p>169306180</text:p>
          </table:table-cell>
          <table:table-cell office:value-type="float" office:value="169239780" table:style-name="ce1">
            <text:p>169239780</text:p>
          </table:table-cell>
          <table:table-cell office:value-type="float" office:value="169300937" table:style-name="ce1">
            <text:p>169300937</text:p>
          </table:table-cell>
          <table:table-cell office:value-type="float" office:value="168951171" table:style-name="ce1">
            <text:p>168951171</text:p>
          </table:table-cell>
          <table:table-cell office:value-type="float" office:value="168043407" table:style-name="ce1">
            <text:p>168043407</text:p>
          </table:table-cell>
          <table:table-cell office:value-type="float" office:value="168950006" table:style-name="ce1">
            <text:p>168950006</text:p>
          </table:table-cell>
          <table:table-cell office:value-type="float" office:value="169054266" table:style-name="ce1">
            <text:p>169054266</text:p>
          </table:table-cell>
          <table:table-cell office:value-type="float" office:value="169043200" table:style-name="ce1">
            <text:p>169043200</text:p>
          </table:table-cell>
          <table:table-cell office:value-type="float" office:value="169065624" table:style-name="ce1">
            <text:p>169065624</text:p>
          </table:table-cell>
          <table:table-cell office:value-type="float" office:value="169143383" table:style-name="ce1">
            <text:p>169143383</text:p>
          </table:table-cell>
          <table:table-cell office:value-type="float" office:value="169035336" table:style-name="ce1">
            <text:p>169035336</text:p>
          </table:table-cell>
          <table:table-cell office:value-type="float" office:value="168908943" table:style-name="ce1">
            <text:p>168908943</text:p>
          </table:table-cell>
          <table:table-cell office:value-type="float" office:value="168037000" table:style-name="ce1">
            <text:p>168037000</text:p>
          </table:table-cell>
          <table:table-cell office:value-type="float" office:value="169214443" table:style-name="ce1">
            <text:p>169214443</text:p>
          </table:table-cell>
          <table:table-cell office:value-type="float" office:value="169255214" table:style-name="ce1">
            <text:p>169255214</text:p>
          </table:table-cell>
          <table:table-cell office:value-type="float" office:value="169456164" table:style-name="ce1">
            <text:p>169456164</text:p>
          </table:table-cell>
          <table:table-cell office:value-type="float" office:value="169300064" table:style-name="ce1">
            <text:p>169300064</text:p>
          </table:table-cell>
          <table:table-cell office:value-type="float" office:value="169019318" table:style-name="ce1">
            <text:p>169019318</text:p>
          </table:table-cell>
          <table:table-cell office:value-type="float" office:value="167887891" table:style-name="ce1">
            <text:p>167887891</text:p>
          </table:table-cell>
          <table:table-cell office:value-type="float" office:value="168998350" table:style-name="ce1">
            <text:p>168998350</text:p>
          </table:table-cell>
          <table:table-cell office:value-type="float" office:value="169098533" table:style-name="ce1">
            <text:p>169098533</text:p>
          </table:table-cell>
          <table:table-cell office:value-type="float" office:value="169063876" table:style-name="ce1">
            <text:p>169063876</text:p>
          </table:table-cell>
          <table:table-cell office:value-type="float" office:value="168955248" table:style-name="ce1">
            <text:p>168955248</text:p>
          </table:table-cell>
          <table:table-cell office:value-type="float" office:value="169131151" table:style-name="ce1">
            <text:p>169131151</text:p>
          </table:table-cell>
          <table:table-cell office:value-type="float" office:value="169065041" table:style-name="ce1">
            <text:p>169065041</text:p>
          </table:table-cell>
          <table:table-cell office:value-type="float" office:value="168989322" table:style-name="ce1">
            <text:p>168989322</text:p>
          </table:table-cell>
          <table:table-cell office:value-type="float" office:value="168091752" table:style-name="ce1">
            <text:p>168091752</text:p>
          </table:table-cell>
          <table:table-cell office:value-type="float" office:value="167988365" table:style-name="ce1">
            <text:p>167988365</text:p>
          </table:table-cell>
          <table:table-cell office:value-type="float" office:value="168054183" table:style-name="ce1">
            <text:p>168054183</text:p>
          </table:table-cell>
          <table:table-cell office:value-type="float" office:value="168162520.5" table:formula="of:=AVERAGE([.B11];[.AE11])" table:style-name="ce1">
            <text:p>168162520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69571782" table:style-name="ce1">
            <text:p>169571782</text:p>
          </table:table-cell>
          <table:table-cell office:value-type="float" office:value="168986409" table:style-name="ce1">
            <text:p>168986409</text:p>
          </table:table-cell>
          <table:table-cell office:value-type="float" office:value="168929911" table:style-name="ce1">
            <text:p>168929911</text:p>
          </table:table-cell>
          <table:table-cell office:value-type="float" office:value="169014950" table:style-name="ce1">
            <text:p>169014950</text:p>
          </table:table-cell>
          <table:table-cell office:value-type="float" office:value="168956995" table:style-name="ce1">
            <text:p>168956995</text:p>
          </table:table-cell>
          <table:table-cell office:value-type="float" office:value="169070575" table:style-name="ce1">
            <text:p>169070575</text:p>
          </table:table-cell>
          <table:table-cell office:value-type="float" office:value="168959616" table:style-name="ce1">
            <text:p>168959616</text:p>
          </table:table-cell>
          <table:table-cell office:value-type="float" office:value="169104940" table:style-name="ce1">
            <text:p>169104940</text:p>
          </table:table-cell>
          <table:table-cell office:value-type="float" office:value="169088340" table:style-name="ce1">
            <text:p>169088340</text:p>
          </table:table-cell>
          <table:table-cell office:value-type="float" office:value="169493731" table:style-name="ce1">
            <text:p>169493731</text:p>
          </table:table-cell>
          <table:table-cell office:value-type="float" office:value="169068828" table:style-name="ce1">
            <text:p>169068828</text:p>
          </table:table-cell>
          <table:table-cell office:value-type="float" office:value="169283756" table:style-name="ce1">
            <text:p>169283756</text:p>
          </table:table-cell>
          <table:table-cell office:value-type="float" office:value="168947967" table:style-name="ce1">
            <text:p>168947967</text:p>
          </table:table-cell>
          <table:table-cell office:value-type="float" office:value="168877780" table:style-name="ce1">
            <text:p>168877780</text:p>
          </table:table-cell>
          <table:table-cell office:value-type="float" office:value="169024851" table:style-name="ce1">
            <text:p>169024851</text:p>
          </table:table-cell>
          <table:table-cell office:value-type="float" office:value="169143964" table:style-name="ce1">
            <text:p>169143964</text:p>
          </table:table-cell>
          <table:table-cell office:value-type="float" office:value="169054557" table:style-name="ce1">
            <text:p>169054557</text:p>
          </table:table-cell>
          <table:table-cell office:value-type="float" office:value="169169593" table:style-name="ce1">
            <text:p>169169593</text:p>
          </table:table-cell>
          <table:table-cell office:value-type="float" office:value="169015824" table:style-name="ce1">
            <text:p>169015824</text:p>
          </table:table-cell>
          <table:table-cell office:value-type="float" office:value="169102319" table:style-name="ce1">
            <text:p>169102319</text:p>
          </table:table-cell>
          <table:table-cell office:value-type="float" office:value="169053684" table:style-name="ce1">
            <text:p>169053684</text:p>
          </table:table-cell>
          <table:table-cell office:value-type="float" office:value="169083097" table:style-name="ce1">
            <text:p>169083097</text:p>
          </table:table-cell>
          <table:table-cell office:value-type="float" office:value="169084554" table:style-name="ce1">
            <text:p>169084554</text:p>
          </table:table-cell>
          <table:table-cell office:value-type="float" office:value="168873704" table:style-name="ce1">
            <text:p>168873704</text:p>
          </table:table-cell>
          <table:table-cell office:value-type="float" office:value="168919136" table:style-name="ce1">
            <text:p>168919136</text:p>
          </table:table-cell>
          <table:table-cell office:value-type="float" office:value="169097660" table:style-name="ce1">
            <text:p>169097660</text:p>
          </table:table-cell>
          <table:table-cell office:value-type="float" office:value="168137766" table:style-name="ce1">
            <text:p>168137766</text:p>
          </table:table-cell>
          <table:table-cell office:value-type="float" office:value="169212695" table:style-name="ce1">
            <text:p>169212695</text:p>
          </table:table-cell>
          <table:table-cell office:value-type="float" office:value="169105523" table:style-name="ce1">
            <text:p>169105523</text:p>
          </table:table-cell>
          <table:table-cell office:value-type="float" office:value="169008543" table:style-name="ce1">
            <text:p>169008543</text:p>
          </table:table-cell>
          <table:table-cell office:value-type="float" office:value="169290162.5" table:formula="of:=AVERAGE([.B12];[.AE12])" table:style-name="ce1">
            <text:p>169290162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68284546" table:style-name="ce1">
            <text:p>168284546</text:p>
          </table:table-cell>
          <table:table-cell office:value-type="float" office:value="169009125" table:style-name="ce1">
            <text:p>169009125</text:p>
          </table:table-cell>
          <table:table-cell office:value-type="float" office:value="168968062" table:style-name="ce1">
            <text:p>168968062</text:p>
          </table:table-cell>
          <table:table-cell office:value-type="float" office:value="169059217" table:style-name="ce1">
            <text:p>169059217</text:p>
          </table:table-cell>
          <table:table-cell office:value-type="float" office:value="168942434" table:style-name="ce1">
            <text:p>168942434</text:p>
          </table:table-cell>
          <table:table-cell office:value-type="float" office:value="168832640" table:style-name="ce1">
            <text:p>168832640</text:p>
          </table:table-cell>
          <table:table-cell office:value-type="float" office:value="169134354" table:style-name="ce1">
            <text:p>169134354</text:p>
          </table:table-cell>
          <table:table-cell office:value-type="float" office:value="168982041" table:style-name="ce1">
            <text:p>168982041</text:p>
          </table:table-cell>
          <table:table-cell office:value-type="float" office:value="169067372" table:style-name="ce1">
            <text:p>169067372</text:p>
          </table:table-cell>
          <table:table-cell office:value-type="float" office:value="169119210" table:style-name="ce1">
            <text:p>169119210</text:p>
          </table:table-cell>
          <table:table-cell office:value-type="float" office:value="169059217" table:style-name="ce1">
            <text:p>169059217</text:p>
          </table:table-cell>
          <table:table-cell office:value-type="float" office:value="168869335" table:style-name="ce1">
            <text:p>168869335</text:p>
          </table:table-cell>
          <table:table-cell office:value-type="float" office:value="168897002" table:style-name="ce1">
            <text:p>168897002</text:p>
          </table:table-cell>
          <table:table-cell office:value-type="float" office:value="169319286" table:style-name="ce1">
            <text:p>169319286</text:p>
          </table:table-cell>
          <table:table-cell office:value-type="float" office:value="169275601" table:style-name="ce1">
            <text:p>169275601</text:p>
          </table:table-cell>
          <table:table-cell office:value-type="float" office:value="169180951" table:style-name="ce1">
            <text:p>169180951</text:p>
          </table:table-cell>
          <table:table-cell office:value-type="float" office:value="169097077" table:style-name="ce1">
            <text:p>169097077</text:p>
          </table:table-cell>
          <table:table-cell office:value-type="float" office:value="169097950" table:style-name="ce1">
            <text:p>169097950</text:p>
          </table:table-cell>
          <table:table-cell office:value-type="float" office:value="168989613" table:style-name="ce1">
            <text:p>168989613</text:p>
          </table:table-cell>
          <table:table-cell office:value-type="float" office:value="169041743" table:style-name="ce1">
            <text:p>169041743</text:p>
          </table:table-cell>
          <table:table-cell office:value-type="float" office:value="168912729" table:style-name="ce1">
            <text:p>168912729</text:p>
          </table:table-cell>
          <table:table-cell office:value-type="float" office:value="169174835" table:style-name="ce1">
            <text:p>169174835</text:p>
          </table:table-cell>
          <table:table-cell office:value-type="float" office:value="169058052" table:style-name="ce1">
            <text:p>169058052</text:p>
          </table:table-cell>
          <table:table-cell office:value-type="float" office:value="168903701" table:style-name="ce1">
            <text:p>168903701</text:p>
          </table:table-cell>
          <table:table-cell office:value-type="float" office:value="169126491" table:style-name="ce1">
            <text:p>169126491</text:p>
          </table:table-cell>
          <table:table-cell office:value-type="float" office:value="169120958" table:style-name="ce1">
            <text:p>169120958</text:p>
          </table:table-cell>
          <table:table-cell office:value-type="float" office:value="169143965" table:style-name="ce1">
            <text:p>169143965</text:p>
          </table:table-cell>
          <table:table-cell office:value-type="float" office:value="168924378" table:style-name="ce1">
            <text:p>168924378</text:p>
          </table:table-cell>
          <table:table-cell office:value-type="float" office:value="169088340" table:style-name="ce1">
            <text:p>169088340</text:p>
          </table:table-cell>
          <table:table-cell office:value-type="float" office:value="169195513" table:style-name="ce1">
            <text:p>169195513</text:p>
          </table:table-cell>
          <table:table-cell office:value-type="float" office:value="168740029.5" table:formula="of:=AVERAGE([.B13];[.AE13])" table:style-name="ce1">
            <text:p>168740029.5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68425209" table:style-name="ce1">
            <text:p>168425209</text:p>
          </table:table-cell>
          <table:table-cell office:value-type="float" office:value="169164351" table:style-name="ce1">
            <text:p>169164351</text:p>
          </table:table-cell>
          <table:table-cell office:value-type="float" office:value="168988157" table:style-name="ce1">
            <text:p>168988157</text:p>
          </table:table-cell>
          <table:table-cell office:value-type="float" office:value="169106105" table:style-name="ce1">
            <text:p>169106105</text:p>
          </table:table-cell>
          <table:table-cell office:value-type="float" office:value="168980003" table:style-name="ce1">
            <text:p>168980003</text:p>
          </table:table-cell>
          <table:table-cell office:value-type="float" office:value="169011747" table:style-name="ce1">
            <text:p>169011747</text:p>
          </table:table-cell>
          <table:table-cell office:value-type="float" office:value="170083763" table:style-name="ce1">
            <text:p>170083763</text:p>
          </table:table-cell>
          <table:table-cell office:value-type="float" office:value="169299191" table:style-name="ce1">
            <text:p>169299191</text:p>
          </table:table-cell>
          <table:table-cell office:value-type="float" office:value="169175126" table:style-name="ce1">
            <text:p>169175126</text:p>
          </table:table-cell>
          <table:table-cell office:value-type="float" office:value="169118919" table:style-name="ce1">
            <text:p>169118919</text:p>
          </table:table-cell>
          <table:table-cell office:value-type="float" office:value="168467146" table:style-name="ce1">
            <text:p>168467146</text:p>
          </table:table-cell>
          <table:table-cell office:value-type="float" office:value="169098824" table:style-name="ce1">
            <text:p>169098824</text:p>
          </table:table-cell>
          <table:table-cell office:value-type="float" office:value="168103401" table:style-name="ce1">
            <text:p>168103401</text:p>
          </table:table-cell>
          <table:table-cell office:value-type="float" office:value="168332016" table:style-name="ce1">
            <text:p>168332016</text:p>
          </table:table-cell>
          <table:table-cell office:value-type="float" office:value="168952918" table:style-name="ce1">
            <text:p>168952918</text:p>
          </table:table-cell>
          <table:table-cell office:value-type="float" office:value="168126991" table:style-name="ce1">
            <text:p>168126991</text:p>
          </table:table-cell>
          <table:table-cell office:value-type="float" office:value="169465773" table:style-name="ce1">
            <text:p>169465773</text:p>
          </table:table-cell>
          <table:table-cell office:value-type="float" office:value="169118628" table:style-name="ce1">
            <text:p>169118628</text:p>
          </table:table-cell>
          <table:table-cell office:value-type="float" office:value="169428205" table:style-name="ce1">
            <text:p>169428205</text:p>
          </table:table-cell>
          <table:table-cell office:value-type="float" office:value="169353650" table:style-name="ce1">
            <text:p>169353650</text:p>
          </table:table-cell>
          <table:table-cell office:value-type="float" office:value="168285711" table:style-name="ce1">
            <text:p>168285711</text:p>
          </table:table-cell>
          <table:table-cell office:value-type="float" office:value="168396087" table:style-name="ce1">
            <text:p>168396087</text:p>
          </table:table-cell>
          <table:table-cell office:value-type="float" office:value="169110182" table:style-name="ce1">
            <text:p>169110182</text:p>
          </table:table-cell>
          <table:table-cell office:value-type="float" office:value="169674003" table:style-name="ce1">
            <text:p>169674003</text:p>
          </table:table-cell>
          <table:table-cell office:value-type="float" office:value="169581974" table:style-name="ce1">
            <text:p>169581974</text:p>
          </table:table-cell>
          <table:table-cell office:value-type="float" office:value="168191643" table:style-name="ce1">
            <text:p>168191643</text:p>
          </table:table-cell>
          <table:table-cell office:value-type="float" office:value="169412479" table:style-name="ce1">
            <text:p>169412479</text:p>
          </table:table-cell>
          <table:table-cell office:value-type="float" office:value="169128529" table:style-name="ce1">
            <text:p>169128529</text:p>
          </table:table-cell>
          <table:table-cell office:value-type="float" office:value="169042617" table:style-name="ce1">
            <text:p>169042617</text:p>
          </table:table-cell>
          <table:table-cell office:value-type="float" office:value="170484787" table:style-name="ce1">
            <text:p>170484787</text:p>
          </table:table-cell>
          <table:table-cell office:value-type="float" office:value="169454998" table:formula="of:=AVERAGE([.B14];[.AE14])" table:style-name="ce1">
            <text:p>169454998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68251345" table:style-name="ce1">
            <text:p>168251345</text:p>
          </table:table-cell>
          <table:table-cell office:value-type="float" office:value="169043491" table:style-name="ce1">
            <text:p>169043491</text:p>
          </table:table-cell>
          <table:table-cell office:value-type="float" office:value="168973886" table:style-name="ce1">
            <text:p>168973886</text:p>
          </table:table-cell>
          <table:table-cell office:value-type="float" office:value="169264825" table:style-name="ce1">
            <text:p>169264825</text:p>
          </table:table-cell>
          <table:table-cell office:value-type="float" office:value="169197843" table:style-name="ce1">
            <text:p>169197843</text:p>
          </table:table-cell>
          <table:table-cell office:value-type="float" office:value="169247934" table:style-name="ce1">
            <text:p>169247934</text:p>
          </table:table-cell>
          <table:table-cell office:value-type="float" office:value="169375784" table:style-name="ce1">
            <text:p>169375784</text:p>
          </table:table-cell>
          <table:table-cell office:value-type="float" office:value="169016115" table:style-name="ce1">
            <text:p>169016115</text:p>
          </table:table-cell>
          <table:table-cell office:value-type="float" office:value="169054266" table:style-name="ce1">
            <text:p>169054266</text:p>
          </table:table-cell>
          <table:table-cell office:value-type="float" office:value="169165807" table:style-name="ce1">
            <text:p>169165807</text:p>
          </table:table-cell>
          <table:table-cell office:value-type="float" office:value="169143382" table:style-name="ce1">
            <text:p>169143382</text:p>
          </table:table-cell>
          <table:table-cell office:value-type="float" office:value="169039122" table:style-name="ce1">
            <text:p>169039122</text:p>
          </table:table-cell>
          <table:table-cell office:value-type="float" office:value="169035045" table:style-name="ce1">
            <text:p>169035045</text:p>
          </table:table-cell>
          <table:table-cell office:value-type="float" office:value="169057470" table:style-name="ce1">
            <text:p>169057470</text:p>
          </table:table-cell>
          <table:table-cell office:value-type="float" office:value="169067081" table:style-name="ce1">
            <text:p>169067081</text:p>
          </table:table-cell>
          <table:table-cell office:value-type="float" office:value="169140179" table:style-name="ce1">
            <text:p>169140179</text:p>
          </table:table-cell>
          <table:table-cell office:value-type="float" office:value="168932532" table:style-name="ce1">
            <text:p>168932532</text:p>
          </table:table-cell>
          <table:table-cell office:value-type="float" office:value="169107269" table:style-name="ce1">
            <text:p>169107269</text:p>
          </table:table-cell>
          <table:table-cell office:value-type="float" office:value="169229295" table:style-name="ce1">
            <text:p>169229295</text:p>
          </table:table-cell>
          <table:table-cell office:value-type="float" office:value="168932824" table:style-name="ce1">
            <text:p>168932824</text:p>
          </table:table-cell>
          <table:table-cell office:value-type="float" office:value="169072323" table:style-name="ce1">
            <text:p>169072323</text:p>
          </table:table-cell>
          <table:table-cell office:value-type="float" office:value="168851570" table:style-name="ce1">
            <text:p>168851570</text:p>
          </table:table-cell>
          <table:table-cell office:value-type="float" office:value="168917680" table:style-name="ce1">
            <text:p>168917680</text:p>
          </table:table-cell>
          <table:table-cell office:value-type="float" office:value="168894090" table:style-name="ce1">
            <text:p>168894090</text:p>
          </table:table-cell>
          <table:table-cell office:value-type="float" office:value="169030094" table:style-name="ce1">
            <text:p>169030094</text:p>
          </table:table-cell>
          <table:table-cell office:value-type="float" office:value="168999806" table:style-name="ce1">
            <text:p>168999806</text:p>
          </table:table-cell>
          <table:table-cell office:value-type="float" office:value="169408693" table:style-name="ce1">
            <text:p>169408693</text:p>
          </table:table-cell>
          <table:table-cell office:value-type="float" office:value="169358602" table:style-name="ce1">
            <text:p>169358602</text:p>
          </table:table-cell>
          <table:table-cell office:value-type="float" office:value="169399373" table:style-name="ce1">
            <text:p>169399373</text:p>
          </table:table-cell>
          <table:table-cell office:value-type="float" office:value="169313461" table:style-name="ce1">
            <text:p>169313461</text:p>
          </table:table-cell>
          <table:table-cell office:value-type="float" office:value="168782403" table:formula="of:=AVERAGE([.B15];[.AE15])" table:style-name="ce1">
            <text:p>168782403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8382399" table:style-name="ce1">
            <text:p>168382399</text:p>
          </table:table-cell>
          <table:table-cell office:value-type="float" office:value="169164933" table:style-name="ce1">
            <text:p>169164933</text:p>
          </table:table-cell>
          <table:table-cell office:value-type="float" office:value="169041161" table:style-name="ce1">
            <text:p>169041161</text:p>
          </table:table-cell>
          <table:table-cell office:value-type="float" office:value="169090669" table:style-name="ce1">
            <text:p>169090669</text:p>
          </table:table-cell>
          <table:table-cell office:value-type="float" office:value="169029512" table:style-name="ce1">
            <text:p>169029512</text:p>
          </table:table-cell>
          <table:table-cell office:value-type="float" office:value="169100862" table:style-name="ce1">
            <text:p>169100862</text:p>
          </table:table-cell>
          <table:table-cell office:value-type="float" office:value="168993107" table:style-name="ce1">
            <text:p>168993107</text:p>
          </table:table-cell>
          <table:table-cell office:value-type="float" office:value="169021648" table:style-name="ce1">
            <text:p>169021648</text:p>
          </table:table-cell>
          <table:table-cell office:value-type="float" office:value="169407820" table:style-name="ce1">
            <text:p>169407820</text:p>
          </table:table-cell>
          <table:table-cell office:value-type="float" office:value="168098741" table:style-name="ce1">
            <text:p>168098741</text:p>
          </table:table-cell>
          <table:table-cell office:value-type="float" office:value="169147168" table:style-name="ce1">
            <text:p>169147168</text:p>
          </table:table-cell>
          <table:table-cell office:value-type="float" office:value="169085719" table:style-name="ce1">
            <text:p>169085719</text:p>
          </table:table-cell>
          <table:table-cell office:value-type="float" office:value="169226383" table:style-name="ce1">
            <text:p>169226383</text:p>
          </table:table-cell>
          <table:table-cell office:value-type="float" office:value="169133189" table:style-name="ce1">
            <text:p>169133189</text:p>
          </table:table-cell>
          <table:table-cell office:value-type="float" office:value="169125035" table:style-name="ce1">
            <text:p>169125035</text:p>
          </table:table-cell>
          <table:table-cell office:value-type="float" office:value="169268903" table:style-name="ce1">
            <text:p>169268903</text:p>
          </table:table-cell>
          <table:table-cell office:value-type="float" office:value="169101154" table:style-name="ce1">
            <text:p>169101154</text:p>
          </table:table-cell>
          <table:table-cell office:value-type="float" office:value="169230168" table:style-name="ce1">
            <text:p>169230168</text:p>
          </table:table-cell>
          <table:table-cell office:value-type="float" office:value="168178538" table:style-name="ce1">
            <text:p>168178538</text:p>
          </table:table-cell>
          <table:table-cell office:value-type="float" office:value="169022813" table:style-name="ce1">
            <text:p>169022813</text:p>
          </table:table-cell>
          <table:table-cell office:value-type="float" office:value="169172797" table:style-name="ce1">
            <text:p>169172797</text:p>
          </table:table-cell>
          <table:table-cell office:value-type="float" office:value="169046403" table:style-name="ce1">
            <text:p>169046403</text:p>
          </table:table-cell>
          <table:table-cell office:value-type="float" office:value="168986409" table:style-name="ce1">
            <text:p>168986409</text:p>
          </table:table-cell>
          <table:table-cell office:value-type="float" office:value="169063585" table:style-name="ce1">
            <text:p>169063585</text:p>
          </table:table-cell>
          <table:table-cell office:value-type="float" office:value="169490529" table:style-name="ce1">
            <text:p>169490529</text:p>
          </table:table-cell>
          <table:table-cell office:value-type="float" office:value="168111846" table:style-name="ce1">
            <text:p>168111846</text:p>
          </table:table-cell>
          <table:table-cell office:value-type="float" office:value="169152411" table:style-name="ce1">
            <text:p>169152411</text:p>
          </table:table-cell>
          <table:table-cell office:value-type="float" office:value="168986410" table:style-name="ce1">
            <text:p>168986410</text:p>
          </table:table-cell>
          <table:table-cell office:value-type="float" office:value="168936901" table:style-name="ce1">
            <text:p>168936901</text:p>
          </table:table-cell>
          <table:table-cell office:value-type="float" office:value="167956038" table:style-name="ce1">
            <text:p>167956038</text:p>
          </table:table-cell>
          <table:table-cell office:value-type="float" office:value="168169218.5" table:formula="of:=AVERAGE([.B16];[.AE16])" table:style-name="ce1">
            <text:p>168169218.5</text:p>
          </table:table-cell>
          <table:table-cell table:number-columns-repeated="16352"/>
        </table:table-row>
        <table:table-row table:number-rows-repeated="1048560" table:style-name="ro1">
          <table:table-cell table:number-columns-repeated="16384"/>
        </table:table-row>
      </table:table>
      <table:table table:name="Ark1" table:style-name="ta1">
        <table:table-column table:style-name="co5" table:number-columns-repeated="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69512080" table:style-name="ce1">
            <text:p>169512080</text:p>
          </table:table-cell>
          <table:table-cell office:value-type="float" office:value="169757732" table:style-name="ce1">
            <text:p>169757732</text:p>
          </table:table-cell>
          <table:table-cell office:value-type="float" office:value="169411459.5" table:style-name="ce1">
            <text:p>169411459.5</text:p>
          </table:table-cell>
          <table:table-cell office:value-type="float" office:value="169461769.75" table:formula="of:=AVERAGE([.A1];[.C1])" table:style-name="ce1">
            <text:p>169461769.8</text:p>
          </table:table-cell>
          <table:table-cell table:style-name="ce1"/>
          <table:table-cell office:value-type="float" office:value="169.46176975" table:formula="of:=[.D1]/1000000" table:style-name="ce1">
            <text:p>169.4617698</text:p>
          </table:table-cell>
          <table:table-cell table:number-columns-repeated="16378"/>
        </table:table-row>
        <table:table-row table:style-name="ro1">
          <table:table-cell office:value-type="float" office:value="169290453.5" table:style-name="ce1">
            <text:p>169290453.5</text:p>
          </table:table-cell>
          <table:table-cell office:value-type="float" office:value="169105813.5" table:style-name="ce1">
            <text:p>169105813.5</text:p>
          </table:table-cell>
          <table:table-cell office:value-type="float" office:value="169015823.5" table:style-name="ce1">
            <text:p>169015823.5</text:p>
          </table:table-cell>
          <table:table-cell office:value-type="float" office:value="169153138.5" table:formula="of:=AVERAGE([.A2];[.C2])" table:style-name="ce1">
            <text:p>169153138.5</text:p>
          </table:table-cell>
          <table:table-cell table:style-name="ce1"/>
          <table:table-cell office:value-type="float" office:value="169.15313850000001" table:formula="of:=[.D2]/1000000" table:style-name="ce1">
            <text:p>169.1531385</text:p>
          </table:table-cell>
          <table:table-cell table:number-columns-repeated="16378"/>
        </table:table-row>
        <table:table-row table:style-name="ro1">
          <table:table-cell office:value-type="float" office:value="168709304.5" table:style-name="ce1">
            <text:p>168709304.5</text:p>
          </table:table-cell>
          <table:table-cell office:value-type="float" office:value="168828272" table:style-name="ce1">
            <text:p>168828272</text:p>
          </table:table-cell>
          <table:table-cell office:value-type="float" office:value="168770899.5" table:style-name="ce1">
            <text:p>168770899.5</text:p>
          </table:table-cell>
          <table:table-cell office:value-type="float" office:value="168740102" table:formula="of:=AVERAGE([.A3];[.C3])" table:style-name="ce1">
            <text:p>168740102</text:p>
          </table:table-cell>
          <table:table-cell table:style-name="ce1"/>
          <table:table-cell office:value-type="float" office:value="168.74010200000001" table:formula="of:=[.D3]/1000000" table:style-name="ce1">
            <text:p>168.740102</text:p>
          </table:table-cell>
          <table:table-cell/>
          <table:table-cell table:style-name="ce1">
            <draw:frame draw:z-index="1" draw:id="id0" draw:style-name="a0" draw:name="Diagram 1" svg:x="0.42708in" svg:y="0.1145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169438835" table:style-name="ce1">
            <text:p>169438835</text:p>
          </table:table-cell>
          <table:table-cell office:value-type="float" office:value="168860161" table:style-name="ce1">
            <text:p>168860161</text:p>
          </table:table-cell>
          <table:table-cell office:value-type="float" office:value="168603878.5" table:style-name="ce1">
            <text:p>168603878.5</text:p>
          </table:table-cell>
          <table:table-cell office:value-type="float" office:value="169021356.75" table:formula="of:=AVERAGE([.A4];[.C4])" table:style-name="ce1">
            <text:p>169021356.8</text:p>
          </table:table-cell>
          <table:table-cell table:style-name="ce1"/>
          <table:table-cell office:value-type="float" office:value="169.02135675" table:formula="of:=[.D4]/1000000" table:style-name="ce1">
            <text:p>169.0213568</text:p>
          </table:table-cell>
          <table:table-cell table:number-columns-repeated="16378"/>
        </table:table-row>
        <table:table-row table:style-name="ro1">
          <table:table-cell office:value-type="float" office:value="168898458" table:style-name="ce1">
            <text:p>168898458</text:p>
          </table:table-cell>
          <table:table-cell office:value-type="float" office:value="168770171.5" table:style-name="ce1">
            <text:p>168770171.5</text:p>
          </table:table-cell>
          <table:table-cell office:value-type="float" office:value="169976299.5" table:style-name="ce1">
            <text:p>169976299.5</text:p>
          </table:table-cell>
          <table:table-cell office:value-type="float" office:value="169437378.75" table:formula="of:=AVERAGE([.A5];[.C5])" table:style-name="ce1">
            <text:p>169437378.8</text:p>
          </table:table-cell>
          <table:table-cell table:style-name="ce1"/>
          <table:table-cell office:value-type="float" office:value="169.43737874999999" table:formula="of:=[.D5]/1000000" table:style-name="ce1">
            <text:p>169.4373788</text:p>
          </table:table-cell>
          <table:table-cell table:number-columns-repeated="16378"/>
        </table:table-row>
        <table:table-row table:style-name="ro1">
          <table:table-cell office:value-type="float" office:value="168925979" table:style-name="ce1">
            <text:p>168925979</text:p>
          </table:table-cell>
          <table:table-cell office:value-type="float" office:value="168702314.5" table:style-name="ce1">
            <text:p>168702314.5</text:p>
          </table:table-cell>
          <table:table-cell office:value-type="float" office:value="169018154" table:style-name="ce1">
            <text:p>169018154</text:p>
          </table:table-cell>
          <table:table-cell office:value-type="float" office:value="168972066.5" table:formula="of:=AVERAGE([.A6];[.C6])" table:style-name="ce1">
            <text:p>168972066.5</text:p>
          </table:table-cell>
          <table:table-cell table:style-name="ce1"/>
          <table:table-cell office:value-type="float" office:value="168.97206650000001" table:formula="of:=[.D6]/1000000" table:style-name="ce1">
            <text:p>168.9720665</text:p>
          </table:table-cell>
          <table:table-cell table:number-columns-repeated="16378"/>
        </table:table-row>
        <table:table-row table:style-name="ro1">
          <table:table-cell office:value-type="float" office:value="168967625" table:style-name="ce1">
            <text:p>168967625</text:p>
          </table:table-cell>
          <table:table-cell office:value-type="float" office:value="169158089.5" table:style-name="ce1">
            <text:p>169158089.5</text:p>
          </table:table-cell>
          <table:table-cell office:value-type="float" office:value="168690665.5" table:style-name="ce1">
            <text:p>168690665.5</text:p>
          </table:table-cell>
          <table:table-cell office:value-type="float" office:value="168829145.25" table:formula="of:=AVERAGE([.A7];[.C7])" table:style-name="ce1">
            <text:p>168829145.3</text:p>
          </table:table-cell>
          <table:table-cell table:style-name="ce1"/>
          <table:table-cell office:value-type="float" office:value="168.82914525000001" table:formula="of:=[.D7]/1000000" table:style-name="ce1">
            <text:p>168.8291453</text:p>
          </table:table-cell>
          <table:table-cell table:number-columns-repeated="16378"/>
        </table:table-row>
        <table:table-row table:style-name="ro1">
          <table:table-cell office:value-type="float" office:value="170022751" table:style-name="ce1">
            <text:p>170022751</text:p>
          </table:table-cell>
          <table:table-cell office:value-type="float" office:value="168989904" table:style-name="ce1">
            <text:p>168989904</text:p>
          </table:table-cell>
          <table:table-cell office:value-type="float" office:value="168932386.5" table:style-name="ce1">
            <text:p>168932386.5</text:p>
          </table:table-cell>
          <table:table-cell office:value-type="float" office:value="169477568.75" table:formula="of:=AVERAGE([.A8];[.C8])" table:style-name="ce1">
            <text:p>169477568.8</text:p>
          </table:table-cell>
          <table:table-cell table:style-name="ce1"/>
          <table:table-cell office:value-type="float" office:value="169.47756874999999" table:formula="of:=[.D8]/1000000" table:style-name="ce1">
            <text:p>169.4775688</text:p>
          </table:table-cell>
          <table:table-cell table:number-columns-repeated="16378"/>
        </table:table-row>
        <table:table-row table:style-name="ro1">
          <table:table-cell office:value-type="float" office:value="168822738" table:style-name="ce1">
            <text:p>168822738</text:p>
          </table:table-cell>
          <table:table-cell office:value-type="float" office:value="168908214.5" table:style-name="ce1">
            <text:p>168908214.5</text:p>
          </table:table-cell>
          <table:table-cell office:value-type="float" office:value="168556554" table:style-name="ce1">
            <text:p>168556554</text:p>
          </table:table-cell>
          <table:table-cell office:value-type="float" office:value="168689646" table:formula="of:=AVERAGE([.A9];[.C9])" table:style-name="ce1">
            <text:p>168689646</text:p>
          </table:table-cell>
          <table:table-cell table:style-name="ce1"/>
          <table:table-cell office:value-type="float" office:value="168.68964600000001" table:formula="of:=[.D9]/1000000" table:style-name="ce1">
            <text:p>168.689646</text:p>
          </table:table-cell>
          <table:table-cell table:number-columns-repeated="16378"/>
        </table:table-row>
        <table:table-row table:style-name="ro1">
          <table:table-cell office:value-type="float" office:value="168162520.5" table:style-name="ce1">
            <text:p>168162520.5</text:p>
          </table:table-cell>
          <table:table-cell office:value-type="float" office:value="168307261.5" table:style-name="ce1">
            <text:p>168307261.5</text:p>
          </table:table-cell>
          <table:table-cell office:value-type="float" office:value="168793469.5" table:style-name="ce1">
            <text:p>168793469.5</text:p>
          </table:table-cell>
          <table:table-cell office:value-type="float" office:value="168477995" table:formula="of:=AVERAGE([.A10];[.C10])" table:style-name="ce1">
            <text:p>168477995</text:p>
          </table:table-cell>
          <table:table-cell table:style-name="ce1"/>
          <table:table-cell office:value-type="float" office:value="168.47799499999999" table:formula="of:=[.D10]/1000000" table:style-name="ce1">
            <text:p>168.477995</text:p>
          </table:table-cell>
          <table:table-cell table:number-columns-repeated="16378"/>
        </table:table-row>
        <table:table-row table:style-name="ro1">
          <table:table-cell office:value-type="float" office:value="169290162.5" table:style-name="ce1">
            <text:p>169290162.5</text:p>
          </table:table-cell>
          <table:table-cell office:value-type="float" office:value="169080622.5" table:style-name="ce1">
            <text:p>169080622.5</text:p>
          </table:table-cell>
          <table:table-cell office:value-type="float" office:value="169335011.5" table:style-name="ce1">
            <text:p>169335011.5</text:p>
          </table:table-cell>
          <table:table-cell office:value-type="float" office:value="169312587" table:formula="of:=AVERAGE([.A11];[.C11])" table:style-name="ce1">
            <text:p>169312587</text:p>
          </table:table-cell>
          <table:table-cell table:style-name="ce1"/>
          <table:table-cell office:value-type="float" office:value="169.31258700000001" table:formula="of:=[.D11]/1000000" table:style-name="ce1">
            <text:p>169.312587</text:p>
          </table:table-cell>
          <table:table-cell table:number-columns-repeated="16378"/>
        </table:table-row>
        <table:table-row table:style-name="ro1">
          <table:table-cell office:value-type="float" office:value="168740029.5" table:style-name="ce1">
            <text:p>168740029.5</text:p>
          </table:table-cell>
          <table:table-cell office:value-type="float" office:value="169240653.5" table:style-name="ce1">
            <text:p>169240653.5</text:p>
          </table:table-cell>
          <table:table-cell office:value-type="float" office:value="169127947" table:style-name="ce1">
            <text:p>169127947</text:p>
          </table:table-cell>
          <table:table-cell office:value-type="float" office:value="168933988.25" table:formula="of:=AVERAGE([.A12];[.C12])" table:style-name="ce1">
            <text:p>168933988.3</text:p>
          </table:table-cell>
          <table:table-cell table:style-name="ce1"/>
          <table:table-cell office:value-type="float" office:value="168.93398825" table:formula="of:=[.D12]/1000000" table:style-name="ce1">
            <text:p>168.9339883</text:p>
          </table:table-cell>
          <table:table-cell table:number-columns-repeated="16378"/>
        </table:table-row>
        <table:table-row table:style-name="ro1">
          <table:table-cell office:value-type="float" office:value="169454998" table:style-name="ce1">
            <text:p>169454998</text:p>
          </table:table-cell>
          <table:table-cell office:value-type="float" office:value="168850988" table:style-name="ce1">
            <text:p>168850988</text:p>
          </table:table-cell>
          <table:table-cell office:value-type="float" office:value="168933842.5" table:style-name="ce1">
            <text:p>168933842.5</text:p>
          </table:table-cell>
          <table:table-cell office:value-type="float" office:value="169194420.25" table:formula="of:=AVERAGE([.A13];[.C13])" table:style-name="ce1">
            <text:p>169194420.3</text:p>
          </table:table-cell>
          <table:table-cell table:style-name="ce1"/>
          <table:table-cell office:value-type="float" office:value="169.19442025000001" table:formula="of:=[.D13]/1000000" table:style-name="ce1">
            <text:p>169.1944203</text:p>
          </table:table-cell>
          <table:table-cell table:number-columns-repeated="16378"/>
        </table:table-row>
        <table:table-row table:style-name="ro1">
          <table:table-cell office:value-type="float" office:value="168782403" table:style-name="ce1">
            <text:p>168782403</text:p>
          </table:table-cell>
          <table:table-cell office:value-type="float" office:value="169013640" table:style-name="ce1">
            <text:p>169013640</text:p>
          </table:table-cell>
          <table:table-cell office:value-type="float" office:value="168826087.5" table:style-name="ce1">
            <text:p>168826087.5</text:p>
          </table:table-cell>
          <table:table-cell office:value-type="float" office:value="168804245.25" table:formula="of:=AVERAGE([.A14];[.C14])" table:style-name="ce1">
            <text:p>168804245.3</text:p>
          </table:table-cell>
          <table:table-cell table:style-name="ce1"/>
          <table:table-cell office:value-type="float" office:value="168.80424525000001" table:formula="of:=[.D14]/1000000" table:style-name="ce1">
            <text:p>168.8042453</text:p>
          </table:table-cell>
          <table:table-cell table:number-columns-repeated="16378"/>
        </table:table-row>
        <table:table-row table:style-name="ro1">
          <table:table-cell office:value-type="float" office:value="168169218.5" table:style-name="ce1">
            <text:p>168169218.5</text:p>
          </table:table-cell>
          <table:table-cell office:value-type="float" office:value="168906758" table:style-name="ce1">
            <text:p>168906758</text:p>
          </table:table-cell>
          <table:table-cell office:value-type="float" office:value="168813855.5" table:style-name="ce1">
            <text:p>168813855.5</text:p>
          </table:table-cell>
          <table:table-cell office:value-type="float" office:value="168491537" table:formula="of:=AVERAGE([.A15];[.C15])" table:style-name="ce1">
            <text:p>168491537</text:p>
          </table:table-cell>
          <table:table-cell table:style-name="ce1"/>
          <table:table-cell office:value-type="float" office:value="168.49153699999999" table:formula="of:=[.D15]/1000000" table:style-name="ce1">
            <text:p>168.491537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Ark4.A1:Ark4.AF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3.A1:Ark3.AF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2.A1:Ark2.AF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Alexander Brandborg</meta:initial-creator>
    <dc:creator>Alexander Brandborg</dc:creator>
    <meta:creation-date>2018-03-15T08:42:21Z</meta:creation-date>
    <dc:date>2018-03-15T09:13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iagramtitel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69.46176975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69.153138500000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68.740102000000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69.0213567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169.4373787499999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168.9720665000000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68.8291452500000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169.47756874999999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168.68964600000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68.477994999999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169.3125870000000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68.93398825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169.19442025000001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168.80424525000001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168.49153699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